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margin-top="0in" fo:margin-bottom="0.0417in" style:line-height-at-least="0.1528in" fo:orphans="2" fo:widows="2"/>
      <style:text-properties style:font-name="Courier New" fo:font-size="9pt" style:font-size-asian="9pt" style:font-name-complex="Courier New2" style:font-size-complex="9pt"/>
    </style:style>
    <style:style style:name="P5" style:family="paragraph" style:parent-style-name="body">
      <style:paragraph-properties fo:margin-top="0in" fo:margin-bottom="0.0417in" style:line-height-at-least="0.1528in" fo:orphans="2" fo:widows="2"/>
    </style:style>
    <style:style style:name="P6"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9"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10"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CellBody">
      <style:paragraph-properties style:line-height-at-least="0.1945in"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in" fo:margin-bottom="0.0693in" fo:orphans="2" fo:widows="2"/>
    </style:style>
    <style:style style:name="P19" style:family="paragraph" style:parent-style-name="Heading_20_3">
      <style:paragraph-properties fo:orphans="2" fo:widows="2"/>
    </style:style>
    <style:style style:name="P20" style:family="paragraph" style:parent-style-name="Heading_20_3">
      <style:paragraph-properties fo:margin-top="0.0417in" fo:margin-bottom="0.0693in" fo:orphans="2" fo:widows="2"/>
    </style:style>
    <style:style style:name="P21" style:family="paragraph" style:parent-style-name="Heading_20_3">
      <style:paragraph-properties fo:margin-top="0.0555in" fo:margin-bottom="0.0693in" fo:orphans="2" fo:widows="2"/>
    </style:style>
    <style:style style:name="P22" style:family="paragraph" style:parent-style-name="sectionheading">
      <style:paragraph-properties fo:margin-top="0.028in" fo:margin-bottom="0.0555in" fo:orphans="2" fo:widows="2"/>
    </style:style>
    <style:style style:name="P23" style:family="paragraph" style:parent-style-name="sectionheading">
      <style:paragraph-properties fo:margin-top="0.0417in" fo:margin-bottom="0.0555in" fo:orphans="2" fo:widows="2"/>
    </style:style>
    <style:style style:name="P24" style:family="paragraph" style:parent-style-name="Heading_20_2">
      <style:paragraph-properties fo:margin-top="0in" fo:margin-bottom="0.0555in" fo:orphans="2" fo:widows="2"/>
    </style:style>
    <style:style style:name="P25" style:family="paragraph" style:parent-style-name="code">
      <style:text-properties style:font-name="Courier New1" fo:font-size="8.5pt" style:font-size-asian="8.5pt" style:font-size-complex="8.5pt"/>
    </style:style>
    <style:style style:name="P26" style:family="paragraph" style:parent-style-name="Heading_20_1" style:master-page-name="Standard">
      <style:paragraph-properties fo:margin-top="0in" fo:margin-bottom="0in" fo:orphans="2" fo:widows="2" style:page-number="auto"/>
    </style:style>
    <style:style style:name="P2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fo:font-size="12pt" style:font-size-asian="12pt" style:font-size-complex="12pt"/>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style:use-window-font-color="true" fo:font-size="13pt" style:font-name-asian="Courier" style:font-size-asian="13pt" style:font-name-complex="Courier" style:font-size-complex="13pt"/>
    </style:style>
    <style:style style:name="T6"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09358608" text:id="ct509358608">
          <text:insertion>
            <office:change-info>
              <dc:creator>Craig Russell</dc:creator>
              <dc:date>2012-10-11T20:57:00</dc:date>
            </office:change-info>
          </text:insertion>
        </text:changed-region>
        <text:changed-region xml:id="ct509359088" text:id="ct509359088">
          <text:insertion>
            <office:change-info>
              <dc:creator>Craig Russell</dc:creator>
              <dc:date>2012-10-11T20:55:00</dc:date>
            </office:change-info>
          </text:insertion>
        </text:changed-region>
        <text:changed-region xml:id="ct500992512" text:id="ct500992512">
          <text:format-change>
            <office:change-info>
              <dc:creator>Craig Russell</dc:creator>
              <dc:date>2012-10-11T23:07:00</dc:date>
            </office:change-info>
          </text:format-change>
        </text:changed-region>
        <text:changed-region xml:id="ct500542160" text:id="ct500542160">
          <text:insertion>
            <office:change-info>
              <dc:creator>Craig Russell</dc:creator>
              <dc:date>2012-10-11T23: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6.4996in" svg:height="0.135in" svg:x="-2.3752in" svg:y="0in">
        <draw:image xlink:href="Pictures/20000007000025F9000000C9F0140E06.wmf" xlink:type="simple" xlink:show="embed" xlink:actuate="onLoad">
          <text:p/>
        </draw:image>
      </draw:frame>
      <draw:frame text:anchor-type="page" text:anchor-page-number="1" draw:z-index="3" draw:name="Picture 6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4" draw:name="Picture 6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5" draw:name="Picture 69"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6" draw:name="Picture 70"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7" draw:name="Picture 71"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8" draw:name="Picture 72"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9" draw:name="Picture 73"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0" draw:name="Picture 74"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1" draw:name="Picture 75"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2" draw:name="Picture 76"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3" draw:name="Picture 7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4" draw:name="Picture 7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5" draw:name="Picture 79" draw:style-name="gr2" draw:text-style-name="P27" svg:width="2.7913in" svg:height="0.135in" svg:x="-2.3752in" svg:y="0in">
        <draw:image xlink:href="Pictures/2000000700000FB5000000C94FDA4EAC.wmf" xlink:type="simple" xlink:show="embed" xlink:actuate="onLoad">
          <text:p/>
        </draw:image>
      </draw:frame>
      <text:h text:style-name="P26" text:outline-level="1"><text:alphabetical-index-mark-start text:id="IMark385075792" text:main-entry="true"/>Annotations<text:alphabetical-index-mark-end text:id="IMark385075792"/> and <text:alphabetical-index-mark-start text:id="IMark385075888" text:main-entry="true"/>Metadata API<text:alphabetical-index-mark-end text:id="IMark385075888"/></text:h>
      <text:p text:style-name="P14"><draw:frame draw:style-name="fr1" draw:name="graphics1" text:anchor-type="as-char" svg:width="6.5in" svg:height="0.1346in" draw:z-index="16"><draw:image xlink:href="Pictures/20000007000025F9000000C9F0140E06.wmf" xlink:type="simple" xlink:show="embed" xlink:actuate="onLoad"/></draw:frame></text:p>
      <text:p text:style-name="P3">This chapter specifies the <text:alphabetical-index-mark-start text:id="IMark385075888"/><text:alphabetical-index-mark-start text:id="IMark385075792" text:main-entry="true"/>annotations<text:alphabetical-index-mark-end text:id="IMark385075792"/><text:alphabetical-index-mark-end text:id="IMark385075888"/> that describe a persistence-capable class or interface, optionally including its mapping to a relational database; and an API to dynamically access and create metadata. The <text:alphabetical-index-mark-start text:id="IMark385075936" text:main-entry="true"/>annotations<text:alphabetical-index-mark-end text:id="IMark385075936"/>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385075984" text:main-entry="true"/>annotations<text:alphabetical-index-mark-end text:id="IMark385075984"/>, xml, or API, the metadata can be obtained at runtime via the API.</text:p>
      <text:p text:style-name="P3">The <text:alphabetical-index-mark-start text:id="IMark385075984" text:main-entry="true"/>annotations<text:alphabetical-index-mark-end text:id="IMark385075984"/> described herein support the entire range of metadata that can be expressed using the xml format. <text:alphabetical-index-mark-start text:id="IMark385075936" text:main-entry="true"/>Annotations<text:alphabetical-index-mark-end text:id="IMark385075936"/> have identical semantics to the corresponding xml metadata. </text:p>
      <text:p text:style-name="P3">All <text:alphabetical-index-mark-start text:id="IMark385075936" text:main-entry="true"/>annotations<text:alphabetical-index-mark-end text:id="IMark385075936"/> are defined in the package javax.jdo.<text:alphabetical-index-mark-start text:id="IMark385075984" text:main-entry="true"/>annotations<text:alphabetical-index-mark-end text:id="IMark385075984"/>. <text:alphabetical-index-mark-start text:id="IMark385075888" text:main-entry="true"/>Annotations<text:alphabetical-index-mark-end text:id="IMark385075888"/> apply to classes, fields, or methods, depending on their purpose. If xml metadata is defined for annotated classes, fields, or methods, xml metadata overrides the annotation.</text:p>
      <text:p text:style-name="P3"><text:alphabetical-index-mark-start text:id="IMark385075888" text:main-entry="true"/>Annotations<text:alphabetical-index-mark-end text:id="IMark385075888"/> can be applied to classes and interfaces; and within classes and interfaces, to fields and methods. <text:alphabetical-index-mark-start text:id="IMark385075984" text:main-entry="true"/>Annotations<text:alphabetical-index-mark-end text:id="IMark385075984"/>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3">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385075888" text:key1="annotation"/>element<text:alphabetical-index-mark-end text:id="IMark385075888"/> names follow the Java field naming convention: lower case the first character and camel case compound words.</text:p>
      <text:p text:style-name="P3"><text:alphabetical-index-mark-start text:id="IMark385075888" text:main-entry="true"/>Annotations<text:alphabetical-index-mark-end text:id="IMark385075888"/> differ from xml metadata in the richness of usage. The differences become significant in several areas:</text:p>
      <text:p text:style-name="P18">•<text:tab/>Multiple <text:alphabetical-index-mark-start text:id="IMark385075888" text:main-entry="true"/>annotations<text:alphabetical-index-mark-end text:id="IMark385075888"/>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385075984" text:key1="annotation"/><text:span text:style-name="T1">Index</text:span><text:alphabetical-index-mark-end text:id="IMark385075984"/> can appear only once so there is an <text:span text:style-name="T1">@</text:span><text:alphabetical-index-mark-start text:id="IMark385075936" text:key1="annotation"/><text:span text:style-name="T1">Indices</text:span><text:alphabetical-index-mark-end text:id="IMark385075936"/> that contains an array of <text:span text:style-name="T1">@</text:span><text:alphabetical-index-mark-start text:id="IMark385075792" text:key1="annotation"/><text:span text:style-name="T1">Index</text:span><text:alphabetical-index-mark-end text:id="IMark385075792"/> <text:alphabetical-index-mark-start text:id="IMark385076320" text:main-entry="true"/>annotations<text:alphabetical-index-mark-end text:id="IMark385076320"/>.</text:p>
      <text:p text:style-name="P18">•<text:tab/><text:alphabetical-index-mark-start text:id="IMark385076320" text:main-entry="true"/>Annotations<text:alphabetical-index-mark-end text:id="IMark385076320"/> cannot have null defaults. Therefore, <text:span text:style-name="T1">boolean</text:span> <text:alphabetical-index-mark-start text:id="IMark385075792" text:key1="annotation"/>element<text:alphabetical-index-mark-end text:id="IMark385075792"/>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385075936" text:main-entry="true"/>annotations<text:alphabetical-index-mark-end text:id="IMark385075936"/>. For example, <text:span text:style-name="T1">@</text:span><text:alphabetical-index-mark-start text:id="IMark385075984" text:key1="enum"/><text:span text:style-name="T1">Persistent</text:span><text:alphabetical-index-mark-end text:id="IMark385075984"/> has an <text:alphabetical-index-mark-start text:id="IMark385075888" text:key1="annotation"/>element<text:alphabetical-index-mark-end text:id="IMark385075888"/> <text:alphabetical-index-mark-start text:id="IMark385076176" text:key1="annotation"/><text:span text:style-name="T1">primaryKey</text:span><text:alphabetical-index-mark-end text:id="IMark385076176"/><text:span text:style-name="T1">()</text:span> which defaults to the empty String, and if unspecified, defaults to <text:span text:style-name="T1">true</text:span> if the <text:span text:style-name="T1">@</text:span><text:alphabetical-index-mark-start text:id="IMark385076272" text:key1="annotation"/><text:span text:style-name="T1">PrimaryKey</text:span><text:alphabetical-index-mark-end text:id="IMark385076272"/>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446122932" text:main-entry="true"/>annotations<text:alphabetical-index-mark-end text:id="IMark446122932"/>, where annotation elements would need to be of an annotation type, the <text:alphabetical-index-mark-start text:id="IMark385076176" text:key1="annotation"/>element<text:alphabetical-index-mark-end text:id="IMark385076176"/> is instead promoted to directly annotate the class, interface, field, or method. For example, xml <text:alphabetical-index-mark-start text:id="IMark385076272" text:key1="annotation"/>element<text:alphabetical-index-mark-end text:id="IMark385076272"/> <text:alphabetical-index-mark-start text:id="IMark385075984" text:key1="annotation"/><text:span text:style-name="T1">key</text:span><text:alphabetical-index-mark-end text:id="IMark385075984"/> is a contained <text:alphabetical-index-mark-start text:id="IMark385075888" text:key1="annotation"/>element<text:alphabetical-index-mark-end text:id="IMark385075888"/> of xml <text:alphabetical-index-mark-start text:id="IMark385075936" text:key1="annotation"/>element<text:alphabetical-index-mark-end text:id="IMark385075936"/> <text:span text:style-name="T1">field</text:span> but in <text:alphabetical-index-mark-start text:id="IMark385076128" text:main-entry="true"/>annotations<text:alphabetical-index-mark-end text:id="IMark385076128"/> it is a separate <text:span text:style-name="T1">@</text:span><text:alphabetical-index-mark-start text:id="IMark385075792" text:key1="annotation"/><text:span text:style-name="T1">Key</text:span><text:alphabetical-index-mark-end text:id="IMark385075792"/> annotation applied to the field or property directly.</text:p>
      <text:h text:style-name="P22" text:outline-level="4"><text:tab/><text:tab/>Java Persistence API <text:alphabetical-index-mark-start text:id="IMark385075792" text:main-entry="true"/>Annotations<text:alphabetical-index-mark-end text:id="IMark385075792"/></text:h>
      <text:p text:style-name="P3">A JDO implementation that supports jdo <text:alphabetical-index-mark-start text:id="IMark385075792" text:main-entry="true"/>annotations<text:alphabetical-index-mark-end text:id="IMark385075792"/> must also support Java Persistence API <text:alphabetical-index-mark-start text:id="IMark385076128" text:main-entry="true"/>annotations<text:alphabetical-index-mark-end text:id="IMark385076128"/>. </text:p>
      <text:h text:style-name="P23" text:outline-level="4"><text:tab/><text:tab/>Overrides</text:h>
      <text:p text:style-name="P3">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385076128" text:main-entry="true"/>annotations<text:alphabetical-index-mark-end text:id="IMark385076128"/>, which override metadata specified in Java Persistence API <text:alphabetical-index-mark-start text:id="IMark385075792" text:main-entry="true"/>annotations<text:alphabetical-index-mark-end text:id="IMark385075792"/>. ]</text:p>
      <text:p text:style-name="P15"><draw:frame draw:style-name="fr1" draw:name="1" text:anchor-type="as-char" svg:width="2.7917in" svg:height="0.1346in" draw:z-index="1"><draw:image xlink:href="Pictures/2000000700000FB5000000C94FDA4EAC.wmf" xlink:type="simple" xlink:show="embed" xlink:actuate="onLoad"/></draw:frame></text:p>
      <text:h text:style-name="P24" text:outline-level="2"><text:alphabetical-index-mark-start text:id="IMark385075792" text:main-entry="true"/>Metadata <text:alphabetical-index-mark-start text:id="IMark385076128" text:main-entry="true"/>Annotations<text:alphabetical-index-mark-end text:id="IMark385076128"/><text:alphabetical-index-mark-end text:id="IMark385075792"/></text:h>
      <text:p text:style-name="P3">The following describes each jdo annotation, in alphabetical <text:alphabetical-index-mark-start text:id="IMark385075792" text:key1="annotation"/>order<text:alphabetical-index-mark-end text:id="IMark385075792"/>.</text:p>
      <text:h text:style-name="P20" text:outline-level="3"><text:alphabetical-index-mark-start text:id="IMark385075792" text:key1="annotation"/>Cacheable<text:alphabetical-index-mark-end text:id="IMark385075792"/> Annotation</text:h>
      <text:p text:style-name="P2">@Target({ElementType.TYPE, ElementType.FIELD, ElementType.METHOD}) </text:p>
      <text:p text:style-name="P2">@Retention(RetentionPolicy.RUNTIME)</text:p>
      <text:p text:style-name="P2">public @interface <text:alphabetical-index-mark-start text:id="IMark385075792" text:key1="annotation"/>Cacheable<text:alphabetical-index-mark-end text:id="IMark385075792"/></text:p>
      <text:p text:style-name="P2">{</text:p>
      <text:p text:style-name="P2"><text:tab/>String <text:alphabetical-index-mark-start text:id="IMark385075792" text:key1="annotation"/>value<text:alphabetical-index-mark-end text:id="IMark385075792"/>() default “true”;</text:p>
      <text:p text:style-name="P2">}</text:p>
      <text:p text:style-name="P2"/>
      <text:h text:style-name="P19" text:outline-level="3"><text:alphabetical-index-mark-start text:id="IMark385075792" text:key1="annotation"/>Column<text:alphabetical-index-mark-end text:id="IMark385075792"/> Annotation</text:h>
      <text:p text:style-name="P2">@Target({ElementType.FIELD, ElementType.METHOD}) </text:p>
      <text:p text:style-name="P2">@Retention(RetentionPolicy.RUNTIME)</text:p>
      <text:p text:style-name="P2">public @interface <text:alphabetical-index-mark-start text:id="IMark385075792" text:key1="annotation"/>Column<text:alphabetical-index-mark-end text:id="IMark385075792"/></text:p>
      <text:p text:style-name="P2">{</text:p>
      <text:p text:style-name="P2"><text:s text:c="4"/>/**</text:p>
      <text:p text:style-name="P2"><text:s text:c="5"/>* Name of the <text:alphabetical-index-mark-start text:id="IMark385075792" text:key1="annotation"/>column<text:alphabetical-index-mark-end text:id="IMark385075792"/>.</text:p>
      <text:p text:style-name="P2"><text:s text:c="5"/>* @return the name of the <text:alphabetical-index-mark-start text:id="IMark385075792" text:key1="annotation"/>column<text:alphabetical-index-mark-end text:id="IMark385075792"/></text:p>
      <text:p text:style-name="P2"><text:s text:c="5"/>*/</text:p>
      <text:p text:style-name="P2"><text:s text:c="4"/>String name() default ““;</text:p>
      <text:p text:style-name="P2"/>
      <text:p text:style-name="P2"><text:s text:c="4"/>/**</text:p>
      <text:p text:style-name="P2"><text:s text:c="5"/>* Target <text:alphabetical-index-mark-start text:id="IMark385075792" text:key1="annotation"/>column<text:alphabetical-index-mark-end text:id="IMark385075792"/> for this <text:alphabetical-index-mark-start text:id="IMark385076128" text:key1="annotation"/>column<text:alphabetical-index-mark-end text:id="IMark385076128"/> in the other table when part of a </text:p>
      <text:p text:style-name="P2"><text:s text:c="5"/>* foreign <text:alphabetical-index-mark-start text:id="IMark385076128" text:key1="annotation"/>key<text:alphabetical-index-mark-end text:id="IMark385076128"/> relation.</text:p>
      <text:p text:style-name="P2"><text:s text:c="5"/>* @return the target <text:alphabetical-index-mark-start text:id="IMark385076128" text:key1="annotation"/>column<text:alphabetical-index-mark-end text:id="IMark385076128"/> in the other table for this <text:alphabetical-index-mark-start text:id="IMark385075792" text:key1="annotation"/>column<text:alphabetical-index-mark-end text:id="IMark385075792"/> </text:p>
      <text:p text:style-name="P2"><text:s text:c="5"/>* when part of a foreign <text:alphabetical-index-mark-start text:id="IMark385075792" text:key1="annotation"/>key<text:alphabetical-index-mark-end text:id="IMark385075792"/>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text:alphabetical-index-mark-start text:id="IMark385075792" text:key1="annotation"/>column<text:alphabetical-index-mark-end text:id="IMark385075792"/> </text:p>
      <text:p text:style-name="P2"><text:s text:c="5"/>* when part of a bidirectional relation.</text:p>
      <text:p text:style-name="P2"><text:s text:c="5"/>* @return the target member for this <text:alphabetical-index-mark-start text:id="IMark385075792" text:key1="annotation"/>column<text:alphabetical-index-mark-end text:id="IMark385075792"/>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385075792" text:key1="annotation"/>column<text:alphabetical-index-mark-end text:id="IMark385075792"/>.</text:p>
      <text:p text:style-name="P2"><text:s text:c="5"/>* @return JDBC type for this <text:alphabetical-index-mark-start text:id="IMark385075792" text:key1="annotation"/>column<text:alphabetical-index-mark-end text:id="IMark385075792"/></text:p>
      <text:p text:style-name="P2"><text:s text:c="5"/>*/</text:p>
      <text:p text:style-name="P2"><text:s text:c="4"/>String jdbcType() default ““;</text:p>
      <text:p text:style-name="P2"/>
      <text:p text:style-name="P2"><text:s text:c="4"/>/**</text:p>
      <text:p text:style-name="P2"><text:s text:c="5"/>* SQL Type for this <text:alphabetical-index-mark-start text:id="IMark385075792" text:key1="annotation"/>column<text:alphabetical-index-mark-end text:id="IMark385075792"/>.</text:p>
      <text:p text:style-name="P2"><text:s text:c="5"/>* @return SQL type for this <text:alphabetical-index-mark-start text:id="IMark385075792" text:key1="annotation"/>column<text:alphabetical-index-mark-end text:id="IMark385075792"/></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385075792" text:key1="annotation"/>column<text:alphabetical-index-mark-end text:id="IMark385075792"/>.</text:p>
      <text:p text:style-name="P2"><text:s text:c="5"/>* @return the maximum length of data stored in this <text:alphabetical-index-mark-start text:id="IMark385075792" text:key1="annotation"/>column<text:alphabetical-index-mark-end text:id="IMark385075792"/></text:p>
      <text:p text:style-name="P2"><text:s text:c="5"/>*/</text:p>
      <text:p text:style-name="P2"><text:s text:c="4"/>int length() default -1;</text:p>
      <text:p text:style-name="P2"/>
      <text:p text:style-name="P2"><text:s text:c="4"/>/**</text:p>
      <text:p text:style-name="P2"><text:s text:c="5"/>* Scale for the <text:alphabetical-index-mark-start text:id="IMark385075792" text:key1="annotation"/>column<text:alphabetical-index-mark-end text:id="IMark385075792"/> when handling floating point values.</text:p>
      <text:p text:style-name="P2"><text:s text:c="5"/>* @return the scale for the <text:alphabetical-index-mark-start text:id="IMark385075792" text:key1="annotation"/>column<text:alphabetical-index-mark-end text:id="IMark385075792"/>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385075792" text:key1="annotation"/>column<text:alphabetical-index-mark-end text:id="IMark385075792"/> allows null values to be inserted.</text:p>
      <text:p text:style-name="P2"><text:s text:c="5"/>* @return whether the <text:alphabetical-index-mark-start text:id="IMark385075792" text:key1="annotation"/>column<text:alphabetical-index-mark-end text:id="IMark385075792"/>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385075792" text:key1="annotation"/>value<text:alphabetical-index-mark-end text:id="IMark385075792"/> for this <text:alphabetical-index-mark-start text:id="IMark385076128" text:key1="annotation"/>column<text:alphabetical-index-mark-end text:id="IMark385076128"/>.</text:p>
      <text:p text:style-name="P2"><text:s text:c="5"/>* @return the default <text:alphabetical-index-mark-start text:id="IMark385076128" text:key1="annotation"/>value<text:alphabetical-index-mark-end text:id="IMark385076128"/> for this <text:alphabetical-index-mark-start text:id="IMark385075792" text:key1="annotation"/>column<text:alphabetical-index-mark-end text:id="IMark385075792"/></text:p>
      <text:p text:style-name="P2"><text:s text:c="5"/>*/</text:p>
      <text:p text:style-name="P2"><text:s text:c="4"/>String defaultValue() default ““;</text:p>
      <text:p text:style-name="P2"/>
      <text:p text:style-name="P2"><text:s text:c="4"/>/**</text:p>
      <text:p text:style-name="P2"><text:s text:c="5"/>* <text:alphabetical-index-mark-start text:id="IMark385075792" text:key1="annotation"/>Value<text:alphabetical-index-mark-end text:id="IMark385075792"/> to be inserted when this is an “unmapped” <text:alphabetical-index-mark-start text:id="IMark385076128" text:key1="annotation"/>column<text:alphabetical-index-mark-end text:id="IMark385076128"/></text:p>
      <text:p text:style-name="P2"><text:s text:c="5"/>* @return the <text:alphabetical-index-mark-start text:id="IMark385076128" text:key1="annotation"/>value<text:alphabetical-index-mark-end text:id="IMark385076128"/> to be inserted when this is an “unmapped” <text:alphabetical-index-mark-start text:id="IMark385075792" text:key1="annotation"/>column<text:alphabetical-index-mark-end text:id="IMark385075792"/></text:p>
      <text:p text:style-name="P2"><text:s text:c="5"/>*/</text:p>
      <text:p text:style-name="P2"><text:s text:c="4"/>String insertValue() default ““;</text:p>
      <text:p text:style-name="P2"/>
      <text:p text:style-name="P2"><text:s text:c="4"/>/** Vendor <text:alphabetical-index-mark-start text:id="IMark385075792" text:key1="annotation"/>extensions<text:alphabetical-index-mark-end text:id="IMark385075792"/>.</text:p>
      <text:p text:style-name="P2"><text:s text:c="5"/>* @return the vendor <text:alphabetical-index-mark-start text:id="IMark385075792" text:key1="annotation"/>extensions<text:alphabetical-index-mark-end text:id="IMark385075792"/></text:p>
      <text:p text:style-name="P2"><text:s text:c="5"/>*/</text:p>
      <text:p text:style-name="P2"><text:s text:c="4"/><text:alphabetical-index-mark-start text:id="IMark385075792" text:key1="annotation"/>Extension<text:alphabetical-index-mark-end text:id="IMark385075792"/>[] <text:alphabetical-index-mark-start text:id="IMark385076128" text:key1="annotation"/>extensions<text:alphabetical-index-mark-end text:id="IMark385076128"/>() default {};<text:change-start text:change-id="ct509358608"/></text:p>
      <text:p text:style-name="P2"><text:change-end text:change-id="ct509358608"/></text:p>
      <text:p text:style-name="code"><text:change-start text:change-id="ct509359088"/><text:s text:c="4"/>/**</text:p>
      <text:p text:style-name="code"><text:soft-page-break/><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change-end text:change-id="ct509359088"/>}</text:p>
      <text:p text:style-name="P2"/>
      <text:h text:style-name="P19" text:outline-level="3"><text:alphabetical-index-mark-start text:id="IMark385075792" text:key1="annotation"/>Columns<text:alphabetical-index-mark-end text:id="IMark385075792"/> Annotation</text:h>
      <text:p text:style-name="P2">@Target({ElementType.FIELD, ElementType.METHOD, ElementType.TYPE}) </text:p>
      <text:p text:style-name="P2">@Retention(RetentionPolicy.RUNTIME)</text:p>
      <text:p text:style-name="P2">public @interface <text:alphabetical-index-mark-start text:id="IMark385075792" text:key1="annotation"/>Columns<text:alphabetical-index-mark-end text:id="IMark385075792"/></text:p>
      <text:p text:style-name="P2">{</text:p>
      <text:p text:style-name="P2"><text:s text:c="4"/>/** The <text:alphabetical-index-mark-start text:id="IMark385075792" text:key1="annotation"/>columns<text:alphabetical-index-mark-end text:id="IMark385075792"/> annotation information.</text:p>
      <text:p text:style-name="P2"><text:s text:c="5"/>* @return the <text:alphabetical-index-mark-start text:id="IMark385075792" text:key1="annotation"/>columns<text:alphabetical-index-mark-end text:id="IMark385075792"/></text:p>
      <text:p text:style-name="P2"><text:s text:c="5"/>*/</text:p>
      <text:p text:style-name="P2"><text:s text:c="4"/><text:alphabetical-index-mark-start text:id="IMark385075792" text:key1="annotation"/>Column<text:alphabetical-index-mark-end text:id="IMark385075792"/>[] <text:alphabetical-index-mark-start text:id="IMark385075888" text:key1="annotation"/>value<text:alphabetical-index-mark-end text:id="IMark385075888"/>();</text:p>
      <text:p text:style-name="P2">}</text:p>
      <text:p text:style-name="P2"/>
      <text:h text:style-name="P19" text:outline-level="3"><text:alphabetical-index-mark-start text:id="IMark385075888" text:key1="annotation"/>DatastoreIdentity<text:alphabetical-index-mark-end text:id="IMark385075888"/> Annotation</text:h>
      <text:p text:style-name="P2">@Target(ElementType.TYPE) </text:p>
      <text:p text:style-name="P2">@Retention(RetentionPolicy.RUNTIME)</text:p>
      <text:p text:style-name="P2">public @interface <text:alphabetical-index-mark-start text:id="IMark385075888" text:key1="annotation"/>DatastoreIdentity<text:alphabetical-index-mark-end text:id="IMark385075888"/></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385075888" text:key1="annotation"/>IdGeneratorStrategy<text:alphabetical-index-mark-end text:id="IMark385075888"/> strategy() default <text:alphabetical-index-mark-start text:id="IMark385075792" text:key1="annotation"/>IdGeneratorStrategy<text:alphabetical-index-mark-end text:id="IMark385075792"/>.UNSPECIFIED;</text:p>
      <text:p text:style-name="P2"/>
      <text:p text:style-name="P2"><text:s text:c="4"/>/** Custom strategy to use to generate the <text:alphabetical-index-mark-start text:id="IMark385075792" text:key1="annotation"/>value<text:alphabetical-index-mark-end text:id="IMark385075792"/>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385075792" text:key1="annotation"/>sequence<text:alphabetical-index-mark-end text:id="IMark385075792"/> to use when the strategy involves sequences</text:p>
      <text:p text:style-name="P2"><text:s text:c="5"/>* @return Name of <text:alphabetical-index-mark-start text:id="IMark385075792" text:key1="annotation"/>sequence<text:alphabetical-index-mark-end text:id="IMark385075792"/> to use when the strategy involves sequences</text:p>
      <text:p text:style-name="P2"><text:s text:c="5"/>*/</text:p>
      <text:p text:style-name="P2"><text:s text:c="4"/>String <text:alphabetical-index-mark-start text:id="IMark385075792" text:key1="annotation"/>sequence<text:alphabetical-index-mark-end text:id="IMark385075792"/>() default ““;</text:p>
      <text:p text:style-name="P2"/>
      <text:p text:style-name="P2"><text:s text:c="4"/>/**</text:p>
      <text:p text:style-name="P2"><text:s text:c="5"/>* Name of the <text:alphabetical-index-mark-start text:id="IMark385075792" text:key1="annotation"/>column<text:alphabetical-index-mark-end text:id="IMark385075792"/> for the datastore identity</text:p>
      <text:p text:style-name="P2"><text:s text:c="5"/>* @return Name of the <text:alphabetical-index-mark-start text:id="IMark385075792" text:key1="annotation"/>column<text:alphabetical-index-mark-end text:id="IMark385075792"/> for the datastore identity</text:p>
      <text:p text:style-name="P2"><text:s text:c="5"/>*/</text:p>
      <text:p text:style-name="P2"><text:s text:c="4"/>String <text:alphabetical-index-mark-start text:id="IMark385075792" text:key1="annotation"/>column<text:alphabetical-index-mark-end text:id="IMark385075792"/>() default ““;</text:p>
      <text:p text:style-name="P2"/>
      <text:p text:style-name="P2"><text:s text:c="4"/>/**</text:p>
      <text:p text:style-name="P2"><text:s text:c="5"/>* The <text:alphabetical-index-mark-start text:id="IMark385075792" text:key1="annotation"/>column<text:alphabetical-index-mark-end text:id="IMark385075792"/>(s) making up the datastore identity.</text:p>
      <text:p text:style-name="P2"><text:s text:c="5"/>* @return The <text:alphabetical-index-mark-start text:id="IMark385075792" text:key1="annotation"/>column<text:alphabetical-index-mark-end text:id="IMark385075792"/>(s) making up the datastore identity.</text:p>
      <text:p text:style-name="P2"><text:s text:c="5"/>*/</text:p>
      <text:p text:style-name="P2"><text:s text:c="4"/><text:alphabetical-index-mark-start text:id="IMark385075792" text:key1="annotation"/>Column<text:alphabetical-index-mark-end text:id="IMark385075792"/>[] <text:alphabetical-index-mark-start text:id="IMark385075888" text:key1="annotation"/>columns<text:alphabetical-index-mark-end text:id="IMark385075888"/>() default {};</text:p>
      <text:p text:style-name="P2"/>
      <text:p text:style-name="P2"><text:soft-page-break/><text:s text:c="4"/>/** Vendor <text:alphabetical-index-mark-start text:id="IMark385075888" text:key1="annotation"/>extensions<text:alphabetical-index-mark-end text:id="IMark385075888"/>. </text:p>
      <text:p text:style-name="P2"><text:s text:c="5"/>* @return the vendor <text:alphabetical-index-mark-start text:id="IMark385075888" text:key1="annotation"/>extensions<text:alphabetical-index-mark-end text:id="IMark385075888"/></text:p>
      <text:p text:style-name="P2"><text:s text:c="5"/>*/</text:p>
      <text:p text:style-name="P2"><text:s text:c="4"/><text:alphabetical-index-mark-start text:id="IMark385075888" text:key1="annotation"/>Extension<text:alphabetical-index-mark-end text:id="IMark385075888"/>[] <text:alphabetical-index-mark-start text:id="IMark385075792" text:key1="annotation"/>extensions<text:alphabetical-index-mark-end text:id="IMark385075792"/>() default {};</text:p>
      <text:p text:style-name="P2">}</text:p>
      <text:p text:style-name="P2"/>
      <text:h text:style-name="P19" text:outline-level="3"><text:alphabetical-index-mark-start text:id="IMark385075792" text:key1="annotation"/>Discriminator<text:alphabetical-index-mark-end text:id="IMark385075792"/> Annotation</text:h>
      <text:p text:style-name="P2">@Target(ElementType.TYPE) </text:p>
      <text:p text:style-name="P2">@Retention(RetentionPolicy.RUNTIME)</text:p>
      <text:p text:style-name="P2">public @interface <text:alphabetical-index-mark-start text:id="IMark385075792" text:key1="annotation"/>Discriminator<text:alphabetical-index-mark-end text:id="IMark385075792"/></text:p>
      <text:p text:style-name="P2">{</text:p>
      <text:p text:style-name="P2"><text:s text:c="4"/>/**</text:p>
      <text:p text:style-name="P2"><text:s text:c="5"/>* Strategy to use for the <text:alphabetical-index-mark-start text:id="IMark385075792" text:key1="annotation"/>discriminator<text:alphabetical-index-mark-end text:id="IMark385075792"/>. The <text:alphabetical-index-mark-start text:id="IMark385075888" text:key1="annotation"/>discriminator<text:alphabetical-index-mark-end text:id="IMark385075888"/> determines</text:p>
      <text:p text:style-name="P2"><text:s text:c="5"/>* the class associated with a row in the datastore.</text:p>
      <text:p text:style-name="P2"><text:s text:c="5"/>* @return the strategy to use for the <text:alphabetical-index-mark-start text:id="IMark593449260" text:key1="annotation"/>discriminator<text:alphabetical-index-mark-end text:id="IMark593449260"/></text:p>
      <text:p text:style-name="P2"><text:s text:c="5"/>*/</text:p>
      <text:p text:style-name="P2"><text:s text:c="4"/><text:alphabetical-index-mark-start text:id="IMark593449260" text:key1="annotation"/>DiscriminatorStrategy<text:alphabetical-index-mark-end text:id="IMark593449260"/> strategy() </text:p>
      <text:p text:style-name="P2"><text:s text:c="8"/>default <text:alphabetical-index-mark-start text:id="IMark593449260" text:key1="annotation"/>DiscriminatorStrategy<text:alphabetical-index-mark-end text:id="IMark593449260"/>.UNSPECIFIED;</text:p>
      <text:p text:style-name="P2"/>
      <text:p text:style-name="P2"><text:s text:c="4"/>/** Custom strategy to use for the <text:alphabetical-index-mark-start text:id="IMark593449260" text:key1="annotation"/>discriminator<text:alphabetical-index-mark-end text:id="IMark593449260"/>.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593449260" text:key1="annotation"/>discriminator<text:alphabetical-index-mark-end text:id="IMark593449260"/> is indexed.</text:p>
      <text:p text:style-name="P2"><text:s text:c="5"/>* @return whether the <text:alphabetical-index-mark-start text:id="IMark593449260" text:key1="annotation"/>discriminator<text:alphabetical-index-mark-end text:id="IMark593449260"/> is indexed</text:p>
      <text:p text:style-name="P2"><text:s text:c="5"/>*/</text:p>
      <text:p text:style-name="P2"><text:s text:c="4"/>String indexed() default ““;</text:p>
      <text:p text:style-name="P2"/>
      <text:p text:style-name="P2"><text:s text:c="4"/>/**</text:p>
      <text:p text:style-name="P2"><text:s text:c="5"/>* Name of the <text:alphabetical-index-mark-start text:id="IMark593449260" text:key1="annotation"/>column<text:alphabetical-index-mark-end text:id="IMark593449260"/> for the <text:alphabetical-index-mark-start text:id="IMark385075888" text:key1="annotation"/>discriminator<text:alphabetical-index-mark-end text:id="IMark385075888"/></text:p>
      <text:p text:style-name="P2"><text:s text:c="5"/>* @return the name of the <text:alphabetical-index-mark-start text:id="IMark385075888" text:key1="annotation"/>column<text:alphabetical-index-mark-end text:id="IMark385075888"/> for the <text:alphabetical-index-mark-start text:id="IMark593449260" text:key1="annotation"/>discriminator<text:alphabetical-index-mark-end text:id="IMark593449260"/></text:p>
      <text:p text:style-name="P2"><text:s text:c="5"/>*/</text:p>
      <text:p text:style-name="P2"><text:s text:c="4"/>String <text:alphabetical-index-mark-start text:id="IMark593449260" text:key1="annotation"/>column<text:alphabetical-index-mark-end text:id="IMark593449260"/>() default ““;</text:p>
      <text:p text:style-name="P2"/>
      <text:p text:style-name="P2"><text:s text:c="4"/>/**</text:p>
      <text:p text:style-name="P2"><text:s text:c="5"/>* The <text:alphabetical-index-mark-start text:id="IMark593449260" text:key1="annotation"/>value<text:alphabetical-index-mark-end text:id="IMark593449260"/> for the <text:alphabetical-index-mark-start text:id="IMark385075888" text:key1="annotation"/>discriminator<text:alphabetical-index-mark-end text:id="IMark385075888"/> for objects of this class </text:p>
      <text:p text:style-name="P2"><text:s text:c="5"/>* when using “<text:alphabetical-index-mark-start text:id="IMark385075888" text:key1="annotation"/>value<text:alphabetical-index-mark-end text:id="IMark385075888"/>-map” strategy.</text:p>
      <text:p text:style-name="P2"><text:s text:c="5"/>* @return The <text:alphabetical-index-mark-start text:id="IMark385075888" text:key1="annotation"/>value<text:alphabetical-index-mark-end text:id="IMark385075888"/> for the <text:alphabetical-index-mark-start text:id="IMark593449260" text:key1="annotation"/>discriminator<text:alphabetical-index-mark-end text:id="IMark593449260"/> for objects of this class </text:p>
      <text:p text:style-name="P2"><text:s text:c="5"/>* when using “<text:alphabetical-index-mark-start text:id="IMark593449260" text:key1="annotation"/>value<text:alphabetical-index-mark-end text:id="IMark593449260"/>-map” strategy</text:p>
      <text:p text:style-name="P2"><text:s text:c="5"/>*/</text:p>
      <text:p text:style-name="P2"><text:s text:c="4"/>String <text:alphabetical-index-mark-start text:id="IMark593449260" text:key1="annotation"/>value<text:alphabetical-index-mark-end text:id="IMark593449260"/>() default ““;</text:p>
      <text:p text:style-name="P2"/>
      <text:p text:style-name="P2"><text:s text:c="4"/>/**</text:p>
      <text:p text:style-name="P2"><text:s text:c="5"/>* The <text:alphabetical-index-mark-start text:id="IMark593449260" text:key1="annotation"/>column<text:alphabetical-index-mark-end text:id="IMark593449260"/>(s) making up the <text:alphabetical-index-mark-start text:id="IMark385075888" text:key1="annotation"/>discriminator<text:alphabetical-index-mark-end text:id="IMark385075888"/>.</text:p>
      <text:p text:style-name="P2"><text:s text:c="5"/>* @return the <text:alphabetical-index-mark-start text:id="IMark385075888" text:key1="annotation"/>column<text:alphabetical-index-mark-end text:id="IMark385075888"/>(s) making up the <text:alphabetical-index-mark-start text:id="IMark593449260" text:key1="annotation"/>discriminator<text:alphabetical-index-mark-end text:id="IMark593449260"/></text:p>
      <text:p text:style-name="P2"><text:s text:c="5"/>*/</text:p>
      <text:p text:style-name="P2"><text:s text:c="4"/><text:alphabetical-index-mark-start text:id="IMark593449260" text:key1="annotation"/>Column<text:alphabetical-index-mark-end text:id="IMark593449260"/>[] <text:alphabetical-index-mark-start text:id="IMark385075888" text:key1="annotation"/>columns<text:alphabetical-index-mark-end text:id="IMark385075888"/>() default {};</text:p>
      <text:p text:style-name="P2">}</text:p>
      <text:p text:style-name="P2"/>
      <text:h text:style-name="P19" text:outline-level="3"><text:soft-page-break/><text:alphabetical-index-mark-start text:id="IMark385075888" text:key1="annotation"/>DiscriminatorStrategy<text:alphabetical-index-mark-end text:id="IMark385075888"/> Enum</text:h>
      <text:p text:style-name="P2"/>
      <text:p text:style-name="P2">public enum <text:alphabetical-index-mark-start text:id="IMark385075888" text:key1="annotation"/>DiscriminatorStrategy<text:alphabetical-index-mark-end text:id="IMark385075888"/></text:p>
      <text:p text:style-name="P2">{</text:p>
      <text:p text:style-name="P2"><text:s text:c="4"/>UNSPECIFIED,</text:p>
      <text:p text:style-name="P2"><text:s text:c="4"/>NONE,</text:p>
      <text:p text:style-name="P2"><text:s text:c="4"/><text:alphabetical-index-mark-start text:id="IMark385075888" text:key1="annotation"/>VALUE<text:alphabetical-index-mark-end text:id="IMark385075888"/>_MAP,</text:p>
      <text:p text:style-name="P2"><text:s text:c="4"/>CLASS_NAME</text:p>
      <text:p text:style-name="P2">}</text:p>
      <text:p text:style-name="P2"/>
      <text:h text:style-name="P19" text:outline-level="3"><text:alphabetical-index-mark-start text:id="IMark385075888" text:key1="annotation"/>Element<text:alphabetical-index-mark-end text:id="IMark385075888"/> Annotation</text:h>
      <text:p text:style-name="P2">@Target({ElementType.FIELD, ElementType.METHOD}) </text:p>
      <text:p text:style-name="P2">@Retention(RetentionPolicy.RUNTIME)</text:p>
      <text:p text:style-name="P2">public @interface <text:alphabetical-index-mark-start text:id="IMark385075888" text:key1="annotation"/>Element<text:alphabetical-index-mark-end text:id="IMark385075888"/></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447325752" text:key1="annotation"/>element<text:alphabetical-index-mark-end text:id="IMark447325752"/> is to be stored <text:alphabetical-index-mark-start text:id="IMark446121252" text:key1="annotation"/>serialized<text:alphabetical-index-mark-end text:id="IMark446121252"/> (into a <text:alphabetical-index-mark-start text:id="IMark446123988" text:key1="annotation"/>join<text:alphabetical-index-mark-end text:id="IMark446123988"/> table)</text:p>
      <text:p text:style-name="P2"><text:s text:c="5"/>* @return whether the <text:alphabetical-index-mark-start text:id="IMark446123988" text:key1="annotation"/>element<text:alphabetical-index-mark-end text:id="IMark446123988"/> is to be stored <text:alphabetical-index-mark-start text:id="IMark446121252" text:key1="annotation"/>serialized<text:alphabetical-index-mark-end text:id="IMark446121252"/> </text:p>
      <text:p text:style-name="P2"><text:s text:c="5"/>* (into a <text:alphabetical-index-mark-start text:id="IMark446121252" text:key1="annotation"/>join<text:alphabetical-index-mark-end text:id="IMark446121252"/> table)</text:p>
      <text:p text:style-name="P2"><text:s text:c="5"/>*/</text:p>
      <text:p text:style-name="P2"><text:s text:c="4"/>String <text:alphabetical-index-mark-start text:id="IMark446121252" text:key1="annotation"/>serialized<text:alphabetical-index-mark-end text:id="IMark446121252"/>() default ““;</text:p>
      <text:p text:style-name="P2"/>
      <text:p text:style-name="P2"><text:s text:c="4"/>/** Whether this <text:alphabetical-index-mark-start text:id="IMark446121252" text:key1="annotation"/>element<text:alphabetical-index-mark-end text:id="IMark446121252"/> is <text:alphabetical-index-mark-start text:id="IMark446123988" text:key1="annotation"/>embedded<text:alphabetical-index-mark-end text:id="IMark446123988"/>. </text:p>
      <text:p text:style-name="P2"><text:s text:c="5"/>* @return whether this <text:alphabetical-index-mark-start text:id="IMark446123988" text:key1="annotation"/>element<text:alphabetical-index-mark-end text:id="IMark446123988"/> is <text:alphabetical-index-mark-start text:id="IMark446121252" text:key1="annotation"/>embedded<text:alphabetical-index-mark-end text:id="IMark446121252"/></text:p>
      <text:p text:style-name="P2"><text:s text:c="5"/>*/</text:p>
      <text:p text:style-name="P2"><text:s text:c="4"/>String <text:alphabetical-index-mark-start text:id="IMark446121252" text:key1="annotation"/>embedded<text:alphabetical-index-mark-end text:id="IMark446121252"/>() default ““;</text:p>
      <text:p text:style-name="P2"/>
      <text:p text:style-name="P2"><text:s text:c="4"/>/**</text:p>
      <text:p text:style-name="P2"><text:s text:c="5"/>* The <text:alphabetical-index-mark-start text:id="IMark446121252" text:key1="annotation"/>embedded<text:alphabetical-index-mark-end text:id="IMark446121252"/> mapping for the <text:alphabetical-index-mark-start text:id="IMark446123988" text:key1="annotation"/>element<text:alphabetical-index-mark-end text:id="IMark446123988"/>.</text:p>
      <text:p text:style-name="P2"><text:s text:c="5"/>* @return the <text:alphabetical-index-mark-start text:id="IMark446123988" text:key1="annotation"/>embedded<text:alphabetical-index-mark-end text:id="IMark446123988"/> mapping for the <text:alphabetical-index-mark-start text:id="IMark446121252" text:key1="annotation"/>element<text:alphabetical-index-mark-end text:id="IMark446121252"/></text:p>
      <text:p text:style-name="P2"><text:s text:c="5"/>*/</text:p>
      <text:p text:style-name="P2"><text:s text:c="4"/><text:alphabetical-index-mark-start text:id="IMark446121252" text:key1="annotation"/>Embedded<text:alphabetical-index-mark-end text:id="IMark446121252"/>[] embeddedMapping() default {};</text:p>
      <text:p text:style-name="P2"/>
      <text:p text:style-name="P2"><text:s text:c="4"/>/**</text:p>
      <text:p text:style-name="P2"><text:s text:c="5"/>* Whether the <text:alphabetical-index-mark-start text:id="IMark446121252" text:key1="annotation"/>element<text:alphabetical-index-mark-end text:id="IMark446121252"/> is dependent on the owner, and will be deleted </text:p>
      <text:p text:style-name="P2"><text:s text:c="5"/>* when the owner is deleted.</text:p>
      <text:p text:style-name="P2"><text:s text:c="5"/>* @return whether the <text:alphabetical-index-mark-start text:id="IMark446121252" text:key1="annotation"/>element<text:alphabetical-index-mark-end text:id="IMark446121252"/>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446121252" text:key1="annotation"/>element<text:alphabetical-index-mark-end text:id="IMark446121252"/>.</text:p>
      <text:p text:style-name="P2"><text:s text:c="5"/>* @return name of the table for the <text:alphabetical-index-mark-start text:id="IMark446121252" text:key1="annotation"/>element<text:alphabetical-index-mark-end text:id="IMark446121252"/></text:p>
      <text:p text:style-name="P2"><text:s text:c="5"/>*/</text:p>
      <text:p text:style-name="P2"><text:s text:c="4"/>String table() default ““;</text:p>
      <text:p text:style-name="P2"><text:soft-page-break/></text:p>
      <text:p text:style-name="P2"><text:s text:c="4"/>/**</text:p>
      <text:p text:style-name="P2"><text:s text:c="5"/>* Name of the <text:alphabetical-index-mark-start text:id="IMark446121252" text:key1="annotation"/>column<text:alphabetical-index-mark-end text:id="IMark446121252"/> to store the <text:alphabetical-index-mark-start text:id="IMark446123988" text:key1="annotation"/>element<text:alphabetical-index-mark-end text:id="IMark446123988"/> in.</text:p>
      <text:p text:style-name="P2"><text:s text:c="5"/>* @return name of the <text:alphabetical-index-mark-start text:id="IMark446123988" text:key1="annotation"/>column<text:alphabetical-index-mark-end text:id="IMark446123988"/> to store the <text:alphabetical-index-mark-start text:id="IMark446121252" text:key1="annotation"/>element<text:alphabetical-index-mark-end text:id="IMark446121252"/> in</text:p>
      <text:p text:style-name="P2"><text:s text:c="5"/>*/</text:p>
      <text:p text:style-name="P2"><text:s text:c="4"/>String <text:alphabetical-index-mark-start text:id="IMark446121252" text:key1="annotation"/>column<text:alphabetical-index-mark-end text:id="IMark446121252"/>() default ““;</text:p>
      <text:p text:style-name="P2"/>
      <text:p text:style-name="P2"><text:s text:c="4"/>/**</text:p>
      <text:p text:style-name="P2"><text:s text:c="5"/>* Delete action to apply to any foreign <text:alphabetical-index-mark-start text:id="IMark446121252" text:key1="annotation"/>key<text:alphabetical-index-mark-end text:id="IMark446121252"/> for the <text:alphabetical-index-mark-start text:id="IMark446123988" text:key1="annotation"/>element<text:alphabetical-index-mark-end text:id="IMark446123988"/>.</text:p>
      <text:p text:style-name="P2"><text:s text:c="5"/>* @return delete action to apply to any foreign <text:alphabetical-index-mark-start text:id="IMark446123988" text:key1="annotation"/>key<text:alphabetical-index-mark-end text:id="IMark446123988"/> for the <text:alphabetical-index-mark-start text:id="IMark446121252" text:key1="annotation"/>element<text:alphabetical-index-mark-end text:id="IMark446121252"/></text:p>
      <text:p text:style-name="P2"><text:s text:c="5"/>*/</text:p>
      <text:p text:style-name="P2"><text:s text:c="4"/><text:alphabetical-index-mark-start text:id="IMark446121252" text:key1="annotation"/>ForeignKeyAction<text:alphabetical-index-mark-end text:id="IMark446121252"/> deleteAction() default <text:alphabetical-index-mark-start text:id="IMark446123988" text:key1="annotation"/>ForeignKeyAction<text:alphabetical-index-mark-end text:id="IMark446123988"/>.UNSPECIFIED;</text:p>
      <text:p text:style-name="P2"/>
      <text:p text:style-name="P2"><text:s text:c="4"/>/**</text:p>
      <text:p text:style-name="P2"><text:s text:c="5"/>* Update action to apply to any foreign <text:alphabetical-index-mark-start text:id="IMark446123988" text:key1="annotation"/>key<text:alphabetical-index-mark-end text:id="IMark446123988"/> for the <text:alphabetical-index-mark-start text:id="IMark446121252" text:key1="annotation"/>element<text:alphabetical-index-mark-end text:id="IMark446121252"/></text:p>
      <text:p text:style-name="P2"><text:s text:c="5"/>* @return update action to apply to any foreign <text:alphabetical-index-mark-start text:id="IMark446121252" text:key1="annotation"/>key<text:alphabetical-index-mark-end text:id="IMark446121252"/> for the <text:alphabetical-index-mark-start text:id="IMark446123988" text:key1="annotation"/>element<text:alphabetical-index-mark-end text:id="IMark446123988"/></text:p>
      <text:p text:style-name="P2"><text:s text:c="5"/>*/</text:p>
      <text:p text:style-name="P2"><text:s text:c="4"/><text:alphabetical-index-mark-start text:id="IMark446123988" text:key1="annotation"/>ForeignKeyAction<text:alphabetical-index-mark-end text:id="IMark446123988"/> updateAction() default <text:alphabetical-index-mark-start text:id="IMark446121252" text:key1="annotation"/>ForeignKeyAction<text:alphabetical-index-mark-end text:id="IMark446121252"/>.UNSPECIFIED;</text:p>
      <text:p text:style-name="P2"/>
      <text:p text:style-name="P2"><text:s text:c="4"/>/**</text:p>
      <text:p text:style-name="P2"><text:s text:c="5"/>* Whether the <text:alphabetical-index-mark-start text:id="IMark446121252" text:key1="annotation"/>value<text:alphabetical-index-mark-end text:id="IMark446121252"/> <text:alphabetical-index-mark-start text:id="IMark446123988" text:key1="annotation"/>column<text:alphabetical-index-mark-end text:id="IMark446123988"/>(s) should be indexed.</text:p>
      <text:p text:style-name="P2"><text:s text:c="5"/>* @return whether the <text:alphabetical-index-mark-start text:id="IMark446123988" text:key1="annotation"/>value<text:alphabetical-index-mark-end text:id="IMark446123988"/> <text:alphabetical-index-mark-start text:id="IMark446121252" text:key1="annotation"/>column<text:alphabetical-index-mark-end text:id="IMark446121252"/>(s) should be indexed.</text:p>
      <text:p text:style-name="P2"><text:s text:c="5"/>*/</text:p>
      <text:p text:style-name="P2"><text:s text:c="4"/>String indexed() default ““;</text:p>
      <text:p text:style-name="P2"/>
      <text:p text:style-name="P2"><text:s text:c="4"/>/** The name of the <text:alphabetical-index-mark-start text:id="IMark446121252" text:key1="annotation"/>index<text:alphabetical-index-mark-end text:id="IMark446121252"/> to generate. </text:p>
      <text:p text:style-name="P2"><text:s text:c="5"/>* @return the name of the <text:alphabetical-index-mark-start text:id="IMark446121252" text:key1="annotation"/>index<text:alphabetical-index-mark-end text:id="IMark446121252"/></text:p>
      <text:p text:style-name="P2"><text:s text:c="5"/>*/</text:p>
      <text:p text:style-name="P2"><text:s text:c="4"/>String <text:alphabetical-index-mark-start text:id="IMark446121252" text:key1="annotation"/>index<text:alphabetical-index-mark-end text:id="IMark446121252"/>() default ““;</text:p>
      <text:p text:style-name="P2"/>
      <text:p text:style-name="P2"><text:s text:c="4"/>/**</text:p>
      <text:p text:style-name="P2"><text:s text:c="5"/>* Whether a <text:alphabetical-index-mark-start text:id="IMark446121252" text:key1="annotation"/>unique<text:alphabetical-index-mark-end text:id="IMark446121252"/> constraint should be generated or assumed.</text:p>
      <text:p text:style-name="P2"><text:s text:c="5"/>* @return whether a <text:alphabetical-index-mark-start text:id="IMark446121252" text:key1="annotation"/>unique<text:alphabetical-index-mark-end text:id="IMark446121252"/> constraint should be generated or assumed</text:p>
      <text:p text:style-name="P2"><text:s text:c="5"/>*/</text:p>
      <text:p text:style-name="P2"><text:s text:c="4"/>String <text:alphabetical-index-mark-start text:id="IMark446121252" text:key1="annotation"/>unique<text:alphabetical-index-mark-end text:id="IMark446121252"/>() default ““;</text:p>
      <text:p text:style-name="P2"/>
      <text:p text:style-name="P2"><text:s text:c="4"/>/**</text:p>
      <text:p text:style-name="P2"><text:s text:c="5"/>* The name of the <text:alphabetical-index-mark-start text:id="IMark446121252" text:key1="annotation"/>unique<text:alphabetical-index-mark-end text:id="IMark446121252"/> <text:alphabetical-index-mark-start text:id="IMark446123988" text:key1="annotation"/>key<text:alphabetical-index-mark-end text:id="IMark446123988"/> constraint to generate.</text:p>
      <text:p text:style-name="P2"><text:s text:c="5"/>* @return the name of the <text:alphabetical-index-mark-start text:id="IMark446123988" text:key1="annotation"/>unique<text:alphabetical-index-mark-end text:id="IMark446123988"/> <text:alphabetical-index-mark-start text:id="IMark446121252" text:key1="annotation"/>key<text:alphabetical-index-mark-end text:id="IMark446121252"/>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446121252" text:key1="annotation"/>column<text:alphabetical-index-mark-end text:id="IMark446121252"/>(s) for the <text:alphabetical-index-mark-start text:id="IMark446123988" text:key1="annotation"/>element<text:alphabetical-index-mark-end text:id="IMark446123988"/>.</text:p>
      <text:p text:style-name="P2"><text:s text:c="5"/>* @return the <text:alphabetical-index-mark-start text:id="IMark446123988" text:key1="annotation"/>column<text:alphabetical-index-mark-end text:id="IMark446123988"/>(s) for the <text:alphabetical-index-mark-start text:id="IMark446121252" text:key1="annotation"/>element<text:alphabetical-index-mark-end text:id="IMark446121252"/></text:p>
      <text:p text:style-name="P2"><text:s text:c="5"/>*/</text:p>
      <text:p text:style-name="P2"><text:s text:c="4"/><text:alphabetical-index-mark-start text:id="IMark446121252" text:key1="annotation"/>Column<text:alphabetical-index-mark-end text:id="IMark446121252"/>[] <text:alphabetical-index-mark-start text:id="IMark446123988" text:key1="annotation"/>columns<text:alphabetical-index-mark-end text:id="IMark446123988"/>() default {};</text:p>
      <text:p text:style-name="P2"/>
      <text:p text:style-name="P2"><text:soft-page-break/><text:s text:c="4"/>/** Generate or assume a foreign <text:alphabetical-index-mark-start text:id="IMark446123988" text:key1="annotation"/>key<text:alphabetical-index-mark-end text:id="IMark446123988"/> constraint exists on the <text:alphabetical-index-mark-start text:id="IMark446121252" text:key1="annotation"/>column<text:alphabetical-index-mark-end text:id="IMark446121252"/></text:p>
      <text:p text:style-name="P2"><text:s text:c="5"/>* or <text:alphabetical-index-mark-start text:id="IMark446121252" text:key1="annotation"/>columns<text:alphabetical-index-mark-end text:id="IMark446121252"/> associated with this <text:alphabetical-index-mark-start text:id="IMark446123988" text:key1="annotation"/>join<text:alphabetical-index-mark-end text:id="IMark446123988"/>. Specify “true” or “false”.</text:p>
      <text:p text:style-name="P2"><text:s text:c="5"/>* @return whether to generate or assume a primary <text:alphabetical-index-mark-start text:id="IMark446123988" text:key1="annotation"/>key<text:alphabetical-index-mark-end text:id="IMark446123988"/> constraint</text:p>
      <text:p text:style-name="P2"><text:s text:c="5"/>*/</text:p>
      <text:p text:style-name="P2"><text:s text:c="4"/>String generateForeignKey() default ““;</text:p>
      <text:p text:style-name="P2"/>
      <text:p text:style-name="P2"><text:s text:c="4"/>/** Name for a generated foreign <text:alphabetical-index-mark-start text:id="IMark446123988" text:key1="annotation"/>key<text:alphabetical-index-mark-end text:id="IMark446123988"/> constraint.</text:p>
      <text:p text:style-name="P2"><text:s text:c="5"/>* @return the name of the generated foreign <text:alphabetical-index-mark-start text:id="IMark446123988" text:key1="annotation"/>key<text:alphabetical-index-mark-end text:id="IMark446123988"/> constraint</text:p>
      <text:p text:style-name="P2"><text:s text:c="5"/>*/</text:p>
      <text:p text:style-name="P2"><text:s text:c="4"/>String <text:alphabetical-index-mark-start text:id="IMark446123988" text:key1="annotation"/>foreignKey<text:alphabetical-index-mark-end text:id="IMark446123988"/>() default ““;</text:p>
      <text:p text:style-name="P2"/>
      <text:p text:style-name="P2"><text:s text:c="4"/>/** Vendor <text:alphabetical-index-mark-start text:id="IMark446123988" text:key1="annotation"/>extensions<text:alphabetical-index-mark-end text:id="IMark446123988"/>.</text:p>
      <text:p text:style-name="P2"><text:s text:c="5"/>* @return the vendor <text:alphabetical-index-mark-start text:id="IMark446123988" text:key1="annotation"/>extensions<text:alphabetical-index-mark-end text:id="IMark446123988"/></text:p>
      <text:p text:style-name="P2"><text:s text:c="5"/>*/</text:p>
      <text:p text:style-name="P2"><text:s text:c="4"/><text:alphabetical-index-mark-start text:id="IMark446123988" text:key1="annotation"/>Extension<text:alphabetical-index-mark-end text:id="IMark446123988"/>[] <text:alphabetical-index-mark-start text:id="IMark446121252" text:key1="annotation"/>extensions<text:alphabetical-index-mark-end text:id="IMark446121252"/>() default {};</text:p>
      <text:p text:style-name="P2">}</text:p>
      <text:p text:style-name="P2"/>
      <text:h text:style-name="P19" text:outline-level="3"><text:alphabetical-index-mark-start text:id="IMark446121252" text:key1="annotation"/>Embedded<text:alphabetical-index-mark-end text:id="IMark446121252"/> Annotation</text:h>
      <text:p text:style-name="P2">@Target({ElementType.FIELD, ElementType.METHOD}) </text:p>
      <text:p text:style-name="P2">@Retention(RetentionPolicy.RUNTIME)</text:p>
      <text:p text:style-name="P2">public @interface <text:alphabetical-index-mark-start text:id="IMark446121252" text:key1="annotation"/>Embedded<text:alphabetical-index-mark-end text:id="IMark446121252"/></text:p>
      <text:p text:style-name="P2">{</text:p>
      <text:p text:style-name="P2"><text:s text:c="4"/>/** The member in the <text:alphabetical-index-mark-start text:id="IMark446121252" text:key1="annotation"/>embedded<text:alphabetical-index-mark-end text:id="IMark446121252"/>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446121252" text:key1="annotation"/>column<text:alphabetical-index-mark-end text:id="IMark446121252"/> in the <text:alphabetical-index-mark-start text:id="IMark446123988" text:key1="annotation"/>embedded<text:alphabetical-index-mark-end text:id="IMark446123988"/> object used to judge if the <text:alphabetical-index-mark-start text:id="IMark447325752" text:key1="annotation"/>embedded<text:alphabetical-index-mark-end text:id="IMark447325752"/> object</text:p>
      <text:p text:style-name="P2"><text:s text:c="5"/>* is null. </text:p>
      <text:p text:style-name="P2"><text:s text:c="5"/>* @return the null indicator <text:alphabetical-index-mark-start text:id="IMark447325752" text:key1="annotation"/>column<text:alphabetical-index-mark-end text:id="IMark447325752"/></text:p>
      <text:p text:style-name="P2"><text:s text:c="5"/>*/</text:p>
      <text:p text:style-name="P2"><text:s text:c="4"/>String nullIndicatorColumn() default ““;</text:p>
      <text:p text:style-name="P2"/>
      <text:p text:style-name="P2"><text:s text:c="4"/>/** The <text:alphabetical-index-mark-start text:id="IMark447325752" text:key1="annotation"/>value<text:alphabetical-index-mark-end text:id="IMark447325752"/> in the null <text:alphabetical-index-mark-start text:id="IMark446123988" text:key1="annotation"/>column<text:alphabetical-index-mark-end text:id="IMark446123988"/> to interpret the object as being null.</text:p>
      <text:p text:style-name="P2"><text:s text:c="5"/>* @return the null indicator <text:alphabetical-index-mark-start text:id="IMark446123988" text:key1="annotation"/>value<text:alphabetical-index-mark-end text:id="IMark446123988"/></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446123988" text:key1="annotation"/>embedded<text:alphabetical-index-mark-end text:id="IMark446123988"/> in the field or property being annotated</text:p>
      <text:p text:style-name="P2"><text:s text:c="5"/>*/</text:p>
      <text:p text:style-name="P2"><text:s text:c="4"/><text:alphabetical-index-mark-start text:id="IMark446123988" text:key1="enum"/>Persistent<text:alphabetical-index-mark-end text:id="IMark446123988"/>[] members() default {};</text:p>
      <text:p text:style-name="P2">}</text:p>
      <text:p text:style-name="P2"/>
      <text:h text:style-name="P19" text:outline-level="3"><text:alphabetical-index-mark-start text:id="IMark446123988" text:key1="annotation"/>EmbeddedOnly<text:alphabetical-index-mark-end text:id="IMark446123988"/> Annotation</text:h>
      <text:p text:style-name="P2">@Target(ElementType.TYPE) </text:p>
      <text:p text:style-name="P2">@Retention(RetentionPolicy.RUNTIME)</text:p>
      <text:p text:style-name="P2">public @interface <text:alphabetical-index-mark-start text:id="IMark446123988" text:key1="annotation"/>EmbeddedOnly<text:alphabetical-index-mark-end text:id="IMark446123988"/></text:p>
      <text:p text:style-name="P2">{</text:p>
      <text:p text:style-name="P2">}</text:p>
      <text:p text:style-name="P2"/>
      <text:h text:style-name="P19" text:outline-level="3"><text:soft-page-break/><text:alphabetical-index-mark-start text:id="IMark446123988" text:key1="annotation"/>Extension<text:alphabetical-index-mark-end text:id="IMark446123988"/> Annotation</text:h>
      <text:p text:style-name="P2">@Target({ElementType.TYPE, ElementType.FIELD, ElementType.METHOD}) </text:p>
      <text:p text:style-name="P2">@Retention(RetentionPolicy.RUNTIME)</text:p>
      <text:p text:style-name="P2">public @interface <text:alphabetical-index-mark-start text:id="IMark446123988" text:key1="annotation"/>Extension<text:alphabetical-index-mark-end text:id="IMark446123988"/></text:p>
      <text:p text:style-name="P2">{</text:p>
      <text:p text:style-name="P2"><text:s text:c="4"/>/** Vendor that the <text:alphabetical-index-mark-start text:id="IMark446123988" text:key1="annotation"/>extension<text:alphabetical-index-mark-end text:id="IMark446123988"/>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446123988" text:key1="annotation"/>key<text:alphabetical-index-mark-end text:id="IMark446123988"/> for the <text:alphabetical-index-mark-start text:id="IMark447325752" text:key1="annotation"/>extension<text:alphabetical-index-mark-end text:id="IMark447325752"/> (required). </text:p>
      <text:p text:style-name="P2"><text:s text:c="5"/>* @return the <text:alphabetical-index-mark-start text:id="IMark447325752" text:key1="annotation"/>key<text:alphabetical-index-mark-end text:id="IMark447325752"/></text:p>
      <text:p text:style-name="P2"><text:s text:c="5"/>*/</text:p>
      <text:p text:style-name="P2"><text:s text:c="4"/>String <text:alphabetical-index-mark-start text:id="IMark447325752" text:key1="annotation"/>key<text:alphabetical-index-mark-end text:id="IMark447325752"/>();</text:p>
      <text:p text:style-name="P2"/>
      <text:p text:style-name="P2"><text:s text:c="4"/>/** The <text:alphabetical-index-mark-start text:id="IMark447325752" text:key1="annotation"/>value<text:alphabetical-index-mark-end text:id="IMark447325752"/> for the <text:alphabetical-index-mark-start text:id="IMark446123988" text:key1="annotation"/>extension<text:alphabetical-index-mark-end text:id="IMark446123988"/> (required). </text:p>
      <text:p text:style-name="P2"><text:s text:c="5"/>* @return the <text:alphabetical-index-mark-start text:id="IMark446123988" text:key1="annotation"/>value<text:alphabetical-index-mark-end text:id="IMark446123988"/></text:p>
      <text:p text:style-name="P2"><text:s text:c="5"/>*/</text:p>
      <text:p text:style-name="P2"><text:s text:c="4"/>String <text:alphabetical-index-mark-start text:id="IMark446123988" text:key1="annotation"/>value<text:alphabetical-index-mark-end text:id="IMark446123988"/>();</text:p>
      <text:p text:style-name="P2">}</text:p>
      <text:p text:style-name="P2"/>
      <text:h text:style-name="P19" text:outline-level="3"><text:alphabetical-index-mark-start text:id="IMark446123988" text:key1="annotation"/>Extensions<text:alphabetical-index-mark-end text:id="IMark446123988"/> Annotation</text:h>
      <text:p text:style-name="P2">@Target({ElementType.TYPE, ElementType.FIELD, ElementType.METHOD}) </text:p>
      <text:p text:style-name="P2">@Retention(RetentionPolicy.RUNTIME)</text:p>
      <text:p text:style-name="P2">public @interface <text:alphabetical-index-mark-start text:id="IMark446123988" text:key1="annotation"/>Extensions<text:alphabetical-index-mark-end text:id="IMark446123988"/></text:p>
      <text:p text:style-name="P2">{</text:p>
      <text:p text:style-name="P2"><text:s text:c="4"/>/**</text:p>
      <text:p text:style-name="P2"><text:s text:c="5"/>* The <text:alphabetical-index-mark-start text:id="IMark446123988" text:key1="annotation"/>extensions<text:alphabetical-index-mark-end text:id="IMark446123988"/>.</text:p>
      <text:p text:style-name="P2"><text:s text:c="5"/>* @return the <text:alphabetical-index-mark-start text:id="IMark446123988" text:key1="annotation"/>extensions<text:alphabetical-index-mark-end text:id="IMark446123988"/></text:p>
      <text:p text:style-name="P2"><text:s text:c="5"/>*/</text:p>
      <text:p text:style-name="P2"><text:s text:c="4"/><text:alphabetical-index-mark-start text:id="IMark446123988" text:key1="annotation"/>Extension<text:alphabetical-index-mark-end text:id="IMark446123988"/>[] <text:alphabetical-index-mark-start text:id="IMark447325752" text:key1="annotation"/>value<text:alphabetical-index-mark-end text:id="IMark447325752"/>();</text:p>
      <text:p text:style-name="P2">}</text:p>
      <text:p text:style-name="P2"/>
      <text:h text:style-name="P19" text:outline-level="3"><text:alphabetical-index-mark-start text:id="IMark447325752" text:key1="annotation"/>FetchGroup<text:alphabetical-index-mark-end text:id="IMark447325752"/> Annotation</text:h>
      <text:p text:style-name="P2">@Target(ElementType.TYPE) </text:p>
      <text:p text:style-name="P2">@Retention(RetentionPolicy.RUNTIME)</text:p>
      <text:p text:style-name="P2">public @interface <text:alphabetical-index-mark-start text:id="IMark447325752" text:key1="annotation"/>FetchGroup<text:alphabetical-index-mark-end text:id="IMark447325752"/></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oft-page-break/><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447325752" text:key1="enum"/>Persistent<text:alphabetical-index-mark-end text:id="IMark447325752"/>[]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447325752" text:key1="annotation"/>fetchGroups<text:alphabetical-index-mark-end text:id="IMark447325752"/>() default {};</text:p>
      <text:p text:style-name="P2">}</text:p>
      <text:p text:style-name="P2"/>
      <text:h text:style-name="P19" text:outline-level="3"><text:alphabetical-index-mark-start text:id="IMark447325752" text:key1="annotation"/>FetchGroups<text:alphabetical-index-mark-end text:id="IMark447325752"/> Annotation</text:h>
      <text:p text:style-name="P2">@Target(ElementType.TYPE) </text:p>
      <text:p text:style-name="P2">@Retention(RetentionPolicy.RUNTIME)</text:p>
      <text:p text:style-name="P2">public @interface <text:alphabetical-index-mark-start text:id="IMark447325752" text:key1="annotation"/>FetchGroups<text:alphabetical-index-mark-end text:id="IMark447325752"/></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447325752" text:key1="annotation"/>FetchGroup<text:alphabetical-index-mark-end text:id="IMark447325752"/>[] <text:alphabetical-index-mark-start text:id="IMark446123988" text:key1="annotation"/>value<text:alphabetical-index-mark-end text:id="IMark446123988"/>();</text:p>
      <text:p text:style-name="P2">}</text:p>
      <text:p text:style-name="P2"/>
      <text:h text:style-name="P19" text:outline-level="3"><text:alphabetical-index-mark-start text:id="IMark446123988" text:key1="annotation"/>FetchPlan<text:alphabetical-index-mark-end text:id="IMark446123988"/> Annotation</text:h>
      <text:p text:style-name="P2">@Target(ElementType.TYPE) </text:p>
      <text:p text:style-name="P2">@Retention(RetentionPolicy.RUNTIME)</text:p>
      <text:p text:style-name="P2">public @interface <text:alphabetical-index-mark-start text:id="IMark446123988" text:key1="annotation"/>FetchPlan<text:alphabetical-index-mark-end text:id="IMark446123988"/></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446123988" text:key1="annotation"/>fetchGroups<text:alphabetical-index-mark-end text:id="IMark446123988"/>()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446123988" text:key1="annotation"/>queries<text:alphabetical-index-mark-end text:id="IMark446123988"/>.</text:p>
      <text:p text:style-name="P2"><text:s text:c="5"/>* @return the fetch size</text:p>
      <text:p text:style-name="P2"><text:s text:c="5"/>*/</text:p>
      <text:p text:style-name="P2"><text:s text:c="4"/>int fetchSize() default 0;</text:p>
      <text:p text:style-name="P2">}</text:p>
      <text:p text:style-name="P2"><text:soft-page-break/></text:p>
      <text:h text:style-name="P19" text:outline-level="3"><text:alphabetical-index-mark-start text:id="IMark446123988" text:key1="annotation"/>FetchPlans<text:alphabetical-index-mark-end text:id="IMark446123988"/> Annotation</text:h>
      <text:p text:style-name="P2">@Target(ElementType.TYPE) </text:p>
      <text:p text:style-name="P2">@Retention(RetentionPolicy.RUNTIME)</text:p>
      <text:p text:style-name="P2">public @interface <text:alphabetical-index-mark-start text:id="IMark446123988" text:key1="annotation"/>FetchPlans<text:alphabetical-index-mark-end text:id="IMark446123988"/></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446123988" text:key1="annotation"/>FetchPlan<text:alphabetical-index-mark-end text:id="IMark446123988"/>[] <text:alphabetical-index-mark-start text:id="IMark447325752" text:key1="annotation"/>value<text:alphabetical-index-mark-end text:id="IMark447325752"/>();</text:p>
      <text:p text:style-name="P2">}</text:p>
      <text:p text:style-name="P2"/>
      <text:h text:style-name="P19" text:outline-level="3"><text:alphabetical-index-mark-start text:id="IMark447325752" text:key1="annotation"/>ForeignKey<text:alphabetical-index-mark-end text:id="IMark447325752"/> Annotation</text:h>
      <text:p text:style-name="P2">@Target({ElementType.TYPE, ElementType.FIELD, ElementType.METHOD}) </text:p>
      <text:p text:style-name="P2">@Retention(RetentionPolicy.RUNTIME)</text:p>
      <text:p text:style-name="P2">public @interface <text:alphabetical-index-mark-start text:id="IMark447325752" text:key1="annotation"/>ForeignKey<text:alphabetical-index-mark-end text:id="IMark447325752"/></text:p>
      <text:p text:style-name="P2">{</text:p>
      <text:p text:style-name="P2"><text:s text:c="4"/>/** Name of the foreign <text:alphabetical-index-mark-start text:id="IMark447325752" text:key1="annotation"/>key<text:alphabetical-index-mark-end text:id="IMark447325752"/>.</text:p>
      <text:p text:style-name="P2"><text:s text:c="5"/>* @return the name of the foreign <text:alphabetical-index-mark-start text:id="IMark447325752" text:key1="annotation"/>key<text:alphabetical-index-mark-end text:id="IMark447325752"/></text:p>
      <text:p text:style-name="P2"><text:s text:c="5"/>*/</text:p>
      <text:p text:style-name="P2"><text:s text:c="4"/>String name() default ““;</text:p>
      <text:p text:style-name="P2"/>
      <text:p text:style-name="P2"><text:s text:c="4"/>/** Table for the foreign <text:alphabetical-index-mark-start text:id="IMark447325752" text:key1="annotation"/>key<text:alphabetical-index-mark-end text:id="IMark447325752"/>. This is needed iff annotating a type where</text:p>
      <text:p text:style-name="P2"><text:s text:c="5"/>* the foreign <text:alphabetical-index-mark-start text:id="IMark447325752" text:key1="annotation"/>key<text:alphabetical-index-mark-end text:id="IMark447325752"/> is not defined on the primary table for the type.</text:p>
      <text:p text:style-name="P2"><text:s text:c="5"/>* @return the table on which the foreign <text:alphabetical-index-mark-start text:id="IMark447325752" text:key1="annotation"/>key<text:alphabetical-index-mark-end text:id="IMark447325752"/> is defined</text:p>
      <text:p text:style-name="P2"><text:s text:c="5"/>*/</text:p>
      <text:p text:style-name="P2"><text:s text:c="4"/>String table() default ““;</text:p>
      <text:p text:style-name="P2"/>
      <text:p text:style-name="P2"><text:s text:c="4"/>/** Whether this foreign <text:alphabetical-index-mark-start text:id="IMark447325752" text:key1="annotation"/>key<text:alphabetical-index-mark-end text:id="IMark447325752"/> is deferred </text:p>
      <text:p text:style-name="P2"><text:s text:c="5"/>* (constraint is checked only at commit).</text:p>
      <text:p text:style-name="P2"><text:s text:c="5"/>* @return whether this foreign <text:alphabetical-index-mark-start text:id="IMark447325752" text:key1="annotation"/>key<text:alphabetical-index-mark-end text:id="IMark447325752"/> is deferred</text:p>
      <text:p text:style-name="P2"><text:s text:c="5"/>*/</text:p>
      <text:p text:style-name="P2"><text:s text:c="4"/>String deferred() default ““;</text:p>
      <text:p text:style-name="P2"/>
      <text:p text:style-name="P2"><text:s text:c="4"/>/** Whether this foreign <text:alphabetical-index-mark-start text:id="IMark447325752" text:key1="annotation"/>key<text:alphabetical-index-mark-end text:id="IMark447325752"/> is <text:alphabetical-index-mark-start text:id="IMark446123988" text:key1="annotation"/>unique<text:alphabetical-index-mark-end text:id="IMark446123988"/>.</text:p>
      <text:p text:style-name="P2"><text:s text:c="5"/>* @return whether this foreign <text:alphabetical-index-mark-start text:id="IMark446123988" text:key1="annotation"/>key<text:alphabetical-index-mark-end text:id="IMark446123988"/> is <text:alphabetical-index-mark-start text:id="IMark447325752" text:key1="annotation"/>unique<text:alphabetical-index-mark-end text:id="IMark447325752"/></text:p>
      <text:p text:style-name="P2"><text:s text:c="5"/>*/</text:p>
      <text:p text:style-name="P2"><text:s text:c="4"/>String <text:alphabetical-index-mark-start text:id="IMark447325752" text:key1="annotation"/>unique<text:alphabetical-index-mark-end text:id="IMark447325752"/>() default ““;</text:p>
      <text:p text:style-name="P2"/>
      <text:p text:style-name="P2"><text:s text:c="4"/>/** The delete action of this foreign <text:alphabetical-index-mark-start text:id="IMark447325752" text:key1="annotation"/>key<text:alphabetical-index-mark-end text:id="IMark447325752"/>.</text:p>
      <text:p text:style-name="P2"><text:s text:c="5"/>* @return the delete action of this foreign <text:alphabetical-index-mark-start text:id="IMark447325752" text:key1="annotation"/>key<text:alphabetical-index-mark-end text:id="IMark447325752"/></text:p>
      <text:p text:style-name="P2"><text:s text:c="5"/>*/</text:p>
      <text:p text:style-name="P2"><text:s text:c="4"/><text:alphabetical-index-mark-start text:id="IMark447325752" text:key1="annotation"/>ForeignKeyAction<text:alphabetical-index-mark-end text:id="IMark447325752"/> deleteAction() default <text:alphabetical-index-mark-start text:id="IMark446123988" text:key1="annotation"/>ForeignKeyAction<text:alphabetical-index-mark-end text:id="IMark446123988"/>.RESTRICT;</text:p>
      <text:p text:style-name="P2"/>
      <text:p text:style-name="P2"><text:s text:c="4"/>/** The update action of this foreign <text:alphabetical-index-mark-start text:id="IMark446123988" text:key1="annotation"/>key<text:alphabetical-index-mark-end text:id="IMark446123988"/>.</text:p>
      <text:p text:style-name="P2"><text:s text:c="5"/>* @return the update action of this foreign <text:alphabetical-index-mark-start text:id="IMark446123988" text:key1="annotation"/>key<text:alphabetical-index-mark-end text:id="IMark446123988"/></text:p>
      <text:p text:style-name="P2"><text:s text:c="5"/>*/</text:p>
      <text:p text:style-name="P2"><text:s text:c="4"/><text:alphabetical-index-mark-start text:id="IMark446123988" text:key1="annotation"/>ForeignKeyAction<text:alphabetical-index-mark-end text:id="IMark446123988"/> updateAction() default <text:alphabetical-index-mark-start text:id="IMark447325752" text:key1="annotation"/>ForeignKeyAction<text:alphabetical-index-mark-end text:id="IMark447325752"/>.RESTRICT;</text:p>
      <text:p text:style-name="P2"/>
      <text:p text:style-name="P2"><text:s text:c="4"/>/** Member (field and property) names that compose this foreign <text:alphabetical-index-mark-start text:id="IMark447325752" text:key1="annotation"/>key<text:alphabetical-index-mark-end text:id="IMark447325752"/>.</text:p>
      <text:p text:style-name="P2"><text:s text:c="5"/>* @return the member names that compose this foreign <text:alphabetical-index-mark-start text:id="IMark447325752" text:key1="annotation"/>key<text:alphabetical-index-mark-end text:id="IMark447325752"/></text:p>
      <text:p text:style-name="P2"><text:s text:c="5"/>*/</text:p>
      <text:p text:style-name="P2"><text:soft-page-break/><text:s text:c="4"/>String[] members() default {};</text:p>
      <text:p text:style-name="P2"/>
      <text:p text:style-name="P2"><text:s text:c="4"/>/** <text:alphabetical-index-mark-start text:id="IMark447325752" text:key1="annotation"/>Columns<text:alphabetical-index-mark-end text:id="IMark447325752"/> that compose this foreign <text:alphabetical-index-mark-start text:id="IMark446123988" text:key1="annotation"/>key<text:alphabetical-index-mark-end text:id="IMark446123988"/>.</text:p>
      <text:p text:style-name="P2"><text:s text:c="5"/>* @return the <text:alphabetical-index-mark-start text:id="IMark446123988" text:key1="annotation"/>columns<text:alphabetical-index-mark-end text:id="IMark446123988"/> that compose this foreign <text:alphabetical-index-mark-start text:id="IMark447325752" text:key1="annotation"/>key<text:alphabetical-index-mark-end text:id="IMark447325752"/></text:p>
      <text:p text:style-name="P2"><text:s text:c="5"/>*/</text:p>
      <text:p text:style-name="P2"><text:s text:c="4"/><text:alphabetical-index-mark-start text:id="IMark447325752" text:key1="annotation"/>Column<text:alphabetical-index-mark-end text:id="IMark447325752"/>[] <text:alphabetical-index-mark-start text:id="IMark446123988" text:key1="annotation"/>columns<text:alphabetical-index-mark-end text:id="IMark446123988"/>() default {};</text:p>
      <text:p text:style-name="P2">}</text:p>
      <text:p text:style-name="P2"/>
      <text:h text:style-name="P19" text:outline-level="3"><text:alphabetical-index-mark-start text:id="IMark446123988" text:key1="annotation"/>ForeignKeyAction<text:alphabetical-index-mark-end text:id="IMark446123988"/> Enum</text:h>
      <text:p text:style-name="P2"/>
      <text:p text:style-name="P2">public enum <text:alphabetical-index-mark-start text:id="IMark446123988" text:key1="annotation"/>ForeignKeyAction<text:alphabetical-index-mark-end text:id="IMark446123988"/></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19" text:outline-level="3"><text:alphabetical-index-mark-start text:id="IMark446123988" text:key1="annotation"/>ForeignKeys<text:alphabetical-index-mark-end text:id="IMark446123988"/> Annotation</text:h>
      <text:p text:style-name="P2">@Target(ElementType.TYPE) </text:p>
      <text:p text:style-name="P2">@Retention(RetentionPolicy.RUNTIME)</text:p>
      <text:p text:style-name="P2">public @interface <text:alphabetical-index-mark-start text:id="IMark446123988" text:key1="annotation"/>ForeignKeys<text:alphabetical-index-mark-end text:id="IMark446123988"/></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446123988" text:key1="annotation"/>ForeignKey<text:alphabetical-index-mark-end text:id="IMark446123988"/>[] <text:alphabetical-index-mark-start text:id="IMark447325752" text:key1="annotation"/>value<text:alphabetical-index-mark-end text:id="IMark447325752"/>();</text:p>
      <text:p text:style-name="P2">}</text:p>
      <text:p text:style-name="P2"/>
      <text:h text:style-name="P19" text:outline-level="3"><text:alphabetical-index-mark-start text:id="IMark447325752" text:key1="annotation"/>IdGeneratorStrategy<text:alphabetical-index-mark-end text:id="IMark447325752"/> Enum</text:h>
      <text:p text:style-name="P2"/>
      <text:p text:style-name="P2">public enum <text:alphabetical-index-mark-start text:id="IMark447325752" text:key1="annotation"/>IdGeneratorStrategy<text:alphabetical-index-mark-end text:id="IMark447325752"/></text:p>
      <text:p text:style-name="P2">{</text:p>
      <text:p text:style-name="P2"><text:s text:c="4"/>UNSPECIFIED,</text:p>
      <text:p text:style-name="P2"><text:s text:c="4"/>NATIVE,</text:p>
      <text:p text:style-name="P2"><text:s text:c="4"/><text:alphabetical-index-mark-start text:id="IMark447325752" text:key1="annotation"/>SEQUENCE<text:alphabetical-index-mark-end text:id="IMark447325752"/>,</text:p>
      <text:p text:style-name="P2"><text:s text:c="4"/>IDENTITY,</text:p>
      <text:p text:style-name="P2"><text:s text:c="4"/>INCREMENT,</text:p>
      <text:p text:style-name="P2"><text:s text:c="4"/>UUIDSTRING,</text:p>
      <text:p text:style-name="P2"><text:s text:c="4"/>UUIDHEX</text:p>
      <text:p text:style-name="P2">}</text:p>
      <text:p text:style-name="P2"/>
      <text:h text:style-name="P19" text:outline-level="3"><text:alphabetical-index-mark-start text:id="IMark447325752" text:key1="annotation"/>IdentityType<text:alphabetical-index-mark-end text:id="IMark447325752"/> Enum</text:h>
      <text:p text:style-name="P2"/>
      <text:p text:style-name="P2">public enum <text:alphabetical-index-mark-start text:id="IMark447325752" text:key1="annotation"/>IdentityType<text:alphabetical-index-mark-end text:id="IMark447325752"/></text:p>
      <text:p text:style-name="P2">{</text:p>
      <text:p text:style-name="P2"><text:s text:c="4"/>UNSPECIFIED,</text:p>
      <text:p text:style-name="P2"><text:soft-page-break/><text:s text:c="4"/>APPLICATION,</text:p>
      <text:p text:style-name="P2"><text:s text:c="4"/>DATASTORE,</text:p>
      <text:p text:style-name="P2"><text:s text:c="4"/>NONDURABLE</text:p>
      <text:p text:style-name="P2">}</text:p>
      <text:p text:style-name="P2"/>
      <text:h text:style-name="P19" text:outline-level="3"><text:alphabetical-index-mark-start text:id="IMark447325752" text:key1="annotation"/>Index<text:alphabetical-index-mark-end text:id="IMark447325752"/> Annotation</text:h>
      <text:p text:style-name="P2">@Target({ElementType.TYPE, ElementType.FIELD, ElementType.METHOD}) </text:p>
      <text:p text:style-name="P2">@Retention(RetentionPolicy.RUNTIME)</text:p>
      <text:p text:style-name="P2">public @interface <text:alphabetical-index-mark-start text:id="IMark447325752" text:key1="annotation"/>Index<text:alphabetical-index-mark-end text:id="IMark447325752"/></text:p>
      <text:p text:style-name="P2">{</text:p>
      <text:p text:style-name="P2"><text:s text:c="4"/>/** Name of the <text:alphabetical-index-mark-start text:id="IMark447325752" text:key1="annotation"/>index<text:alphabetical-index-mark-end text:id="IMark447325752"/></text:p>
      <text:p text:style-name="P2"><text:s text:c="5"/>* @return the name of the <text:alphabetical-index-mark-start text:id="IMark447325752" text:key1="annotation"/>index<text:alphabetical-index-mark-end text:id="IMark447325752"/></text:p>
      <text:p text:style-name="P2"><text:s text:c="5"/>*/</text:p>
      <text:p text:style-name="P2"><text:s text:c="4"/>String name() default ““;</text:p>
      <text:p text:style-name="P2"/>
      <text:p text:style-name="P2"><text:s text:c="4"/>/** Table for the <text:alphabetical-index-mark-start text:id="IMark447325752" text:key1="annotation"/>index<text:alphabetical-index-mark-end text:id="IMark447325752"/>. This is needed iff annotating a type where</text:p>
      <text:p text:style-name="P2"><text:s text:c="5"/>* the <text:alphabetical-index-mark-start text:id="IMark447325752" text:key1="annotation"/>index<text:alphabetical-index-mark-end text:id="IMark447325752"/> is not defined on the primary table for the type.</text:p>
      <text:p text:style-name="P2"><text:s text:c="5"/>* @return the table on which the <text:alphabetical-index-mark-start text:id="IMark447325752" text:key1="annotation"/>index<text:alphabetical-index-mark-end text:id="IMark447325752"/> is defined</text:p>
      <text:p text:style-name="P2"><text:s text:c="5"/>*/</text:p>
      <text:p text:style-name="P2"><text:s text:c="4"/>String table() default ““;</text:p>
      <text:p text:style-name="P2"/>
      <text:p text:style-name="P2"><text:s text:c="4"/>/** Whether this <text:alphabetical-index-mark-start text:id="IMark447325752" text:key1="annotation"/>index<text:alphabetical-index-mark-end text:id="IMark447325752"/> is <text:alphabetical-index-mark-start text:id="IMark446123988" text:key1="annotation"/>unique<text:alphabetical-index-mark-end text:id="IMark446123988"/></text:p>
      <text:p text:style-name="P2"><text:s text:c="5"/>* @return whether this <text:alphabetical-index-mark-start text:id="IMark446123988" text:key1="annotation"/>index<text:alphabetical-index-mark-end text:id="IMark446123988"/> is <text:alphabetical-index-mark-start text:id="IMark447325752" text:key1="annotation"/>unique<text:alphabetical-index-mark-end text:id="IMark447325752"/></text:p>
      <text:p text:style-name="P2"><text:s text:c="5"/>*/</text:p>
      <text:p text:style-name="P2"><text:s text:c="4"/>String <text:alphabetical-index-mark-start text:id="IMark447325752" text:key1="annotation"/>unique<text:alphabetical-index-mark-end text:id="IMark447325752"/>() default ““;</text:p>
      <text:p text:style-name="P2"/>
      <text:p text:style-name="P2"><text:s text:c="4"/>/** Member (field and property) names that compose this <text:alphabetical-index-mark-start text:id="IMark447325752" text:key1="annotation"/>index<text:alphabetical-index-mark-end text:id="IMark447325752"/>.</text:p>
      <text:p text:style-name="P2"><text:s text:c="5"/>* @return member names that compose this <text:alphabetical-index-mark-start text:id="IMark447325752" text:key1="annotation"/>index<text:alphabetical-index-mark-end text:id="IMark447325752"/></text:p>
      <text:p text:style-name="P2"><text:s text:c="5"/>*/</text:p>
      <text:p text:style-name="P2"><text:s text:c="4"/>String[] members() default {};</text:p>
      <text:p text:style-name="P2"/>
      <text:p text:style-name="P2"><text:s text:c="4"/>/** <text:alphabetical-index-mark-start text:id="IMark447325752" text:key1="annotation"/>Columns<text:alphabetical-index-mark-end text:id="IMark447325752"/> that compose this <text:alphabetical-index-mark-start text:id="IMark446123988" text:key1="annotation"/>index<text:alphabetical-index-mark-end text:id="IMark446123988"/>.</text:p>
      <text:p text:style-name="P2"><text:s text:c="5"/>* @return <text:alphabetical-index-mark-start text:id="IMark446123988" text:key1="annotation"/>columns<text:alphabetical-index-mark-end text:id="IMark446123988"/> that compose this <text:alphabetical-index-mark-start text:id="IMark447325752" text:key1="annotation"/>index<text:alphabetical-index-mark-end text:id="IMark447325752"/></text:p>
      <text:p text:style-name="P2"><text:s text:c="5"/>*/</text:p>
      <text:p text:style-name="P2"><text:s text:c="4"/><text:alphabetical-index-mark-start text:id="IMark447325752" text:key1="annotation"/>Column<text:alphabetical-index-mark-end text:id="IMark447325752"/>[] <text:alphabetical-index-mark-start text:id="IMark446123988" text:key1="annotation"/>columns<text:alphabetical-index-mark-end text:id="IMark446123988"/>() default {};</text:p>
      <text:p text:style-name="P2">}</text:p>
      <text:p text:style-name="P2"/>
      <text:h text:style-name="P19" text:outline-level="3"><text:alphabetical-index-mark-start text:id="IMark446123988" text:key1="annotation"/>Indices<text:alphabetical-index-mark-end text:id="IMark446123988"/> Annotation</text:h>
      <text:p text:style-name="P2">@Target(ElementType.TYPE) </text:p>
      <text:p text:style-name="P2">@Retention(RetentionPolicy.RUNTIME)</text:p>
      <text:p text:style-name="P2">public @interface <text:alphabetical-index-mark-start text:id="IMark446123988" text:key1="annotation"/>Indices<text:alphabetical-index-mark-end text:id="IMark446123988"/></text:p>
      <text:p text:style-name="P2">{</text:p>
      <text:p text:style-name="P2"><text:s text:c="4"/>/**</text:p>
      <text:p text:style-name="P2"><text:s text:c="5"/>* The <text:alphabetical-index-mark-start text:id="IMark446123988" text:key1="annotation"/>indices<text:alphabetical-index-mark-end text:id="IMark446123988"/></text:p>
      <text:p text:style-name="P2"><text:s text:c="5"/>* @return The <text:alphabetical-index-mark-start text:id="IMark446123988" text:key1="annotation"/>indices<text:alphabetical-index-mark-end text:id="IMark446123988"/></text:p>
      <text:p text:style-name="P2"><text:s text:c="5"/>*/</text:p>
      <text:p text:style-name="P2"><text:s text:c="4"/><text:alphabetical-index-mark-start text:id="IMark446123988" text:key1="annotation"/>Index<text:alphabetical-index-mark-end text:id="IMark446123988"/>[] <text:alphabetical-index-mark-start text:id="IMark447325752" text:key1="annotation"/>value<text:alphabetical-index-mark-end text:id="IMark447325752"/>();</text:p>
      <text:p text:style-name="P2">}</text:p>
      <text:p text:style-name="P2"/>
      <text:h text:style-name="P19" text:outline-level="3"><text:alphabetical-index-mark-start text:id="IMark447325752" text:key1="annotation"/>Inheritance<text:alphabetical-index-mark-end text:id="IMark447325752"/> Annotation</text:h>
      <text:p text:style-name="P2">@Target(ElementType.TYPE) </text:p>
      <text:p text:style-name="P2">@Retention(RetentionPolicy.RUNTIME)</text:p>
      <text:p text:style-name="P2"><text:soft-page-break/>public @interface <text:alphabetical-index-mark-start text:id="IMark447325752" text:key1="annotation"/>Inheritance<text:alphabetical-index-mark-end text:id="IMark447325752"/></text:p>
      <text:p text:style-name="P2">{</text:p>
      <text:p text:style-name="P2"><text:s text:c="4"/>/** Strategy to use for <text:alphabetical-index-mark-start text:id="IMark447325752" text:key1="annotation"/>inheritance<text:alphabetical-index-mark-end text:id="IMark447325752"/>. Specifies in which table(s)</text:p>
      <text:p text:style-name="P2"><text:s text:c="5"/>* the members for the class are stored. </text:p>
      <text:p text:style-name="P2"><text:s text:c="5"/>* @return the <text:alphabetical-index-mark-start text:id="IMark447325752" text:key1="annotation"/>inheritance<text:alphabetical-index-mark-end text:id="IMark447325752"/> strategy</text:p>
      <text:p text:style-name="P2"><text:s text:c="5"/>*/</text:p>
      <text:p text:style-name="P2"><text:s text:c="4"/><text:alphabetical-index-mark-start text:id="IMark447325752" text:key1="annotation"/>InheritanceStrategy<text:alphabetical-index-mark-end text:id="IMark447325752"/> strategy() default <text:alphabetical-index-mark-start text:id="IMark446123988" text:key1="annotation"/>InheritanceStrategy<text:alphabetical-index-mark-end text:id="IMark446123988"/>.UNSPECIFIED;</text:p>
      <text:p text:style-name="P2"/>
      <text:p text:style-name="P2"><text:s text:c="4"/>/** Custom <text:alphabetical-index-mark-start text:id="IMark446123988" text:key1="annotation"/>inheritance<text:alphabetical-index-mark-end text:id="IMark446123988"/> strategy. If customStrategy is non-empty, then</text:p>
      <text:p text:style-name="P2"><text:s text:c="5"/>* strategy must be UNSPECIFIED.</text:p>
      <text:p text:style-name="P2"><text:s text:c="5"/>* @return the custom <text:alphabetical-index-mark-start text:id="IMark446123988" text:key1="annotation"/>inheritance<text:alphabetical-index-mark-end text:id="IMark446123988"/> strategy</text:p>
      <text:p text:style-name="P2"><text:s text:c="5"/>*/</text:p>
      <text:p text:style-name="P2"><text:s text:c="4"/>String customStrategy() default ““;</text:p>
      <text:p text:style-name="P2">}</text:p>
      <text:p text:style-name="P2"/>
      <text:h text:style-name="P19" text:outline-level="3"><text:alphabetical-index-mark-start text:id="IMark446123988" text:key1="annotation"/>InheritanceStrategy<text:alphabetical-index-mark-end text:id="IMark446123988"/> Enum</text:h>
      <text:p text:style-name="P2"/>
      <text:p text:style-name="P2">public enum <text:alphabetical-index-mark-start text:id="IMark446123988" text:key1="annotation"/>InheritanceStrategy<text:alphabetical-index-mark-end text:id="IMark446123988"/></text:p>
      <text:p text:style-name="P2">{</text:p>
      <text:p text:style-name="P2"><text:s text:c="4"/>UNSPECIFIED,</text:p>
      <text:p text:style-name="P2"><text:s text:c="4"/>NEW_TABLE,</text:p>
      <text:p text:style-name="P2"><text:s text:c="4"/>SUBCLASS_TABLE,</text:p>
      <text:p text:style-name="P2"><text:s text:c="4"/>SUPERCLASS_TABLE</text:p>
      <text:p text:style-name="P2">}</text:p>
      <text:p text:style-name="P2"/>
      <text:h text:style-name="P19" text:outline-level="3"><text:alphabetical-index-mark-start text:id="IMark446123988" text:key1="annotation"/>Join<text:alphabetical-index-mark-end text:id="IMark446123988"/> Annotation</text:h>
      <text:p text:style-name="P2">@Target({ElementType.TYPE, ElementType.FIELD, ElementType.METHOD}) </text:p>
      <text:p text:style-name="P2">@Retention(RetentionPolicy.RUNTIME)</text:p>
      <text:p text:style-name="P2">public @interface <text:alphabetical-index-mark-start text:id="IMark446123988" text:key1="annotation"/>Join<text:alphabetical-index-mark-end text:id="IMark446123988"/></text:p>
      <text:p text:style-name="P2">{</text:p>
      <text:p text:style-name="P2"><text:s text:c="4"/>/** Table to <text:alphabetical-index-mark-start text:id="IMark446123988" text:key1="annotation"/>join<text:alphabetical-index-mark-end text:id="IMark446123988"/>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446123988" text:key1="annotation"/>column<text:alphabetical-index-mark-end text:id="IMark446123988"/> in the <text:alphabetical-index-mark-start text:id="IMark447325752" text:key1="annotation"/>join<text:alphabetical-index-mark-end text:id="IMark447325752"/> table. </text:p>
      <text:p text:style-name="P2"><text:s text:c="5"/>* @return the name of the <text:alphabetical-index-mark-start text:id="IMark447325752" text:key1="annotation"/>column<text:alphabetical-index-mark-end text:id="IMark447325752"/> in the <text:alphabetical-index-mark-start text:id="IMark446123988" text:key1="annotation"/>join<text:alphabetical-index-mark-end text:id="IMark446123988"/> table</text:p>
      <text:p text:style-name="P2"><text:s text:c="5"/>*/</text:p>
      <text:p text:style-name="P2"><text:s text:c="4"/>String <text:alphabetical-index-mark-start text:id="IMark446123988" text:key1="annotation"/>column<text:alphabetical-index-mark-end text:id="IMark446123988"/>() default ““;</text:p>
      <text:p text:style-name="P2"/>
      <text:p text:style-name="P2"><text:s text:c="4"/>/** Whether the <text:alphabetical-index-mark-start text:id="IMark446123988" text:key1="annotation"/>join<text:alphabetical-index-mark-end text:id="IMark446123988"/> <text:alphabetical-index-mark-start text:id="IMark447325752" text:key1="annotation"/>column<text:alphabetical-index-mark-end text:id="IMark447325752"/> is indexed. </text:p>
      <text:p text:style-name="P2"><text:s text:c="5"/>* @return whether the <text:alphabetical-index-mark-start text:id="IMark447325752" text:key1="annotation"/>join<text:alphabetical-index-mark-end text:id="IMark447325752"/> <text:alphabetical-index-mark-start text:id="IMark446123988" text:key1="annotation"/>column<text:alphabetical-index-mark-end text:id="IMark446123988"/>(s) is(are) indexed</text:p>
      <text:p text:style-name="P2"><text:s text:c="5"/>*/</text:p>
      <text:p text:style-name="P2"><text:s text:c="4"/>String indexed() default ““;</text:p>
      <text:p text:style-name="P2"/>
      <text:p text:style-name="P2"><text:s text:c="4"/>/** The name of the <text:alphabetical-index-mark-start text:id="IMark446123988" text:key1="annotation"/>index<text:alphabetical-index-mark-end text:id="IMark446123988"/> to generate. </text:p>
      <text:p text:style-name="P2"><text:s text:c="5"/>* @return the name of the <text:alphabetical-index-mark-start text:id="IMark446123988" text:key1="annotation"/>index<text:alphabetical-index-mark-end text:id="IMark446123988"/></text:p>
      <text:p text:style-name="P2"><text:s text:c="5"/>*/</text:p>
      <text:p text:style-name="P2"><text:s text:c="4"/>String <text:alphabetical-index-mark-start text:id="IMark446123988" text:key1="annotation"/>index<text:alphabetical-index-mark-end text:id="IMark446123988"/>() default ““;</text:p>
      <text:p text:style-name="P2"/>
      <text:p text:style-name="P2"><text:s text:c="4"/>/** Whether the <text:alphabetical-index-mark-start text:id="IMark446123988" text:key1="annotation"/>join<text:alphabetical-index-mark-end text:id="IMark446123988"/> <text:alphabetical-index-mark-start text:id="IMark447325752" text:key1="annotation"/>column<text:alphabetical-index-mark-end text:id="IMark447325752"/> is <text:alphabetical-index-mark-start text:id="IMark446121252" text:key1="annotation"/>unique<text:alphabetical-index-mark-end text:id="IMark446121252"/>.</text:p>
      <text:p text:style-name="P2"><text:s text:c="5"/>* @return whether the <text:alphabetical-index-mark-start text:id="IMark446121252" text:key1="annotation"/>join<text:alphabetical-index-mark-end text:id="IMark446121252"/> <text:alphabetical-index-mark-start text:id="IMark447325752" text:key1="annotation"/>column<text:alphabetical-index-mark-end text:id="IMark447325752"/>(s) is(are) is <text:alphabetical-index-mark-start text:id="IMark446123988" text:key1="annotation"/>unique<text:alphabetical-index-mark-end text:id="IMark446123988"/></text:p>
      <text:p text:style-name="P2"><text:s text:c="5"/>*/</text:p>
      <text:p text:style-name="P2"><text:soft-page-break/><text:s text:c="4"/>String <text:alphabetical-index-mark-start text:id="IMark446123988" text:key1="annotation"/>unique<text:alphabetical-index-mark-end text:id="IMark446123988"/>() default ““;</text:p>
      <text:p text:style-name="P2"/>
      <text:p text:style-name="P2"><text:s text:c="4"/>/**</text:p>
      <text:p text:style-name="P2"><text:s text:c="5"/>* The name of the <text:alphabetical-index-mark-start text:id="IMark446123988" text:key1="annotation"/>unique<text:alphabetical-index-mark-end text:id="IMark446123988"/> <text:alphabetical-index-mark-start text:id="IMark447325752" text:key1="annotation"/>key<text:alphabetical-index-mark-end text:id="IMark447325752"/> constraint to generate.</text:p>
      <text:p text:style-name="P2"><text:s text:c="5"/>* @return the name of the <text:alphabetical-index-mark-start text:id="IMark447325752" text:key1="annotation"/>unique<text:alphabetical-index-mark-end text:id="IMark447325752"/> <text:alphabetical-index-mark-start text:id="IMark446123988" text:key1="annotation"/>key<text:alphabetical-index-mark-end text:id="IMark446123988"/> constraint</text:p>
      <text:p text:style-name="P2"><text:s text:c="5"/>*/</text:p>
      <text:p text:style-name="P2"><text:s text:c="4"/>String uniqueKey() default ““;</text:p>
      <text:p text:style-name="P2"/>
      <text:p text:style-name="P2"><text:s text:c="4"/>/** Whether to use an outer <text:alphabetical-index-mark-start text:id="IMark446123988" text:key1="annotation"/>join<text:alphabetical-index-mark-end text:id="IMark446123988"/>. </text:p>
      <text:p text:style-name="P2"><text:s text:c="5"/>* @return whether to use an outer <text:alphabetical-index-mark-start text:id="IMark446123988" text:key1="annotation"/>join<text:alphabetical-index-mark-end text:id="IMark446123988"/></text:p>
      <text:p text:style-name="P2"><text:s text:c="5"/>*/</text:p>
      <text:p text:style-name="P2"><text:s text:c="4"/>String outer() default ““;</text:p>
      <text:p text:style-name="P2"/>
      <text:p text:style-name="P2"><text:s text:c="4"/>/** Delete action to be applied to any <text:alphabetical-index-mark-start text:id="IMark446123988" text:key1="annotation"/>ForeignKey<text:alphabetical-index-mark-end text:id="IMark446123988"/> on this <text:alphabetical-index-mark-start text:id="IMark447325752" text:key1="annotation"/>join<text:alphabetical-index-mark-end text:id="IMark447325752"/>.</text:p>
      <text:p text:style-name="P2"><text:s text:c="5"/>* @return the delete action</text:p>
      <text:p text:style-name="P2"><text:s text:c="5"/>*/</text:p>
      <text:p text:style-name="P2"><text:s text:c="4"/><text:alphabetical-index-mark-start text:id="IMark447325752" text:key1="annotation"/>ForeignKeyAction<text:alphabetical-index-mark-end text:id="IMark447325752"/> deleteAction() default <text:alphabetical-index-mark-start text:id="IMark446123988" text:key1="annotation"/>ForeignKeyAction<text:alphabetical-index-mark-end text:id="IMark446123988"/>.UNSPECIFIED;</text:p>
      <text:p text:style-name="P2"/>
      <text:p text:style-name="P2"><text:s text:c="4"/>/** Detail definition of the <text:alphabetical-index-mark-start text:id="IMark446123988" text:key1="annotation"/>join<text:alphabetical-index-mark-end text:id="IMark446123988"/> <text:alphabetical-index-mark-start text:id="IMark447325752" text:key1="annotation"/>column<text:alphabetical-index-mark-end text:id="IMark447325752"/>(s). This is needed for</text:p>
      <text:p text:style-name="P2"><text:s text:c="5"/>* more than one <text:alphabetical-index-mark-start text:id="IMark447325752" text:key1="annotation"/>join<text:alphabetical-index-mark-end text:id="IMark447325752"/> <text:alphabetical-index-mark-start text:id="IMark446123988" text:key1="annotation"/>column<text:alphabetical-index-mark-end text:id="IMark446123988"/>.</text:p>
      <text:p text:style-name="P2"><text:s text:c="5"/>* @return the <text:alphabetical-index-mark-start text:id="IMark446123988" text:key1="annotation"/>join<text:alphabetical-index-mark-end text:id="IMark446123988"/> <text:alphabetical-index-mark-start text:id="IMark447325752" text:key1="annotation"/>columns<text:alphabetical-index-mark-end text:id="IMark447325752"/></text:p>
      <text:p text:style-name="P2"><text:s text:c="5"/>*/</text:p>
      <text:p text:style-name="P2"><text:s text:c="4"/><text:alphabetical-index-mark-start text:id="IMark447325752" text:key1="annotation"/>Column<text:alphabetical-index-mark-end text:id="IMark447325752"/>[] <text:alphabetical-index-mark-start text:id="IMark446123988" text:key1="annotation"/>columns<text:alphabetical-index-mark-end text:id="IMark446123988"/>() default {};</text:p>
      <text:p text:style-name="P2"/>
      <text:p text:style-name="P2"><text:s text:c="4"/>/** Generate or assume a primary <text:alphabetical-index-mark-start text:id="IMark446123988" text:key1="annotation"/>key<text:alphabetical-index-mark-end text:id="IMark446123988"/> constraint exists on the <text:alphabetical-index-mark-start text:id="IMark447325752" text:key1="annotation"/>column<text:alphabetical-index-mark-end text:id="IMark447325752"/></text:p>
      <text:p text:style-name="P2"><text:s text:c="5"/>* or <text:alphabetical-index-mark-start text:id="IMark447325752" text:key1="annotation"/>columns<text:alphabetical-index-mark-end text:id="IMark447325752"/> associated with this <text:alphabetical-index-mark-start text:id="IMark446123988" text:key1="annotation"/>join<text:alphabetical-index-mark-end text:id="IMark446123988"/>. Specify “true” or “false”.</text:p>
      <text:p text:style-name="P2"><text:s text:c="5"/>* @return whether to generate or assume a primary <text:alphabetical-index-mark-start text:id="IMark446123988" text:key1="annotation"/>key<text:alphabetical-index-mark-end text:id="IMark446123988"/> constraint</text:p>
      <text:p text:style-name="P2"><text:s text:c="5"/>*/</text:p>
      <text:p text:style-name="P2"><text:s text:c="4"/>String generatePrimaryKey() default ““;</text:p>
      <text:p text:style-name="P2"/>
      <text:p text:style-name="P2"><text:s text:c="4"/>/** Name for a generated primary <text:alphabetical-index-mark-start text:id="IMark446123988" text:key1="annotation"/>key<text:alphabetical-index-mark-end text:id="IMark446123988"/> constraint.</text:p>
      <text:p text:style-name="P2"><text:s text:c="5"/>* @return the name of the generated primary <text:alphabetical-index-mark-start text:id="IMark446123988" text:key1="annotation"/>key<text:alphabetical-index-mark-end text:id="IMark446123988"/> constraint</text:p>
      <text:p text:style-name="P2"><text:s text:c="5"/>*/</text:p>
      <text:p text:style-name="P2"><text:s text:c="4"/>String <text:alphabetical-index-mark-start text:id="IMark446123988" text:key1="annotation"/>primaryKey<text:alphabetical-index-mark-end text:id="IMark446123988"/>() default ““;</text:p>
      <text:p text:style-name="P2"/>
      <text:p text:style-name="P2"><text:s text:c="4"/>/** Generate or assume a foreign <text:alphabetical-index-mark-start text:id="IMark446123988" text:key1="annotation"/>key<text:alphabetical-index-mark-end text:id="IMark446123988"/> constraint exists on the <text:alphabetical-index-mark-start text:id="IMark447325752" text:key1="annotation"/>column<text:alphabetical-index-mark-end text:id="IMark447325752"/></text:p>
      <text:p text:style-name="P2"><text:s text:c="5"/>* or <text:alphabetical-index-mark-start text:id="IMark447325752" text:key1="annotation"/>columns<text:alphabetical-index-mark-end text:id="IMark447325752"/> associated with this <text:alphabetical-index-mark-start text:id="IMark446123988" text:key1="annotation"/>join<text:alphabetical-index-mark-end text:id="IMark446123988"/>. Specify “true” or “false”.</text:p>
      <text:p text:style-name="P2"><text:s text:c="5"/>* @return whether to generate or assume a foreign <text:alphabetical-index-mark-start text:id="IMark446123988" text:key1="annotation"/>key<text:alphabetical-index-mark-end text:id="IMark446123988"/> constraint</text:p>
      <text:p text:style-name="P2"><text:s text:c="5"/>*/</text:p>
      <text:p text:style-name="P2"><text:s text:c="4"/>String generateForeignKey() default ““;</text:p>
      <text:p text:style-name="P2"/>
      <text:p text:style-name="P2"><text:s text:c="4"/>/** Name for a generated foreign <text:alphabetical-index-mark-start text:id="IMark446123988" text:key1="annotation"/>key<text:alphabetical-index-mark-end text:id="IMark446123988"/> constraint.</text:p>
      <text:p text:style-name="P2"><text:s text:c="5"/>* @return the name of the generated foreign <text:alphabetical-index-mark-start text:id="IMark446123988" text:key1="annotation"/>key<text:alphabetical-index-mark-end text:id="IMark446123988"/> constraint</text:p>
      <text:p text:style-name="P2"><text:s text:c="5"/>*/</text:p>
      <text:p text:style-name="P2"><text:s text:c="4"/>String <text:alphabetical-index-mark-start text:id="IMark446123988" text:key1="annotation"/>foreignKey<text:alphabetical-index-mark-end text:id="IMark446123988"/>() default ““;</text:p>
      <text:p text:style-name="P2"/>
      <text:p text:style-name="P2"><text:s text:c="4"/>/** Vendor <text:alphabetical-index-mark-start text:id="IMark446123988" text:key1="annotation"/>extensions<text:alphabetical-index-mark-end text:id="IMark446123988"/>.</text:p>
      <text:p text:style-name="P2"><text:s text:c="5"/>* @return the vendor <text:alphabetical-index-mark-start text:id="IMark446123988" text:key1="annotation"/>extensions<text:alphabetical-index-mark-end text:id="IMark446123988"/></text:p>
      <text:p text:style-name="P2"><text:s text:c="5"/>*/</text:p>
      <text:p text:style-name="P2"><text:s text:c="4"/><text:alphabetical-index-mark-start text:id="IMark446123988" text:key1="annotation"/>Extension<text:alphabetical-index-mark-end text:id="IMark446123988"/>[] <text:alphabetical-index-mark-start text:id="IMark447325752" text:key1="annotation"/>extensions<text:alphabetical-index-mark-end text:id="IMark447325752"/>() default {};</text:p>
      <text:p text:style-name="P2">}</text:p>
      <text:p text:style-name="P2"/>
      <text:h text:style-name="P19" text:outline-level="3"><text:alphabetical-index-mark-start text:id="IMark447325752" text:key1="annotation"/>Joins<text:alphabetical-index-mark-end text:id="IMark447325752"/> Annotation</text:h>
      <text:p text:style-name="P2">@Target(ElementType.TYPE) </text:p>
      <text:p text:style-name="P2"><text:soft-page-break/>@Retention(RetentionPolicy.RUNTIME)</text:p>
      <text:p text:style-name="P2">public @interface <text:alphabetical-index-mark-start text:id="IMark447325752" text:key1="annotation"/>Joins<text:alphabetical-index-mark-end text:id="IMark447325752"/></text:p>
      <text:p text:style-name="P2">{</text:p>
      <text:p text:style-name="P2"><text:s text:c="4"/>/**</text:p>
      <text:p text:style-name="P2"><text:s text:c="5"/>* The <text:alphabetical-index-mark-start text:id="IMark447325752" text:key1="annotation"/>join<text:alphabetical-index-mark-end text:id="IMark447325752"/> definitions used for the mapping of this type. <text:alphabetical-index-mark-start text:id="IMark446123988" text:key1="annotation"/>Joins<text:alphabetical-index-mark-end text:id="IMark446123988"/>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446123988" text:key1="annotation"/>join<text:alphabetical-index-mark-end text:id="IMark446123988"/> definition and avoid redundancies.</text:p>
      <text:p text:style-name="P2"><text:s text:c="5"/>* @return the <text:alphabetical-index-mark-start text:id="IMark446123988" text:key1="annotation"/>join<text:alphabetical-index-mark-end text:id="IMark446123988"/> definitions</text:p>
      <text:p text:style-name="P2"><text:s text:c="5"/>*/</text:p>
      <text:p text:style-name="P2"><text:s text:c="4"/><text:alphabetical-index-mark-start text:id="IMark446123988" text:key1="annotation"/>Join<text:alphabetical-index-mark-end text:id="IMark446123988"/>[] <text:alphabetical-index-mark-start text:id="IMark447325752" text:key1="annotation"/>value<text:alphabetical-index-mark-end text:id="IMark447325752"/>();</text:p>
      <text:p text:style-name="P2">}</text:p>
      <text:p text:style-name="P2"/>
      <text:h text:style-name="P19" text:outline-level="3"><text:alphabetical-index-mark-start text:id="IMark447325752" text:key1="annotation"/>Key<text:alphabetical-index-mark-end text:id="IMark447325752"/> Annotation</text:h>
      <text:p text:style-name="P2">@Target({ElementType.FIELD, ElementType.METHOD}) </text:p>
      <text:p text:style-name="P2">@Retention(RetentionPolicy.RUNTIME)</text:p>
      <text:p text:style-name="P2">public @interface <text:alphabetical-index-mark-start text:id="IMark447325752" text:key1="annotation"/>Key<text:alphabetical-index-mark-end text:id="IMark447325752"/></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447325752" text:key1="annotation"/>key<text:alphabetical-index-mark-end text:id="IMark447325752"/> is to be stored <text:alphabetical-index-mark-start text:id="IMark446123988" text:key1="annotation"/>serialized<text:alphabetical-index-mark-end text:id="IMark446123988"/> (into a single <text:alphabetical-index-mark-start text:id="IMark446121252" text:key1="annotation"/>column<text:alphabetical-index-mark-end text:id="IMark446121252"/> of a</text:p>
      <text:p text:style-name="P2"><text:s text:c="5"/>* <text:alphabetical-index-mark-start text:id="IMark446121252" text:key1="annotation"/>join<text:alphabetical-index-mark-end text:id="IMark446121252"/> table).</text:p>
      <text:p text:style-name="P2"><text:s text:c="5"/>* @return whether the <text:alphabetical-index-mark-start text:id="IMark446121252" text:key1="annotation"/>key<text:alphabetical-index-mark-end text:id="IMark446121252"/> is to be stored <text:alphabetical-index-mark-start text:id="IMark446123988" text:key1="annotation"/>serialized<text:alphabetical-index-mark-end text:id="IMark446123988"/></text:p>
      <text:p text:style-name="P2"><text:s text:c="5"/>*/</text:p>
      <text:p text:style-name="P2"><text:s text:c="4"/>String <text:alphabetical-index-mark-start text:id="IMark446123988" text:key1="annotation"/>serialized<text:alphabetical-index-mark-end text:id="IMark446123988"/>() default ““;</text:p>
      <text:p text:style-name="P2"/>
      <text:p text:style-name="P2"><text:s text:c="4"/>/** Whether this <text:alphabetical-index-mark-start text:id="IMark446123988" text:key1="annotation"/>key<text:alphabetical-index-mark-end text:id="IMark446123988"/> is <text:alphabetical-index-mark-start text:id="IMark446121252" text:key1="annotation"/>embedded<text:alphabetical-index-mark-end text:id="IMark446121252"/>. </text:p>
      <text:p text:style-name="P2"><text:s text:c="5"/>* @return whether this <text:alphabetical-index-mark-start text:id="IMark446121252" text:key1="annotation"/>key<text:alphabetical-index-mark-end text:id="IMark446121252"/> is <text:alphabetical-index-mark-start text:id="IMark446123988" text:key1="annotation"/>embedded<text:alphabetical-index-mark-end text:id="IMark446123988"/></text:p>
      <text:p text:style-name="P2"><text:s text:c="5"/>*/</text:p>
      <text:p text:style-name="P2"><text:s text:c="4"/>String <text:alphabetical-index-mark-start text:id="IMark446123988" text:key1="annotation"/>embedded<text:alphabetical-index-mark-end text:id="IMark446123988"/>() default ““;</text:p>
      <text:p text:style-name="P2"/>
      <text:p text:style-name="P2"><text:s text:c="4"/>/**</text:p>
      <text:p text:style-name="P2"><text:s text:c="5"/>* The <text:alphabetical-index-mark-start text:id="IMark446123988" text:key1="annotation"/>embedded<text:alphabetical-index-mark-end text:id="IMark446123988"/> mapping for the <text:alphabetical-index-mark-start text:id="IMark446121252" text:key1="annotation"/>key<text:alphabetical-index-mark-end text:id="IMark446121252"/>.</text:p>
      <text:p text:style-name="P2"><text:s text:c="5"/>* @return the <text:alphabetical-index-mark-start text:id="IMark446121252" text:key1="annotation"/>embedded<text:alphabetical-index-mark-end text:id="IMark446121252"/> mapping for the <text:alphabetical-index-mark-start text:id="IMark446123988" text:key1="annotation"/>key<text:alphabetical-index-mark-end text:id="IMark446123988"/></text:p>
      <text:p text:style-name="P2"><text:s text:c="5"/>*/</text:p>
      <text:p text:style-name="P2"><text:s text:c="4"/><text:alphabetical-index-mark-start text:id="IMark446123988" text:key1="annotation"/>Embedded<text:alphabetical-index-mark-end text:id="IMark446123988"/>[] embeddedMapping() default {};</text:p>
      <text:p text:style-name="P2"/>
      <text:p text:style-name="P2"><text:s text:c="4"/>/**</text:p>
      <text:p text:style-name="P2"><text:s text:c="5"/>* Whether the <text:alphabetical-index-mark-start text:id="IMark446123988" text:key1="annotation"/>key<text:alphabetical-index-mark-end text:id="IMark446123988"/> is dependent on the owner (and will be deleted </text:p>
      <text:p text:style-name="P2"><text:s text:c="5"/>* when the owner is deleted).</text:p>
      <text:p text:style-name="P2"><text:s text:c="5"/>* @return whether the <text:alphabetical-index-mark-start text:id="IMark446123988" text:key1="annotation"/>key<text:alphabetical-index-mark-end text:id="IMark446123988"/>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46123988" text:key1="annotation"/>key<text:alphabetical-index-mark-end text:id="IMark446123988"/>.</text:p>
      <text:p text:style-name="P2"><text:s text:c="5"/>* @return name of the table for the <text:alphabetical-index-mark-start text:id="IMark446123988" text:key1="annotation"/>key<text:alphabetical-index-mark-end text:id="IMark446123988"/></text:p>
      <text:p text:style-name="P2"><text:soft-page-break/><text:s text:c="5"/>*/</text:p>
      <text:p text:style-name="P2"><text:s text:c="4"/>String table() default ““;</text:p>
      <text:p text:style-name="P2"/>
      <text:p text:style-name="P2"><text:s text:c="4"/>/**</text:p>
      <text:p text:style-name="P2"><text:s text:c="5"/>* Name of the <text:alphabetical-index-mark-start text:id="IMark446123988" text:key1="annotation"/>column<text:alphabetical-index-mark-end text:id="IMark446123988"/> to store the <text:alphabetical-index-mark-start text:id="IMark446121252" text:key1="annotation"/>key<text:alphabetical-index-mark-end text:id="IMark446121252"/> in.</text:p>
      <text:p text:style-name="P2"><text:s text:c="5"/>* @return name of the <text:alphabetical-index-mark-start text:id="IMark446121252" text:key1="annotation"/>column<text:alphabetical-index-mark-end text:id="IMark446121252"/> to store the <text:alphabetical-index-mark-start text:id="IMark446123988" text:key1="annotation"/>key<text:alphabetical-index-mark-end text:id="IMark446123988"/> in</text:p>
      <text:p text:style-name="P2"><text:s text:c="5"/>*/</text:p>
      <text:p text:style-name="P2"><text:s text:c="4"/>String <text:alphabetical-index-mark-start text:id="IMark446123988" text:key1="annotation"/>column<text:alphabetical-index-mark-end text:id="IMark446123988"/>() default ““;</text:p>
      <text:p text:style-name="P2"/>
      <text:p text:style-name="P2"><text:s text:c="4"/>/**</text:p>
      <text:p text:style-name="P2"><text:s text:c="5"/>* Delete action to apply to the foreign <text:alphabetical-index-mark-start text:id="IMark446123988" text:key1="annotation"/>key<text:alphabetical-index-mark-end text:id="IMark446123988"/> for the <text:alphabetical-index-mark-start text:id="IMark446121252" text:key1="annotation"/>key<text:alphabetical-index-mark-end text:id="IMark446121252"/>.</text:p>
      <text:p text:style-name="P2"><text:s text:c="5"/>* @return delete action to apply to the foreign <text:alphabetical-index-mark-start text:id="IMark446121252" text:key1="annotation"/>key<text:alphabetical-index-mark-end text:id="IMark446121252"/> for the <text:alphabetical-index-mark-start text:id="IMark446123988" text:key1="annotation"/>key<text:alphabetical-index-mark-end text:id="IMark446123988"/></text:p>
      <text:p text:style-name="P2"><text:s text:c="5"/>*/</text:p>
      <text:p text:style-name="P2"><text:s text:c="4"/><text:alphabetical-index-mark-start text:id="IMark446123988" text:key1="annotation"/>ForeignKeyAction<text:alphabetical-index-mark-end text:id="IMark446123988"/> deleteAction() default <text:alphabetical-index-mark-start text:id="IMark446121252" text:key1="annotation"/>ForeignKeyAction<text:alphabetical-index-mark-end text:id="IMark446121252"/>.UNSPECIFIED;</text:p>
      <text:p text:style-name="P2"/>
      <text:p text:style-name="P2"><text:s text:c="4"/>/**</text:p>
      <text:p text:style-name="P2"><text:s text:c="5"/>* Update action to apply to the foreign <text:alphabetical-index-mark-start text:id="IMark446121252" text:key1="annotation"/>key<text:alphabetical-index-mark-end text:id="IMark446121252"/> for the <text:alphabetical-index-mark-start text:id="IMark446123988" text:key1="annotation"/>key<text:alphabetical-index-mark-end text:id="IMark446123988"/>.</text:p>
      <text:p text:style-name="P2"><text:s text:c="5"/>* @return update action to apply to the foreign <text:alphabetical-index-mark-start text:id="IMark446123988" text:key1="annotation"/>key<text:alphabetical-index-mark-end text:id="IMark446123988"/> for the <text:alphabetical-index-mark-start text:id="IMark446121252" text:key1="annotation"/>key<text:alphabetical-index-mark-end text:id="IMark446121252"/></text:p>
      <text:p text:style-name="P2"><text:s text:c="5"/>*/</text:p>
      <text:p text:style-name="P2"><text:s text:c="4"/><text:alphabetical-index-mark-start text:id="IMark446121252" text:key1="annotation"/>ForeignKeyAction<text:alphabetical-index-mark-end text:id="IMark446121252"/> updateAction() default <text:alphabetical-index-mark-start text:id="IMark446123988" text:key1="annotation"/>ForeignKeyAction<text:alphabetical-index-mark-end text:id="IMark446123988"/>.UNSPECIFIED;</text:p>
      <text:p text:style-name="P2"/>
      <text:p text:style-name="P2"><text:s text:c="4"/>/**</text:p>
      <text:p text:style-name="P2"><text:s text:c="5"/>* Whether the <text:alphabetical-index-mark-start text:id="IMark446123988" text:key1="annotation"/>value<text:alphabetical-index-mark-end text:id="IMark446123988"/> <text:alphabetical-index-mark-start text:id="IMark446121252" text:key1="annotation"/>column<text:alphabetical-index-mark-end text:id="IMark446121252"/>(s) should be indexed.</text:p>
      <text:p text:style-name="P2"><text:s text:c="5"/>* @return whether the <text:alphabetical-index-mark-start text:id="IMark446121252" text:key1="annotation"/>value<text:alphabetical-index-mark-end text:id="IMark446121252"/> <text:alphabetical-index-mark-start text:id="IMark446123988" text:key1="annotation"/>column<text:alphabetical-index-mark-end text:id="IMark446123988"/>(s) should be indexed.</text:p>
      <text:p text:style-name="P2"><text:s text:c="5"/>*/</text:p>
      <text:p text:style-name="P2"><text:s text:c="4"/>String indexed() default ““;</text:p>
      <text:p text:style-name="P2"/>
      <text:p text:style-name="P2"><text:s text:c="4"/>/** The name of the <text:alphabetical-index-mark-start text:id="IMark446123988" text:key1="annotation"/>index<text:alphabetical-index-mark-end text:id="IMark446123988"/> to generate. </text:p>
      <text:p text:style-name="P2"><text:s text:c="5"/>* @return the name of the <text:alphabetical-index-mark-start text:id="IMark446123988" text:key1="annotation"/>index<text:alphabetical-index-mark-end text:id="IMark446123988"/></text:p>
      <text:p text:style-name="P2"><text:s text:c="5"/>*/</text:p>
      <text:p text:style-name="P2"><text:s text:c="4"/>String <text:alphabetical-index-mark-start text:id="IMark446123988" text:key1="annotation"/>index<text:alphabetical-index-mark-end text:id="IMark446123988"/>() default ““;</text:p>
      <text:p text:style-name="P2"/>
      <text:p text:style-name="P2"><text:s text:c="4"/>/**</text:p>
      <text:p text:style-name="P2"><text:s text:c="5"/>* Whether the <text:alphabetical-index-mark-start text:id="IMark446123988" text:key1="annotation"/>element<text:alphabetical-index-mark-end text:id="IMark446123988"/> <text:alphabetical-index-mark-start text:id="IMark446121252" text:key1="annotation"/>column<text:alphabetical-index-mark-end text:id="IMark446121252"/>(s) contents should be considered <text:alphabetical-index-mark-start text:id="IMark447325752" text:key1="annotation"/>unique<text:alphabetical-index-mark-end text:id="IMark447325752"/></text:p>
      <text:p text:style-name="P2"><text:s text:c="5"/>* @return whether the <text:alphabetical-index-mark-start text:id="IMark447325752" text:key1="annotation"/>element<text:alphabetical-index-mark-end text:id="IMark447325752"/> <text:alphabetical-index-mark-start text:id="IMark446121252" text:key1="annotation"/>column<text:alphabetical-index-mark-end text:id="IMark446121252"/>(s) contents should be considered <text:alphabetical-index-mark-start text:id="IMark446123988" text:key1="annotation"/>unique<text:alphabetical-index-mark-end text:id="IMark446123988"/></text:p>
      <text:p text:style-name="P2"><text:s text:c="5"/>*/</text:p>
      <text:p text:style-name="P2"><text:s text:c="4"/>String <text:alphabetical-index-mark-start text:id="IMark446123988" text:key1="annotation"/>unique<text:alphabetical-index-mark-end text:id="IMark446123988"/>() default ““;</text:p>
      <text:p text:style-name="P2"/>
      <text:p text:style-name="P2"><text:s text:c="4"/>/**</text:p>
      <text:p text:style-name="P2"><text:s text:c="5"/>* The name of the <text:alphabetical-index-mark-start text:id="IMark446123988" text:key1="annotation"/>unique<text:alphabetical-index-mark-end text:id="IMark446123988"/> <text:alphabetical-index-mark-start text:id="IMark446121252" text:key1="annotation"/>key<text:alphabetical-index-mark-end text:id="IMark446121252"/> constraint to generate.</text:p>
      <text:p text:style-name="P2"><text:s text:c="5"/>* @return the name of the <text:alphabetical-index-mark-start text:id="IMark446121252" text:key1="annotation"/>unique<text:alphabetical-index-mark-end text:id="IMark446121252"/> <text:alphabetical-index-mark-start text:id="IMark446123988" text:key1="annotation"/>key<text:alphabetical-index-mark-end text:id="IMark446123988"/>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446123988" text:key1="annotation"/>value<text:alphabetical-index-mark-end text:id="IMark446123988"/> class where this <text:alphabetical-index-mark-start text:id="IMark446121252" text:key1="annotation"/>key<text:alphabetical-index-mark-end text:id="IMark446121252"/> is stored.</text:p>
      <text:p text:style-name="P2"><text:s text:c="5"/>* @return the name of a member in the <text:alphabetical-index-mark-start text:id="IMark446121252" text:key1="annotation"/>value<text:alphabetical-index-mark-end text:id="IMark446121252"/> class where this <text:alphabetical-index-mark-start text:id="IMark446123988" text:key1="annotation"/>key<text:alphabetical-index-mark-end text:id="IMark446123988"/> is stored</text:p>
      <text:p text:style-name="P2"><text:s text:c="5"/>*/</text:p>
      <text:p text:style-name="P2"><text:s text:c="4"/>String mappedBy() default ““;</text:p>
      <text:p text:style-name="P2"/>
      <text:p text:style-name="P2"><text:s text:c="4"/>/**</text:p>
      <text:p text:style-name="P2"><text:s text:c="5"/>* The <text:alphabetical-index-mark-start text:id="IMark446123988" text:key1="annotation"/>column<text:alphabetical-index-mark-end text:id="IMark446123988"/>(s) for the <text:alphabetical-index-mark-start text:id="IMark446121252" text:key1="annotation"/>key<text:alphabetical-index-mark-end text:id="IMark446121252"/></text:p>
      <text:p text:style-name="P2"><text:s text:c="5"/>* @return the <text:alphabetical-index-mark-start text:id="IMark446121252" text:key1="annotation"/>column<text:alphabetical-index-mark-end text:id="IMark446121252"/>(s) for the <text:alphabetical-index-mark-start text:id="IMark446123988" text:key1="annotation"/>key<text:alphabetical-index-mark-end text:id="IMark446123988"/></text:p>
      <text:p text:style-name="P2"><text:s text:c="5"/>*/</text:p>
      <text:p text:style-name="P2"><text:s text:c="4"/><text:alphabetical-index-mark-start text:id="IMark446123988" text:key1="annotation"/>Column<text:alphabetical-index-mark-end text:id="IMark446123988"/>[] <text:alphabetical-index-mark-start text:id="IMark446121252" text:key1="annotation"/>columns<text:alphabetical-index-mark-end text:id="IMark446121252"/>() default {};</text:p>
      <text:p text:style-name="P2"/>
      <text:p text:style-name="P2"><text:soft-page-break/><text:s text:c="4"/>/** Generate or assume a foreign <text:alphabetical-index-mark-start text:id="IMark446121252" text:key1="annotation"/>key<text:alphabetical-index-mark-end text:id="IMark446121252"/> constraint exists on the <text:alphabetical-index-mark-start text:id="IMark446123988" text:key1="annotation"/>column<text:alphabetical-index-mark-end text:id="IMark446123988"/></text:p>
      <text:p text:style-name="P2"><text:s text:c="5"/>* or <text:alphabetical-index-mark-start text:id="IMark446123988" text:key1="annotation"/>columns<text:alphabetical-index-mark-end text:id="IMark446123988"/> associated with this <text:alphabetical-index-mark-start text:id="IMark446121252" text:key1="annotation"/>join<text:alphabetical-index-mark-end text:id="IMark446121252"/>. Specify “true” or “false”.</text:p>
      <text:p text:style-name="P2"><text:s text:c="5"/>* @return whether to generate or assume a foreign <text:alphabetical-index-mark-start text:id="IMark446121252" text:key1="annotation"/>key<text:alphabetical-index-mark-end text:id="IMark446121252"/> constraint</text:p>
      <text:p text:style-name="P2"><text:s text:c="5"/>*/</text:p>
      <text:p text:style-name="P2"><text:s text:c="4"/>String generateForeignKey() default ““;</text:p>
      <text:p text:style-name="P2"/>
      <text:p text:style-name="P2"><text:s text:c="4"/>/** Name for a generated foreign <text:alphabetical-index-mark-start text:id="IMark446121252" text:key1="annotation"/>key<text:alphabetical-index-mark-end text:id="IMark446121252"/> constraint.</text:p>
      <text:p text:style-name="P2"><text:s text:c="5"/>* @return the name of the generated foreign <text:alphabetical-index-mark-start text:id="IMark446121252" text:key1="annotation"/>key<text:alphabetical-index-mark-end text:id="IMark446121252"/> constraint</text:p>
      <text:p text:style-name="P2"><text:s text:c="5"/>*/</text:p>
      <text:p text:style-name="P2"><text:s text:c="4"/>String <text:alphabetical-index-mark-start text:id="IMark446121252" text:key1="annotation"/>foreignKey<text:alphabetical-index-mark-end text:id="IMark446121252"/>() default ““;</text:p>
      <text:p text:style-name="P2"/>
      <text:p text:style-name="P2"><text:s text:c="4"/>/** Vendor <text:alphabetical-index-mark-start text:id="IMark446121252" text:key1="annotation"/>extensions<text:alphabetical-index-mark-end text:id="IMark446121252"/>.</text:p>
      <text:p text:style-name="P2"><text:s text:c="5"/>* @return the vendor <text:alphabetical-index-mark-start text:id="IMark446121252" text:key1="annotation"/>extensions<text:alphabetical-index-mark-end text:id="IMark446121252"/></text:p>
      <text:p text:style-name="P2"><text:s text:c="5"/>*/</text:p>
      <text:p text:style-name="P2"><text:s text:c="4"/><text:alphabetical-index-mark-start text:id="IMark446121252" text:key1="annotation"/>Extension<text:alphabetical-index-mark-end text:id="IMark446121252"/>[] <text:alphabetical-index-mark-start text:id="IMark446123988" text:key1="annotation"/>extensions<text:alphabetical-index-mark-end text:id="IMark446123988"/>() default {};</text:p>
      <text:p text:style-name="P2">}</text:p>
      <text:p text:style-name="P2"/>
      <text:h text:style-name="P19" text:outline-level="3"><text:alphabetical-index-mark-start text:id="IMark446123988" text:key1="annotation"/>NotPersistent<text:alphabetical-index-mark-end text:id="IMark446123988"/> Annotation</text:h>
      <text:p text:style-name="P2">@Target({ElementType.FIELD, ElementType.METHOD}) </text:p>
      <text:p text:style-name="P2">@Retention(RetentionPolicy.RUNTIME)</text:p>
      <text:p text:style-name="P2">public @interface <text:alphabetical-index-mark-start text:id="IMark446123988" text:key1="annotation"/>NotPersistent<text:alphabetical-index-mark-end text:id="IMark446123988"/></text:p>
      <text:p text:style-name="P2">{</text:p>
      <text:p text:style-name="P2">}</text:p>
      <text:p text:style-name="P2"/>
      <text:h text:style-name="P19" text:outline-level="3"><text:alphabetical-index-mark-start text:id="IMark446123988" text:key1="annotation"/>NullValue<text:alphabetical-index-mark-end text:id="IMark446123988"/> Enum</text:h>
      <text:p text:style-name="P2"/>
      <text:p text:style-name="P2">public enum <text:alphabetical-index-mark-start text:id="IMark446123988" text:key1="annotation"/>NullValue<text:alphabetical-index-mark-end text:id="IMark446123988"/></text:p>
      <text:p text:style-name="P2">{</text:p>
      <text:p text:style-name="P2"><text:s text:c="4"/>NONE,</text:p>
      <text:p text:style-name="P2"><text:s text:c="4"/>EXCEPTION,</text:p>
      <text:p text:style-name="P2"><text:s text:c="4"/>DEFAULT</text:p>
      <text:p text:style-name="P2">}</text:p>
      <text:p text:style-name="P2"/>
      <text:h text:style-name="P19" text:outline-level="3"><text:alphabetical-index-mark-start text:id="IMark446123988" text:key1="annotation"/>Order<text:alphabetical-index-mark-end text:id="IMark446123988"/> Annotation</text:h>
      <text:p text:style-name="P2">@Target({ElementType.FIELD, ElementType.METHOD}) </text:p>
      <text:p text:style-name="P2">@Retention(RetentionPolicy.RUNTIME)</text:p>
      <text:p text:style-name="P2">public @interface <text:alphabetical-index-mark-start text:id="IMark446123988" text:key1="annotation"/>Order<text:alphabetical-index-mark-end text:id="IMark446123988"/></text:p>
      <text:p text:style-name="P2">{</text:p>
      <text:p text:style-name="P2"><text:s text:c="4"/>/** The name of the <text:alphabetical-index-mark-start text:id="IMark446123988" text:key1="annotation"/>column<text:alphabetical-index-mark-end text:id="IMark446123988"/> to use for ordering the elements of the member.</text:p>
      <text:p text:style-name="P2"><text:s text:c="5"/>* @return the name of the ordering <text:alphabetical-index-mark-start text:id="IMark446123988" text:key1="annotation"/>column<text:alphabetical-index-mark-end text:id="IMark446123988"/></text:p>
      <text:p text:style-name="P2"><text:s text:c="5"/>*/</text:p>
      <text:p text:style-name="P2"><text:s text:c="4"/>String <text:alphabetical-index-mark-start text:id="IMark446123988" text:key1="annotation"/>column<text:alphabetical-index-mark-end text:id="IMark446123988"/>()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446123988" text:key1="annotation"/>column<text:alphabetical-index-mark-end text:id="IMark446123988"/>(s) to use for ordering.</text:p>
      <text:p text:style-name="P2"><text:s text:c="5"/>* @return the <text:alphabetical-index-mark-start text:id="IMark446123988" text:key1="annotation"/>columns<text:alphabetical-index-mark-end text:id="IMark446123988"/> to use for ordering</text:p>
      <text:p text:style-name="P2"><text:s text:c="5"/>*/</text:p>
      <text:p text:style-name="P2"><text:soft-page-break/><text:s text:c="4"/><text:alphabetical-index-mark-start text:id="IMark446123988" text:key1="annotation"/>Column<text:alphabetical-index-mark-end text:id="IMark446123988"/>[] <text:alphabetical-index-mark-start text:id="IMark446121252" text:key1="annotation"/>columns<text:alphabetical-index-mark-end text:id="IMark446121252"/>() default {};</text:p>
      <text:p text:style-name="P2"/>
      <text:p text:style-name="P2"><text:s text:c="4"/>/** Vendor <text:alphabetical-index-mark-start text:id="IMark446121252" text:key1="annotation"/>extensions<text:alphabetical-index-mark-end text:id="IMark446121252"/>.</text:p>
      <text:p text:style-name="P2"><text:s text:c="5"/>* @return the vendor <text:alphabetical-index-mark-start text:id="IMark446121252" text:key1="annotation"/>extensions<text:alphabetical-index-mark-end text:id="IMark446121252"/></text:p>
      <text:p text:style-name="P2"><text:s text:c="5"/>*/</text:p>
      <text:p text:style-name="P2"><text:s text:c="4"/><text:alphabetical-index-mark-start text:id="IMark446121252" text:key1="annotation"/>Extension<text:alphabetical-index-mark-end text:id="IMark446121252"/>[] <text:alphabetical-index-mark-start text:id="IMark446123988" text:key1="annotation"/>extensions<text:alphabetical-index-mark-end text:id="IMark446123988"/>() default {};</text:p>
      <text:p text:style-name="P2">}</text:p>
      <text:p text:style-name="P2"/>
      <text:h text:style-name="P19" text:outline-level="3"><text:alphabetical-index-mark-start text:id="IMark446123988" text:key1="annotation"/>PersistenceAware<text:alphabetical-index-mark-end text:id="IMark446123988"/> Annotation</text:h>
      <text:p text:style-name="P2">@Target(ElementType.TYPE) </text:p>
      <text:p text:style-name="P2">@Retention(RetentionPolicy.RUNTIME)</text:p>
      <text:p text:style-name="P2">public @interface <text:alphabetical-index-mark-start text:id="IMark446123988" text:key1="annotation"/>PersistenceAware<text:alphabetical-index-mark-end text:id="IMark446123988"/></text:p>
      <text:p text:style-name="P2">{</text:p>
      <text:p text:style-name="P2">}</text:p>
      <text:p text:style-name="P2"/>
      <text:h text:style-name="P19" text:outline-level="3"><text:alphabetical-index-mark-start text:id="IMark446123988" text:key1="annotation"/>PersistenceCapable<text:alphabetical-index-mark-end text:id="IMark446123988"/> Annotation</text:h>
      <text:p text:style-name="P2">@Target(ElementType.TYPE) </text:p>
      <text:p text:style-name="P2">@Retention(RetentionPolicy.RUNTIME)</text:p>
      <text:p text:style-name="P2">public @interface <text:alphabetical-index-mark-start text:id="IMark446123988" text:key1="annotation"/>PersistenceCapable<text:alphabetical-index-mark-end text:id="IMark446123988"/></text:p>
      <text:p text:style-name="P2">{</text:p>
      <text:p text:style-name="P2"><text:s text:c="4"/>/** Member declarations. <text:alphabetical-index-mark-start text:id="IMark446123988" text:main-entry="true"/>Annotations<text:alphabetical-index-mark-end text:id="IMark446123988"/> for <text:alphabetical-index-mark-start text:id="IMark446121252" text:key1="enum"/>persistent<text:alphabetical-index-mark-end text:id="IMark446121252"/> members of this</text:p>
      <text:p text:style-name="P2"><text:s text:c="5"/>* class or interface can be specifed either here or on each member.</text:p>
      <text:p text:style-name="P2"><text:s text:c="5"/>* <text:alphabetical-index-mark-start text:id="IMark446121252" text:main-entry="true"/>Annotations<text:alphabetical-index-mark-end text:id="IMark446121252"/> for inherited members can only be specified here.</text:p>
      <text:p text:style-name="P2"><text:s text:c="5"/>* @return member declarations</text:p>
      <text:p text:style-name="P2"><text:s text:c="5"/>*/</text:p>
      <text:p text:style-name="P2"><text:s text:c="4"/><text:alphabetical-index-mark-start text:id="IMark446121252" text:key1="enum"/>Persistent<text:alphabetical-index-mark-end text:id="IMark446121252"/>[]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446121252" text:key1="annotation"/>embedded<text:alphabetical-index-mark-end text:id="IMark446121252"/>. </text:p>
      <text:p text:style-name="P2"><text:s text:c="5"/>*/</text:p>
      <text:p text:style-name="P2"><text:s text:c="4"/>String <text:alphabetical-index-mark-start text:id="IMark446121252" text:key1="annotation"/>embeddedOnly<text:alphabetical-index-mark-end text:id="IMark446121252"/>()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oft-page-break/><text:s text:c="4"/><text:alphabetical-index-mark-start text:id="IMark446121252" text:key1="annotation"/>IdentityType<text:alphabetical-index-mark-end text:id="IMark446121252"/> <text:alphabetical-index-mark-start text:id="IMark446123988" text:key1="annotation"/>identityType<text:alphabetical-index-mark-end text:id="IMark446123988"/>() default <text:alphabetical-index-mark-start text:id="IMark447325752" text:key1="annotation"/>IdentityType<text:alphabetical-index-mark-end text:id="IMark447325752"/>.UNSPECIFIED;</text:p>
      <text:p text:style-name="P2"/>
      <text:p text:style-name="P2"><text:s text:c="4"/>/** Primary <text:alphabetical-index-mark-start text:id="IMark447325752" text:key1="annotation"/>key<text:alphabetical-index-mark-end text:id="IMark447325752"/>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447325752" text:key1="annotation"/>cacheable<text:alphabetical-index-mark-end text:id="IMark447325752"/> in a Level2 cache.</text:p>
      <text:p text:style-name="P2"><text:s text:c="5"/>* @since 2.2</text:p>
      <text:p text:style-name="P2"><text:s text:c="5"/>*/</text:p>
      <text:p text:style-name="P2"><text:s text:c="4"/>String <text:alphabetical-index-mark-start text:id="IMark447325752" text:key1="annotation"/>cacheable<text:alphabetical-index-mark-end text:id="IMark447325752"/>()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447325752" text:key1="annotation"/>extensions<text:alphabetical-index-mark-end text:id="IMark447325752"/>.</text:p>
      <text:p text:style-name="P2"><text:s text:c="5"/>*/</text:p>
      <text:p text:style-name="P2"><text:s text:c="4"/><text:alphabetical-index-mark-start text:id="IMark447325752" text:key1="annotation"/>Extension<text:alphabetical-index-mark-end text:id="IMark447325752"/>[] <text:alphabetical-index-mark-start text:id="IMark446123988" text:key1="annotation"/>extensions<text:alphabetical-index-mark-end text:id="IMark446123988"/>() default {};</text:p>
      <text:p text:style-name="P2">}</text:p>
      <text:p text:style-name="P2"/>
      <text:h text:style-name="P19" text:outline-level="3"><text:alphabetical-index-mark-start text:id="IMark446123988" text:key1="enum"/>PersistenceModifier<text:alphabetical-index-mark-end text:id="IMark446123988"/> Enum</text:h>
      <text:p text:style-name="P2"/>
      <text:p text:style-name="P2">public enum <text:alphabetical-index-mark-start text:id="IMark446123988" text:key1="enum"/><text:alphabetical-index-mark-start text:id="IMark447325752" text:key1="enum"/>PersistenceModifier<text:alphabetical-index-mark-end text:id="IMark447325752"/><text:alphabetical-index-mark-end text:id="IMark446123988"/></text:p>
      <text:p text:style-name="P2">{</text:p>
      <text:p text:style-name="P2"><text:s text:c="4"/>UNSPECIFIED,</text:p>
      <text:p text:style-name="P2"><text:s text:c="4"/><text:alphabetical-index-mark-start text:id="IMark446123988" text:key1="enum"/>PERSISTENT<text:alphabetical-index-mark-end text:id="IMark446123988"/>,</text:p>
      <text:p text:style-name="P2"><text:s text:c="4"/><text:alphabetical-index-mark-start text:id="IMark446123988" text:key1="annotation"/>TRANSACTIONAL<text:alphabetical-index-mark-end text:id="IMark446123988"/>,</text:p>
      <text:p text:style-name="P2"><text:s text:c="4"/>NONE</text:p>
      <text:p text:style-name="P2">}</text:p>
      <text:p text:style-name="P2"/>
      <text:h text:style-name="P19" text:outline-level="3"><text:alphabetical-index-mark-start text:id="IMark446123988" text:key1="enum"/>Persistent<text:alphabetical-index-mark-end text:id="IMark446123988"/> Annotation</text:h>
      <text:p text:style-name="P2">@Target({ElementType.FIELD, ElementType.METHOD}) </text:p>
      <text:p text:style-name="P2">@Retention(RetentionPolicy.RUNTIME)</text:p>
      <text:p text:style-name="P2">public @interface <text:alphabetical-index-mark-start text:id="IMark446123988" text:key1="enum"/>Persistent<text:alphabetical-index-mark-end text:id="IMark446123988"/></text:p>
      <text:p text:style-name="P2">{</text:p>
      <text:p text:style-name="P2"><text:s text:c="4"/>/** Modifier for this field. This is normally not specified, and the </text:p>
      <text:p text:style-name="P2"><text:s text:c="5"/>* defaults are used, or the @<text:alphabetical-index-mark-start text:id="IMark446123988" text:key1="annotation"/>Transactional<text:alphabetical-index-mark-end text:id="IMark446123988"/> or @<text:alphabetical-index-mark-start text:id="IMark447325752" text:key1="annotation"/>NotPersistent<text:alphabetical-index-mark-end text:id="IMark447325752"/> </text:p>
      <text:p text:style-name="P2"><text:s text:c="5"/>* annotation is specified directly on the member. One possible use</text:p>
      <text:p text:style-name="P2"><text:s text:c="5"/>* for specifying <text:alphabetical-index-mark-start text:id="IMark447325752" text:key1="enum"/><text:alphabetical-index-mark-start text:id="IMark446123988" text:key1="enum"/>persistenceModifier<text:alphabetical-index-mark-end text:id="IMark446123988"/><text:alphabetical-index-mark-end text:id="IMark447325752"/> is for <text:alphabetical-index-mark-start text:id="IMark446121252" text:key1="annotation"/>embedded<text:alphabetical-index-mark-end text:id="IMark446121252"/> instances in which</text:p>
      <text:p text:style-name="P2"><text:s text:c="5"/>* a member is not <text:alphabetical-index-mark-start text:id="IMark446121252" text:key1="enum"/>persistent<text:alphabetical-index-mark-end text:id="IMark446121252"/> but in the non-<text:alphabetical-index-mark-start text:id="IMark447325752" text:key1="annotation"/>embedded<text:alphabetical-index-mark-end text:id="IMark447325752"/> instances the</text:p>
      <text:p text:style-name="P2"><text:s text:c="5"/>* member is <text:alphabetical-index-mark-start text:id="IMark447325752" text:key1="enum"/>persistent<text:alphabetical-index-mark-end text:id="IMark447325752"/>. Note that it is not portable to specify a</text:p>
      <text:p text:style-name="P2"><text:s text:c="5"/>* member to be not <text:alphabetical-index-mark-start text:id="IMark447325752" text:key1="enum"/>persistent<text:alphabetical-index-mark-end text:id="IMark447325752"/> in the non-<text:alphabetical-index-mark-start text:id="IMark446121252" text:key1="annotation"/>embedded<text:alphabetical-index-mark-end text:id="IMark446121252"/> case and <text:alphabetical-index-mark-start text:id="IMark446123988" text:key1="enum"/>persistent<text:alphabetical-index-mark-end text:id="IMark446123988"/></text:p>
      <text:p text:style-name="P2"><text:s text:c="5"/>* in the <text:alphabetical-index-mark-start text:id="IMark446123988" text:key1="annotation"/>embedded<text:alphabetical-index-mark-end text:id="IMark446123988"/> usage.</text:p>
      <text:p text:style-name="P2"><text:s text:c="5"/>* @return the persistence modifier</text:p>
      <text:p text:style-name="P2"><text:s text:c="5"/>*/</text:p>
      <text:p text:style-name="P2"><text:s text:c="4"/><text:alphabetical-index-mark-start text:id="IMark446123988" text:key1="enum"/><text:alphabetical-index-mark-start text:id="IMark446121252" text:key1="enum"/>PersistenceModifier<text:alphabetical-index-mark-end text:id="IMark446121252"/><text:alphabetical-index-mark-end text:id="IMark446123988"/> <text:alphabetical-index-mark-start text:id="IMark447325752" text:key1="enum"/><text:alphabetical-index-mark-start text:id="IMark447326280" text:key1="enum"/>persistenceModifier<text:alphabetical-index-mark-end text:id="IMark447326280"/><text:alphabetical-index-mark-end text:id="IMark447325752"/>() </text:p>
      <text:p text:style-name="P2"><text:s text:c="8"/>default <text:alphabetical-index-mark-start text:id="IMark447325752" text:key1="enum"/>PersistenceModifier<text:alphabetical-index-mark-end text:id="IMark447325752"/>.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text:soft-page-break/></text:p>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447325752" text:key1="annotation"/>value<text:alphabetical-index-mark-end text:id="IMark447325752"/>. </text:p>
      <text:p text:style-name="P2"><text:s text:c="5"/>* @return the behavior when this member contains a null <text:alphabetical-index-mark-start text:id="IMark447325752" text:key1="annotation"/>value<text:alphabetical-index-mark-end text:id="IMark447325752"/></text:p>
      <text:p text:style-name="P2"><text:s text:c="5"/>*/</text:p>
      <text:p text:style-name="P2"><text:s text:c="4"/><text:alphabetical-index-mark-start text:id="IMark447325752" text:key1="annotation"/>NullValue<text:alphabetical-index-mark-end text:id="IMark447325752"/> <text:alphabetical-index-mark-start text:id="IMark447326280" text:key1="annotation"/>nullValue<text:alphabetical-index-mark-end text:id="IMark447326280"/>() default <text:alphabetical-index-mark-start text:id="IMark446123988" text:key1="annotation"/>NullValue<text:alphabetical-index-mark-end text:id="IMark446123988"/>.NONE;</text:p>
      <text:p text:style-name="P2"/>
      <text:p text:style-name="P2"><text:s text:c="4"/>/** Whether this member is <text:alphabetical-index-mark-start text:id="IMark446123988" text:key1="annotation"/>embedded<text:alphabetical-index-mark-end text:id="IMark446123988"/>. </text:p>
      <text:p text:style-name="P2"><text:s text:c="5"/>* @return whether this member is <text:alphabetical-index-mark-start text:id="IMark446123988" text:key1="annotation"/>embedded<text:alphabetical-index-mark-end text:id="IMark446123988"/></text:p>
      <text:p text:style-name="P2"><text:s text:c="5"/>*/</text:p>
      <text:p text:style-name="P2"><text:s text:c="4"/>String <text:alphabetical-index-mark-start text:id="IMark446123988" text:key1="annotation"/>embedded<text:alphabetical-index-mark-end text:id="IMark446123988"/>() default ““;</text:p>
      <text:p text:style-name="P2"/>
      <text:p text:style-name="P2"><text:s text:c="4"/>/** Whether the elements of this member are <text:alphabetical-index-mark-start text:id="IMark446123988" text:key1="annotation"/>embedded<text:alphabetical-index-mark-end text:id="IMark446123988"/>. </text:p>
      <text:p text:style-name="P2"><text:s text:c="5"/>* @return whether the elements of this member are <text:alphabetical-index-mark-start text:id="IMark446123988" text:key1="annotation"/>embedded<text:alphabetical-index-mark-end text:id="IMark446123988"/></text:p>
      <text:p text:style-name="P2"><text:s text:c="5"/>*/</text:p>
      <text:p text:style-name="P2"><text:s text:c="4"/>String embeddedElement() default ““;</text:p>
      <text:p text:style-name="P2"/>
      <text:p text:style-name="P2"><text:s text:c="4"/>/** Whether the keys of this member are <text:alphabetical-index-mark-start text:id="IMark446123988" text:key1="annotation"/>embedded<text:alphabetical-index-mark-end text:id="IMark446123988"/>. </text:p>
      <text:p text:style-name="P2"><text:s text:c="5"/>* @return whether the keys of this member are <text:alphabetical-index-mark-start text:id="IMark446123988" text:key1="annotation"/>embedded<text:alphabetical-index-mark-end text:id="IMark446123988"/></text:p>
      <text:p text:style-name="P2"><text:s text:c="5"/>*/</text:p>
      <text:p text:style-name="P2"><text:s text:c="4"/>String embeddedKey() default ““;</text:p>
      <text:p text:style-name="P2"/>
      <text:p text:style-name="P2"><text:s text:c="4"/>/** Whether the values of this member are <text:alphabetical-index-mark-start text:id="IMark446123988" text:key1="annotation"/>embedded<text:alphabetical-index-mark-end text:id="IMark446123988"/>. </text:p>
      <text:p text:style-name="P2"><text:s text:c="5"/>* @return whether the values of this member are <text:alphabetical-index-mark-start text:id="IMark446123988" text:key1="annotation"/>embedded<text:alphabetical-index-mark-end text:id="IMark446123988"/></text:p>
      <text:p text:style-name="P2"><text:s text:c="5"/>*/</text:p>
      <text:p text:style-name="P2"><text:s text:c="4"/>String embeddedValue() default ““;</text:p>
      <text:p text:style-name="P2"/>
      <text:p text:style-name="P2"><text:s text:c="4"/>/** Whether this member is <text:alphabetical-index-mark-start text:id="IMark446123988" text:key1="annotation"/>serialized<text:alphabetical-index-mark-end text:id="IMark446123988"/> into a single <text:alphabetical-index-mark-start text:id="IMark447326280" text:key1="annotation"/>column<text:alphabetical-index-mark-end text:id="IMark447326280"/>. </text:p>
      <text:p text:style-name="P2"><text:s text:c="5"/>* @return whether this member is <text:alphabetical-index-mark-start text:id="IMark447326280" text:key1="annotation"/>serialized<text:alphabetical-index-mark-end text:id="IMark447326280"/> into a single <text:alphabetical-index-mark-start text:id="IMark446123988" text:key1="annotation"/>column<text:alphabetical-index-mark-end text:id="IMark446123988"/></text:p>
      <text:p text:style-name="P2"><text:s text:c="5"/>*/</text:p>
      <text:p text:style-name="P2"><text:s text:c="4"/>String <text:alphabetical-index-mark-start text:id="IMark446123988" text:key1="annotation"/>serialized<text:alphabetical-index-mark-end text:id="IMark446123988"/>() default ““;</text:p>
      <text:p text:style-name="P2"/>
      <text:p text:style-name="P2"><text:s text:c="4"/>/** Whether the elements of this member are <text:alphabetical-index-mark-start text:id="IMark446123988" text:key1="annotation"/>serialized<text:alphabetical-index-mark-end text:id="IMark446123988"/>. </text:p>
      <text:p text:style-name="P2"><text:s text:c="5"/>* @return whether the elements of this member are <text:alphabetical-index-mark-start text:id="IMark446123988" text:key1="annotation"/>serialized<text:alphabetical-index-mark-end text:id="IMark446123988"/></text:p>
      <text:p text:style-name="P2"><text:s text:c="5"/>*/</text:p>
      <text:p text:style-name="P2"><text:s text:c="4"/>String serializedElement() default ““;</text:p>
      <text:p text:style-name="P2"/>
      <text:p text:style-name="P2"><text:s text:c="4"/>/** Whether the keys of this member are <text:alphabetical-index-mark-start text:id="IMark446123988" text:key1="annotation"/>serialized<text:alphabetical-index-mark-end text:id="IMark446123988"/>. </text:p>
      <text:p text:style-name="P2"><text:s text:c="5"/>* @return whether the keys of this member are <text:alphabetical-index-mark-start text:id="IMark446123988" text:key1="annotation"/>serialized<text:alphabetical-index-mark-end text:id="IMark446123988"/></text:p>
      <text:p text:style-name="P2"><text:s text:c="5"/>*/</text:p>
      <text:p text:style-name="P2"><text:s text:c="4"/>String serializedKey() default ““;</text:p>
      <text:p text:style-name="P2"/>
      <text:p text:style-name="P2"><text:s text:c="4"/>/** Whether the values of this member are <text:alphabetical-index-mark-start text:id="IMark446123988" text:key1="annotation"/>serialized<text:alphabetical-index-mark-end text:id="IMark446123988"/>. </text:p>
      <text:p text:style-name="P2"><text:s text:c="5"/>* @return whether the values of this member are <text:alphabetical-index-mark-start text:id="IMark446123988" text:key1="annotation"/>serialized<text:alphabetical-index-mark-end text:id="IMark446123988"/></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oft-page-break/><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446123988" text:key1="annotation"/>key<text:alphabetical-index-mark-end text:id="IMark446123988"/> for application</text:p>
      <text:p text:style-name="P2"><text:s text:c="5"/>* identity. This is equivalent to specifying @<text:alphabetical-index-mark-start text:id="IMark446123988" text:key1="annotation"/>PrimaryKey<text:alphabetical-index-mark-end text:id="IMark446123988"/> as </text:p>
      <text:p text:style-name="P2"><text:s text:c="5"/>* a separate annotation on the member.</text:p>
      <text:p text:style-name="P2"><text:s text:c="5"/>* @return whether this member is part of the primary <text:alphabetical-index-mark-start text:id="IMark446123988" text:key1="annotation"/>key<text:alphabetical-index-mark-end text:id="IMark446123988"/></text:p>
      <text:p text:style-name="P2"><text:s text:c="5"/>*/</text:p>
      <text:p text:style-name="P2"><text:s text:c="4"/>String <text:alphabetical-index-mark-start text:id="IMark446123988" text:key1="annotation"/>primaryKey<text:alphabetical-index-mark-end text:id="IMark446123988"/>() default ““;</text:p>
      <text:p text:style-name="P2"/>
      <text:p text:style-name="P2"><text:s text:c="4"/>/** <text:alphabetical-index-mark-start text:id="IMark446123988" text:key1="annotation"/>Value<text:alphabetical-index-mark-end text:id="IMark446123988"/> strategy to use to generate the <text:alphabetical-index-mark-start text:id="IMark447326280" text:key1="annotation"/>value<text:alphabetical-index-mark-end text:id="IMark447326280"/> for this field </text:p>
      <text:p text:style-name="P2"><text:s text:c="5"/>* or property (if any).</text:p>
      <text:p text:style-name="P2"><text:s text:c="5"/>* @return the generated <text:alphabetical-index-mark-start text:id="IMark447326280" text:key1="annotation"/>value<text:alphabetical-index-mark-end text:id="IMark447326280"/> strategy</text:p>
      <text:p text:style-name="P2"><text:s text:c="5"/>*/</text:p>
      <text:p text:style-name="P2"><text:s text:c="4"/><text:alphabetical-index-mark-start text:id="IMark447326280" text:key1="annotation"/>IdGeneratorStrategy<text:alphabetical-index-mark-end text:id="IMark447326280"/> valueStrategy() default <text:alphabetical-index-mark-start text:id="IMark446123988" text:key1="annotation"/>IdGeneratorStrategy<text:alphabetical-index-mark-end text:id="IMark446123988"/>.UNSPECIFIED;</text:p>
      <text:p text:style-name="P2"/>
      <text:p text:style-name="P2"><text:s text:c="4"/>/** Custom <text:alphabetical-index-mark-start text:id="IMark446123988" text:key1="annotation"/>value<text:alphabetical-index-mark-end text:id="IMark446123988"/> strategy to use to generate the <text:alphabetical-index-mark-start text:id="IMark447326280" text:key1="annotation"/>value<text:alphabetical-index-mark-end text:id="IMark447326280"/>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447326280" text:key1="annotation"/>value<text:alphabetical-index-mark-end text:id="IMark447326280"/> strategy</text:p>
      <text:p text:style-name="P2"><text:s text:c="5"/>*/</text:p>
      <text:p text:style-name="P2"><text:s text:c="4"/>String customValueStrategy() default ““;</text:p>
      <text:p text:style-name="P2"/>
      <text:p text:style-name="P2"><text:s text:c="4"/>/** Name of the <text:alphabetical-index-mark-start text:id="IMark447326280" text:key1="annotation"/>sequence<text:alphabetical-index-mark-end text:id="IMark447326280"/> to use with particular <text:alphabetical-index-mark-start text:id="IMark446123988" text:key1="annotation"/>value<text:alphabetical-index-mark-end text:id="IMark446123988"/> strategies. </text:p>
      <text:p text:style-name="P2"><text:s text:c="5"/>* @return the name of the <text:alphabetical-index-mark-start text:id="IMark446123988" text:key1="annotation"/>sequence<text:alphabetical-index-mark-end text:id="IMark446123988"/></text:p>
      <text:p text:style-name="P2"><text:s text:c="5"/>*/</text:p>
      <text:p text:style-name="P2"><text:s text:c="4"/>String <text:alphabetical-index-mark-start text:id="IMark446123988" text:key1="annotation"/>sequence<text:alphabetical-index-mark-end text:id="IMark446123988"/>()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text:soft-page-break/></text:p>
      <text:p text:style-name="P2"><text:s text:c="4"/>/** Name of the related member in the other class </text:p>
      <text:p text:style-name="P2"><text:s text:c="5"/>* where this <text:alphabetical-index-mark-start text:id="IMark446123988" text:key1="annotation"/>value<text:alphabetical-index-mark-end text:id="IMark446123988"/>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446123988" text:key1="annotation"/>Column<text:alphabetical-index-mark-end text:id="IMark446123988"/> definition(s) for this member. Used for mapping </text:p>
      <text:p text:style-name="P2"><text:s text:c="5"/>* multiple <text:alphabetical-index-mark-start text:id="IMark446123988" text:key1="annotation"/>columns<text:alphabetical-index-mark-end text:id="IMark446123988"/></text:p>
      <text:p text:style-name="P2"><text:s text:c="5"/>* to the same member, for example relationships with </text:p>
      <text:p text:style-name="P2"><text:s text:c="5"/>* multiple <text:alphabetical-index-mark-start text:id="IMark446123988" text:key1="annotation"/>column<text:alphabetical-index-mark-end text:id="IMark446123988"/> foreign keys. </text:p>
      <text:p text:style-name="P2"><text:s text:c="5"/>* @return the <text:alphabetical-index-mark-start text:id="IMark446123988" text:key1="annotation"/>columns<text:alphabetical-index-mark-end text:id="IMark446123988"/> for this member</text:p>
      <text:p text:style-name="P2"><text:s text:c="5"/>*/</text:p>
      <text:p text:style-name="P2"><text:s text:c="4"/><text:alphabetical-index-mark-start text:id="IMark446123988" text:key1="annotation"/>Column<text:alphabetical-index-mark-end text:id="IMark446123988"/>[] <text:alphabetical-index-mark-start text:id="IMark447326280" text:key1="annotation"/>columns<text:alphabetical-index-mark-end text:id="IMark447326280"/>() default {}; </text:p>
      <text:p text:style-name="P2"/>
      <text:p text:style-name="P2"><text:s text:c="4"/>/** <text:alphabetical-index-mark-start text:id="IMark447326280" text:key1="annotation"/>Column<text:alphabetical-index-mark-end text:id="IMark447326280"/> name where the values are stored for this member. </text:p>
      <text:p text:style-name="P2"><text:s text:c="5"/>* @return the name of the <text:alphabetical-index-mark-start text:id="IMark447326280" text:key1="annotation"/>column<text:alphabetical-index-mark-end text:id="IMark447326280"/></text:p>
      <text:p text:style-name="P2"><text:s text:c="5"/>*/</text:p>
      <text:p text:style-name="P2"><text:s text:c="4"/>String <text:alphabetical-index-mark-start text:id="IMark447326280" text:key1="annotation"/>column<text:alphabetical-index-mark-end text:id="IMark447326280"/>() default ““;</text:p>
      <text:p text:style-name="P2"/>
      <text:p text:style-name="P2"><text:s text:c="4"/>/** Null indicator <text:alphabetical-index-mark-start text:id="IMark447326280" text:key1="annotation"/>column<text:alphabetical-index-mark-end text:id="IMark447326280"/> for this member. Used for nested </text:p>
      <text:p text:style-name="P2"><text:s text:c="5"/>* <text:alphabetical-index-mark-start text:id="IMark447326280" text:key1="annotation"/>embedded<text:alphabetical-index-mark-end text:id="IMark447326280"/> fields or properties to indicate whether the <text:alphabetical-index-mark-start text:id="IMark446123988" text:key1="annotation"/>embedded<text:alphabetical-index-mark-end text:id="IMark446123988"/></text:p>
      <text:p text:style-name="P2"><text:s text:c="5"/>* instance should have a null <text:alphabetical-index-mark-start text:id="IMark446123988" text:key1="annotation"/>value<text:alphabetical-index-mark-end text:id="IMark446123988"/>.</text:p>
      <text:p text:style-name="P2"><text:s text:c="5"/>* @return the null indicator <text:alphabetical-index-mark-start text:id="IMark446123988" text:key1="annotation"/>column<text:alphabetical-index-mark-end text:id="IMark446123988"/></text:p>
      <text:p text:style-name="P2"><text:s text:c="5"/>*/</text:p>
      <text:p text:style-name="P2"><text:s text:c="4"/>String nullIndicatorColumn() default ““;</text:p>
      <text:p text:style-name="P2"/>
      <text:p text:style-name="P2"><text:s text:c="4"/>/** Name of the member when this is <text:alphabetical-index-mark-start text:id="IMark446123988" text:key1="annotation"/>embedded<text:alphabetical-index-mark-end text:id="IMark446123988"/>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446123988" text:key1="annotation"/>embedded<text:alphabetical-index-mark-end text:id="IMark446123988"/> as member point1 in class Line that is <text:alphabetical-index-mark-start text:id="IMark447326280" text:key1="annotation"/>embedded<text:alphabetical-index-mark-end text:id="IMark447326280"/>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447326280" text:key1="annotation"/>FetchGroup<text:alphabetical-index-mark-end text:id="IMark447326280"/>.</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447326280" text:key1="annotation"/>cacheable<text:alphabetical-index-mark-end text:id="IMark447326280"/> in a Level2 cache.</text:p>
      <text:p text:style-name="P2"><text:s text:c="5"/>* @since 2.2</text:p>
      <text:p text:style-name="P2"><text:s text:c="5"/>*/</text:p>
      <text:p text:style-name="P2"><text:s text:c="4"/>String <text:alphabetical-index-mark-start text:id="IMark447326280" text:key1="annotation"/>cacheable<text:alphabetical-index-mark-end text:id="IMark447326280"/>() default “true”;</text:p>
      <text:p text:style-name="P2"/>
      <text:p text:style-name="P2"><text:s text:c="4"/>/** Vendor <text:alphabetical-index-mark-start text:id="IMark447326280" text:key1="annotation"/>extensions<text:alphabetical-index-mark-end text:id="IMark447326280"/> for this member. </text:p>
      <text:p text:style-name="P2"><text:s text:c="5"/>* @return the vendor <text:alphabetical-index-mark-start text:id="IMark447326280" text:key1="annotation"/>extensions<text:alphabetical-index-mark-end text:id="IMark447326280"/></text:p>
      <text:p text:style-name="P2"><text:s text:c="5"/>*/</text:p>
      <text:p text:style-name="P2"><text:s text:c="4"/><text:alphabetical-index-mark-start text:id="IMark447326280" text:key1="annotation"/>Extension<text:alphabetical-index-mark-end text:id="IMark447326280"/>[] <text:alphabetical-index-mark-start text:id="IMark446123988" text:key1="annotation"/>extensions<text:alphabetical-index-mark-end text:id="IMark446123988"/>() default {};</text:p>
      <text:p text:style-name="P2">}</text:p>
      <text:p text:style-name="P2"/>
      <text:h text:style-name="P19" text:outline-level="3"><text:soft-page-break/><text:alphabetical-index-mark-start text:id="IMark446123988" text:key1="annotation"/>PrimaryKey<text:alphabetical-index-mark-end text:id="IMark446123988"/> Annotation</text:h>
      <text:p text:style-name="P2">@Target({ElementType.TYPE, ElementType.FIELD, ElementType.METHOD}) </text:p>
      <text:p text:style-name="P2">@Retention(RetentionPolicy.RUNTIME)</text:p>
      <text:p text:style-name="P2">public @interface <text:alphabetical-index-mark-start text:id="IMark446123988" text:key1="annotation"/>PrimaryKey<text:alphabetical-index-mark-end text:id="IMark446123988"/></text:p>
      <text:p text:style-name="P2">{</text:p>
      <text:p text:style-name="P2"><text:s text:c="4"/>/**</text:p>
      <text:p text:style-name="P2"><text:s text:c="5"/>* Name of the primary <text:alphabetical-index-mark-start text:id="IMark446123988" text:key1="annotation"/>key<text:alphabetical-index-mark-end text:id="IMark446123988"/> constraint</text:p>
      <text:p text:style-name="P2"><text:s text:c="5"/>* @return the name of the primary <text:alphabetical-index-mark-start text:id="IMark446123988" text:key1="annotation"/>key<text:alphabetical-index-mark-end text:id="IMark446123988"/> constraint</text:p>
      <text:p text:style-name="P2"><text:s text:c="5"/>*/</text:p>
      <text:p text:style-name="P2"><text:s text:c="4"/>String name() default ““;</text:p>
      <text:p text:style-name="P2"/>
      <text:p text:style-name="P2"><text:s text:c="4"/>/**</text:p>
      <text:p text:style-name="P2"><text:s text:c="5"/>* Name of the <text:alphabetical-index-mark-start text:id="IMark446123988" text:key1="annotation"/>column<text:alphabetical-index-mark-end text:id="IMark446123988"/> to use for the primary <text:alphabetical-index-mark-start text:id="IMark447326280" text:key1="annotation"/>key<text:alphabetical-index-mark-end text:id="IMark447326280"/></text:p>
      <text:p text:style-name="P2"><text:s text:c="5"/>* @return the name of the <text:alphabetical-index-mark-start text:id="IMark447326280" text:key1="annotation"/>column<text:alphabetical-index-mark-end text:id="IMark447326280"/> to use for the primary <text:alphabetical-index-mark-start text:id="IMark446123988" text:key1="annotation"/>key<text:alphabetical-index-mark-end text:id="IMark446123988"/></text:p>
      <text:p text:style-name="P2"><text:s text:c="5"/>*/</text:p>
      <text:p text:style-name="P2"><text:s text:c="4"/>String <text:alphabetical-index-mark-start text:id="IMark446123988" text:key1="annotation"/>column<text:alphabetical-index-mark-end text:id="IMark446123988"/>() default ““;</text:p>
      <text:p text:style-name="P2"/>
      <text:p text:style-name="P2"><text:s text:c="4"/>/**</text:p>
      <text:p text:style-name="P2"><text:s text:c="5"/>* The <text:alphabetical-index-mark-start text:id="IMark446123988" text:key1="annotation"/>column<text:alphabetical-index-mark-end text:id="IMark446123988"/>(s) for the primary <text:alphabetical-index-mark-start text:id="IMark447326280" text:key1="annotation"/>key<text:alphabetical-index-mark-end text:id="IMark447326280"/></text:p>
      <text:p text:style-name="P2"><text:s text:c="5"/>* @return the <text:alphabetical-index-mark-start text:id="IMark447326280" text:key1="annotation"/>column<text:alphabetical-index-mark-end text:id="IMark447326280"/>(s) for the primary <text:alphabetical-index-mark-start text:id="IMark446123988" text:key1="annotation"/>key<text:alphabetical-index-mark-end text:id="IMark446123988"/></text:p>
      <text:p text:style-name="P2"><text:s text:c="5"/>*/</text:p>
      <text:p text:style-name="P2"><text:s text:c="4"/><text:alphabetical-index-mark-start text:id="IMark446123988" text:key1="annotation"/>Column<text:alphabetical-index-mark-end text:id="IMark446123988"/>[] <text:alphabetical-index-mark-start text:id="IMark447326280" text:key1="annotation"/>columns<text:alphabetical-index-mark-end text:id="IMark447326280"/>() default {};</text:p>
      <text:p text:style-name="P2">}</text:p>
      <text:p text:style-name="P2"/>
      <text:h text:style-name="P19" text:outline-level="3"><text:alphabetical-index-mark-start text:id="IMark447326280" text:key1="annotation"/>Queries<text:alphabetical-index-mark-end text:id="IMark447326280"/> Annotation</text:h>
      <text:p text:style-name="P2">@Target(ElementType.TYPE) </text:p>
      <text:p text:style-name="P2">@Retention(RetentionPolicy.RUNTIME)</text:p>
      <text:p text:style-name="P2">public @interface <text:alphabetical-index-mark-start text:id="IMark447326280" text:key1="annotation"/>Queries<text:alphabetical-index-mark-end text:id="IMark447326280"/></text:p>
      <text:p text:style-name="P2">{</text:p>
      <text:p text:style-name="P2"><text:s text:c="4"/>/**</text:p>
      <text:p text:style-name="P2"><text:s text:c="5"/>* The named <text:alphabetical-index-mark-start text:id="IMark447326280" text:key1="annotation"/>queries<text:alphabetical-index-mark-end text:id="IMark447326280"/></text:p>
      <text:p text:style-name="P2"><text:s text:c="5"/>* @return The named <text:alphabetical-index-mark-start text:id="IMark447326280" text:key1="annotation"/>queries<text:alphabetical-index-mark-end text:id="IMark447326280"/></text:p>
      <text:p text:style-name="P2"><text:s text:c="5"/>*/</text:p>
      <text:p text:style-name="P2"><text:s text:c="4"/><text:alphabetical-index-mark-start text:id="IMark447326280" text:key1="annotation"/>Query<text:alphabetical-index-mark-end text:id="IMark447326280"/>[] <text:alphabetical-index-mark-start text:id="IMark446123988" text:key1="annotation"/>value<text:alphabetical-index-mark-end text:id="IMark446123988"/>();</text:p>
      <text:p text:style-name="P2">}</text:p>
      <text:p text:style-name="P2"/>
      <text:h text:style-name="P19" text:outline-level="3"><text:alphabetical-index-mark-start text:id="IMark446123988" text:key1="annotation"/>Query<text:alphabetical-index-mark-end text:id="IMark446123988"/> Annotation</text:h>
      <text:p text:style-name="P2">@Target(ElementType.TYPE) </text:p>
      <text:p text:style-name="P2">@Retention(RetentionPolicy.RUNTIME)</text:p>
      <text:p text:style-name="P2">public @interface <text:alphabetical-index-mark-start text:id="IMark446123988" text:key1="annotation"/>Query<text:alphabetical-index-mark-end text:id="IMark446123988"/></text:p>
      <text:p text:style-name="P2">{</text:p>
      <text:p text:style-name="P2"><text:s text:c="4"/>/** Name of the <text:alphabetical-index-mark-start text:id="IMark446123988" text:key1="annotation"/>query<text:alphabetical-index-mark-end text:id="IMark446123988"/> (mandatory)</text:p>
      <text:p text:style-name="P2"><text:s text:c="5"/>* @return the name of the <text:alphabetical-index-mark-start text:id="IMark446123988" text:key1="annotation"/>query<text:alphabetical-index-mark-end text:id="IMark446123988"/></text:p>
      <text:p text:style-name="P2"><text:s text:c="5"/>*/</text:p>
      <text:p text:style-name="P2"><text:s text:c="4"/>String name();</text:p>
      <text:p text:style-name="P2"/>
      <text:p text:style-name="P2"><text:s text:c="4"/>/** The <text:alphabetical-index-mark-start text:id="IMark446123988" text:key1="annotation"/>query<text:alphabetical-index-mark-end text:id="IMark446123988"/> string (mandatory)</text:p>
      <text:p text:style-name="P2"><text:s text:c="5"/>* @return the <text:alphabetical-index-mark-start text:id="IMark446123988" text:key1="annotation"/>query<text:alphabetical-index-mark-end text:id="IMark446123988"/> string</text:p>
      <text:p text:style-name="P2"><text:s text:c="5"/>*/</text:p>
      <text:p text:style-name="P2"><text:s text:c="4"/>String <text:alphabetical-index-mark-start text:id="IMark446123988" text:key1="annotation"/>value<text:alphabetical-index-mark-end text:id="IMark446123988"/>();</text:p>
      <text:p text:style-name="P2"/>
      <text:p text:style-name="P2"><text:s text:c="4"/>/** The <text:alphabetical-index-mark-start text:id="IMark446123988" text:key1="annotation"/>query<text:alphabetical-index-mark-end text:id="IMark446123988"/> language</text:p>
      <text:p text:style-name="P2"><text:soft-page-break/><text:s text:c="5"/>* @return the <text:alphabetical-index-mark-start text:id="IMark446123988" text:key1="annotation"/>query<text:alphabetical-index-mark-end text:id="IMark446123988"/> language</text:p>
      <text:p text:style-name="P2"><text:s text:c="5"/>*/</text:p>
      <text:p text:style-name="P2"><text:s text:c="4"/>String language() default "JDOQL";</text:p>
      <text:p text:style-name="P2"/>
      <text:p text:style-name="P2"><text:s text:c="4"/>/** Whether the <text:alphabetical-index-mark-start text:id="IMark446123988" text:key1="annotation"/>query<text:alphabetical-index-mark-end text:id="IMark446123988"/> is unmodifiable.</text:p>
      <text:p text:style-name="P2"><text:s text:c="5"/>* @return whether the <text:alphabetical-index-mark-start text:id="IMark446123988" text:key1="annotation"/>query<text:alphabetical-index-mark-end text:id="IMark446123988"/> is unmodifiable</text:p>
      <text:p text:style-name="P2"><text:s text:c="5"/>*/</text:p>
      <text:p text:style-name="P2"><text:s text:c="4"/>String unmodifiable() default "";</text:p>
      <text:p text:style-name="P2"/>
      <text:p text:style-name="P2"><text:s text:c="4"/>/** Whether the <text:alphabetical-index-mark-start text:id="IMark446123988" text:key1="annotation"/>query<text:alphabetical-index-mark-end text:id="IMark446123988"/> returns a single <text:alphabetical-index-mark-start text:id="IMark447326280" text:key1="annotation"/>unique<text:alphabetical-index-mark-end text:id="IMark447326280"/> result.</text:p>
      <text:p text:style-name="P2"><text:s text:c="5"/>* @return whether the <text:alphabetical-index-mark-start text:id="IMark447326280" text:key1="annotation"/>query<text:alphabetical-index-mark-end text:id="IMark447326280"/> returns a single <text:alphabetical-index-mark-start text:id="IMark446123988" text:key1="annotation"/>unique<text:alphabetical-index-mark-end text:id="IMark446123988"/> result</text:p>
      <text:p text:style-name="P2"><text:s text:c="5"/>*/</text:p>
      <text:p text:style-name="P2"><text:s text:c="4"/>String <text:alphabetical-index-mark-start text:id="IMark446123988" text:key1="annotation"/>unique<text:alphabetical-index-mark-end text:id="IMark446123988"/>()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446123988" text:key1="annotation"/>query<text:alphabetical-index-mark-end text:id="IMark446123988"/></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19" text:outline-level="3"><text:alphabetical-index-mark-start text:id="IMark446123988" text:key1="annotation"/>Sequence<text:alphabetical-index-mark-end text:id="IMark446123988"/> Annotation</text:h>
      <text:p text:style-name="P2">@Target(ElementType.TYPE) </text:p>
      <text:p text:style-name="P2">@Retention(RetentionPolicy.RUNTIME)</text:p>
      <text:p text:style-name="P2">public @interface <text:alphabetical-index-mark-start text:id="IMark446123988" text:key1="annotation"/>Sequence<text:alphabetical-index-mark-end text:id="IMark446123988"/></text:p>
      <text:p text:style-name="P2">{</text:p>
      <text:p text:style-name="P2"><text:s text:c="4"/>/** The symbolic name of the datastore <text:alphabetical-index-mark-start text:id="IMark446123988" text:key1="annotation"/>sequence<text:alphabetical-index-mark-end text:id="IMark446123988"/>. </text:p>
      <text:p text:style-name="P2"><text:s text:c="5"/>* @return the name of the <text:alphabetical-index-mark-start text:id="IMark446123988" text:key1="annotation"/>sequence<text:alphabetical-index-mark-end text:id="IMark446123988"/></text:p>
      <text:p text:style-name="P2"><text:s text:c="5"/>*/</text:p>
      <text:p text:style-name="P2"><text:s text:c="4"/>String name();</text:p>
      <text:p text:style-name="P2"/>
      <text:p text:style-name="P2"><text:s text:c="4"/>/** Strategy for the <text:alphabetical-index-mark-start text:id="IMark446123988" text:key1="annotation"/>sequence<text:alphabetical-index-mark-end text:id="IMark446123988"/>. </text:p>
      <text:p text:style-name="P2"><text:s text:c="5"/>* @return the strategy for the <text:alphabetical-index-mark-start text:id="IMark446123988" text:key1="annotation"/>sequence<text:alphabetical-index-mark-end text:id="IMark446123988"/></text:p>
      <text:p text:style-name="P2"><text:s text:c="5"/>*/</text:p>
      <text:p text:style-name="P2"><text:s text:c="4"/><text:alphabetical-index-mark-start text:id="IMark446123988" text:key1="enum"/>SequenceStrategy<text:alphabetical-index-mark-end text:id="IMark446123988"/> strategy();</text:p>
      <text:p text:style-name="P2"/>
      <text:p text:style-name="P2"><text:s text:c="4"/>/** Name of the <text:alphabetical-index-mark-start text:id="IMark446123988" text:key1="annotation"/>sequence<text:alphabetical-index-mark-end text:id="IMark446123988"/> in the datastore. </text:p>
      <text:p text:style-name="P2"><text:s text:c="5"/>* @return the name of the datastore <text:alphabetical-index-mark-start text:id="IMark446123988" text:key1="annotation"/>sequence<text:alphabetical-index-mark-end text:id="IMark446123988"/></text:p>
      <text:p text:style-name="P2"><text:s text:c="5"/>*/</text:p>
      <text:p text:style-name="P2"><text:s text:c="4"/>String datastoreSequence() default ““;</text:p>
      <text:p text:style-name="P2"/>
      <text:p text:style-name="P2"><text:s text:c="4"/>/** Name of a factory class for generating the <text:alphabetical-index-mark-start text:id="IMark446123988" text:key1="annotation"/>sequence<text:alphabetical-index-mark-end text:id="IMark446123988"/> values. </text:p>
      <text:p text:style-name="P2"><text:s text:c="5"/>* @return the name of the factory class for the <text:alphabetical-index-mark-start text:id="IMark446123988" text:key1="annotation"/>sequence<text:alphabetical-index-mark-end text:id="IMark446123988"/></text:p>
      <text:p text:style-name="P2"><text:s text:c="5"/>*/</text:p>
      <text:p text:style-name="P2"><text:s text:c="4"/>Class factoryClass() default void.class;</text:p>
      <text:p text:style-name="P2"><text:soft-page-break/></text:p>
      <text:p text:style-name="P25"><text:change-start text:change-id="ct500992512"/><text:s text:c="4"/><text:change-end text:change-id="ct500992512"/><text:change-start text:change-id="ct500542160"/><text:span text:style-name="T6">/**</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text:change-end text:change-id="ct500542160"/>/** Vendor <text:alphabetical-index-mark-start text:id="IMark446123988" text:key1="annotation"/>extensions<text:alphabetical-index-mark-end text:id="IMark446123988"/> for this <text:alphabetical-index-mark-start text:id="IMark447326280" text:key1="annotation"/>sequence<text:alphabetical-index-mark-end text:id="IMark447326280"/>. </text:p>
      <text:p text:style-name="P2"><text:s text:c="5"/>* @return vendor <text:alphabetical-index-mark-start text:id="IMark447326280" text:key1="annotation"/>extensions<text:alphabetical-index-mark-end text:id="IMark447326280"/></text:p>
      <text:p text:style-name="P2"><text:s text:c="5"/>*/</text:p>
      <text:p text:style-name="P2"><text:s text:c="4"/><text:alphabetical-index-mark-start text:id="IMark447326280" text:key1="annotation"/>Extension<text:alphabetical-index-mark-end text:id="IMark447326280"/>[] <text:alphabetical-index-mark-start text:id="IMark446123988" text:key1="annotation"/>extensions<text:alphabetical-index-mark-end text:id="IMark446123988"/>() default {};</text:p>
      <text:p text:style-name="P2">}</text:p>
      <text:p text:style-name="P2"/>
      <text:h text:style-name="P19" text:outline-level="3"><text:alphabetical-index-mark-start text:id="IMark446123988" text:key1="enum"/>SequenceStrategy<text:alphabetical-index-mark-end text:id="IMark446123988"/> Enum</text:h>
      <text:p text:style-name="P2"/>
      <text:p text:style-name="P2">public enum <text:alphabetical-index-mark-start text:id="IMark446123988" text:key1="enum"/>SequenceStrategy<text:alphabetical-index-mark-end text:id="IMark446123988"/></text:p>
      <text:p text:style-name="P2">{</text:p>
      <text:p text:style-name="P2"><text:s text:c="4"/>NONTRANSACTIONAL,</text:p>
      <text:p text:style-name="P2"><text:s text:c="4"/>CONTIGUOUS,</text:p>
      <text:p text:style-name="P2"><text:s text:c="4"/>NONCONTIGUOUS</text:p>
      <text:p text:style-name="P2">}</text:p>
      <text:p text:style-name="P2"/>
      <text:h text:style-name="P19" text:outline-level="3"><text:alphabetical-index-mark-start text:id="IMark446123988" text:key1="annotation"/>Serialized<text:alphabetical-index-mark-end text:id="IMark446123988"/> Annotation</text:h>
      <text:p text:style-name="P2">@Target({ElementType.FIELD, ElementType.METHOD}) </text:p>
      <text:p text:style-name="P2">@Retention(RetentionPolicy.RUNTIME)</text:p>
      <text:p text:style-name="P2">public @interface <text:alphabetical-index-mark-start text:id="IMark446123988" text:key1="annotation"/>Serialized<text:alphabetical-index-mark-end text:id="IMark446123988"/></text:p>
      <text:p text:style-name="P2">{</text:p>
      <text:p text:style-name="P2">}</text:p>
      <text:p text:style-name="P2"/>
      <text:h text:style-name="P19" text:outline-level="3"><text:alphabetical-index-mark-start text:id="IMark446123988" text:key1="annotation"/>Transactional<text:alphabetical-index-mark-end text:id="IMark446123988"/> Annotation</text:h>
      <text:p text:style-name="P2">@Target({ElementType.FIELD, ElementType.METHOD}) </text:p>
      <text:p text:style-name="P2">@Retention(RetentionPolicy.RUNTIME)</text:p>
      <text:p text:style-name="P2">public @interface <text:alphabetical-index-mark-start text:id="IMark446123988" text:key1="annotation"/>Transactional<text:alphabetical-index-mark-end text:id="IMark446123988"/></text:p>
      <text:p text:style-name="P2">{</text:p>
      <text:p text:style-name="P2">}</text:p>
      <text:p text:style-name="P2"/>
      <text:h text:style-name="P19" text:outline-level="3"><text:alphabetical-index-mark-start text:id="IMark446123988" text:key1="annotation"/>Unique<text:alphabetical-index-mark-end text:id="IMark446123988"/> Annotation</text:h>
      <text:p text:style-name="P2">@Target({ElementType.TYPE, ElementType.FIELD, ElementType.METHOD}) </text:p>
      <text:p text:style-name="P2">@Retention(RetentionPolicy.RUNTIME)</text:p>
      <text:p text:style-name="P2">public @interface <text:alphabetical-index-mark-start text:id="IMark446123988" text:key1="annotation"/>Unique<text:alphabetical-index-mark-end text:id="IMark446123988"/></text:p>
      <text:p text:style-name="P2">{</text:p>
      <text:p text:style-name="P2"><text:s text:c="4"/>/** Name of the <text:alphabetical-index-mark-start text:id="IMark446123988" text:key1="annotation"/>unique<text:alphabetical-index-mark-end text:id="IMark446123988"/> constraint.</text:p>
      <text:p text:style-name="P2"><text:soft-page-break/><text:s text:c="5"/>* @return the name of the <text:alphabetical-index-mark-start text:id="IMark446123988" text:key1="annotation"/>unique<text:alphabetical-index-mark-end text:id="IMark446123988"/> constraint</text:p>
      <text:p text:style-name="P2"><text:s text:c="5"/>*/</text:p>
      <text:p text:style-name="P2"><text:s text:c="4"/>String name() default ““;</text:p>
      <text:p text:style-name="P2"/>
      <text:p text:style-name="P2"><text:s text:c="4"/>/** Table for the <text:alphabetical-index-mark-start text:id="IMark446123988" text:key1="annotation"/>unique<text:alphabetical-index-mark-end text:id="IMark446123988"/> constraint. This is needed iff annotating a type </text:p>
      <text:p text:style-name="P2"><text:s text:c="5"/>* where this <text:alphabetical-index-mark-start text:id="IMark446123988" text:key1="annotation"/>unique<text:alphabetical-index-mark-end text:id="IMark446123988"/> constraint is not for the primary table for </text:p>
      <text:p text:style-name="P2"><text:s text:c="5"/>* the <text:alphabetical-index-mark-start text:id="IMark446123988" text:key1="enum"/>persistent<text:alphabetical-index-mark-end text:id="IMark446123988"/> class or interface.</text:p>
      <text:p text:style-name="P2"><text:s text:c="5"/>* @return the table on which the <text:alphabetical-index-mark-start text:id="IMark446123988" text:key1="annotation"/>unique<text:alphabetical-index-mark-end text:id="IMark446123988"/> constraint is defined</text:p>
      <text:p text:style-name="P2"><text:s text:c="5"/>*/</text:p>
      <text:p text:style-name="P2"><text:s text:c="4"/>String table() default ““;</text:p>
      <text:p text:style-name="P2"/>
      <text:p text:style-name="P2"><text:s text:c="4"/>/** Whether this <text:alphabetical-index-mark-start text:id="IMark446123988" text:key1="annotation"/>unique<text:alphabetical-index-mark-end text:id="IMark446123988"/> constraint is deferred until commit.</text:p>
      <text:p text:style-name="P2"><text:s text:c="5"/>* @return whether this <text:alphabetical-index-mark-start text:id="IMark446123988" text:key1="annotation"/>unique<text:alphabetical-index-mark-end text:id="IMark446123988"/>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446123988" text:key1="annotation"/>unique<text:alphabetical-index-mark-end text:id="IMark446123988"/> constraint.</text:p>
      <text:p text:style-name="P2"><text:s text:c="5"/>* @return member names that compose this <text:alphabetical-index-mark-start text:id="IMark446123988" text:key1="annotation"/>unique<text:alphabetical-index-mark-end text:id="IMark446123988"/> constraint</text:p>
      <text:p text:style-name="P2"><text:s text:c="5"/>*/</text:p>
      <text:p text:style-name="P2"><text:s text:c="4"/>String[] members() default {};</text:p>
      <text:p text:style-name="P2"/>
      <text:p text:style-name="P2"><text:s text:c="4"/>/** <text:alphabetical-index-mark-start text:id="IMark446123988" text:key1="annotation"/>Columns<text:alphabetical-index-mark-end text:id="IMark446123988"/> that compose this <text:alphabetical-index-mark-start text:id="IMark447326280" text:key1="annotation"/>unique<text:alphabetical-index-mark-end text:id="IMark447326280"/> constraint.</text:p>
      <text:p text:style-name="P2"><text:s text:c="5"/>* @return <text:alphabetical-index-mark-start text:id="IMark447326280" text:key1="annotation"/>columns<text:alphabetical-index-mark-end text:id="IMark447326280"/> that compose this <text:alphabetical-index-mark-start text:id="IMark446123988" text:key1="annotation"/>unique<text:alphabetical-index-mark-end text:id="IMark446123988"/> constraint</text:p>
      <text:p text:style-name="P2"><text:s text:c="5"/>*/</text:p>
      <text:p text:style-name="P2"><text:s text:c="4"/><text:alphabetical-index-mark-start text:id="IMark446123988" text:key1="annotation"/>Column<text:alphabetical-index-mark-end text:id="IMark446123988"/>[] <text:alphabetical-index-mark-start text:id="IMark447326280" text:key1="annotation"/>columns<text:alphabetical-index-mark-end text:id="IMark447326280"/>() default {};</text:p>
      <text:p text:style-name="P2">}</text:p>
      <text:p text:style-name="P2"/>
      <text:h text:style-name="P19" text:outline-level="3"><text:alphabetical-index-mark-start text:id="IMark447326280" text:key1="annotation"/>Uniques<text:alphabetical-index-mark-end text:id="IMark447326280"/> Annotation</text:h>
      <text:p text:style-name="P2">@Target(ElementType.TYPE) </text:p>
      <text:p text:style-name="P2">@Retention(RetentionPolicy.RUNTIME)</text:p>
      <text:p text:style-name="P2">public @interface <text:alphabetical-index-mark-start text:id="IMark447326280" text:key1="annotation"/>Uniques<text:alphabetical-index-mark-end text:id="IMark447326280"/></text:p>
      <text:p text:style-name="P2">{</text:p>
      <text:p text:style-name="P2"><text:s text:c="4"/>/**</text:p>
      <text:p text:style-name="P2"><text:s text:c="5"/>* The <text:alphabetical-index-mark-start text:id="IMark447326280" text:key1="annotation"/>unique<text:alphabetical-index-mark-end text:id="IMark447326280"/> constraints.</text:p>
      <text:p text:style-name="P2"><text:s text:c="5"/>* @return The <text:alphabetical-index-mark-start text:id="IMark447326280" text:key1="annotation"/>unique<text:alphabetical-index-mark-end text:id="IMark447326280"/> constraints</text:p>
      <text:p text:style-name="P2"><text:s text:c="5"/>*/</text:p>
      <text:p text:style-name="P2"><text:s text:c="4"/><text:alphabetical-index-mark-start text:id="IMark447326280" text:key1="annotation"/>Unique<text:alphabetical-index-mark-end text:id="IMark447326280"/>[] <text:alphabetical-index-mark-start text:id="IMark446123988" text:key1="annotation"/>value<text:alphabetical-index-mark-end text:id="IMark446123988"/>();</text:p>
      <text:p text:style-name="P2">}</text:p>
      <text:p text:style-name="P2"/>
      <text:h text:style-name="P19" text:outline-level="3"><text:alphabetical-index-mark-start text:id="IMark446123988" text:key1="annotation"/>Value<text:alphabetical-index-mark-end text:id="IMark446123988"/> Annotation</text:h>
      <text:p text:style-name="P2">@Target({ElementType.FIELD, ElementType.METHOD}) </text:p>
      <text:p text:style-name="P2">@Retention(RetentionPolicy.RUNTIME)</text:p>
      <text:p text:style-name="P2">public @interface <text:alphabetical-index-mark-start text:id="IMark689260260" text:key1="annotation"/>Value<text:alphabetical-index-mark-end text:id="IMark689260260"/></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689260260" text:key1="annotation"/>value<text:alphabetical-index-mark-end text:id="IMark689260260"/> <text:s/>is to be stored <text:alphabetical-index-mark-start text:id="IMark689259540" text:key1="annotation"/>serialized<text:alphabetical-index-mark-end text:id="IMark689259540"/> (into a single <text:alphabetical-index-mark-start text:id="IMark689259780" text:key1="annotation"/>column<text:alphabetical-index-mark-end text:id="IMark689259780"/> of a</text:p>
      <text:p text:style-name="P2"><text:s text:c="5"/>* <text:alphabetical-index-mark-start text:id="IMark689259780" text:key1="annotation"/>join<text:alphabetical-index-mark-end text:id="IMark689259780"/> table).</text:p>
      <text:p text:style-name="P2"><text:s text:c="5"/>* @return Whether the <text:alphabetical-index-mark-start text:id="IMark689259780" text:key1="annotation"/>value<text:alphabetical-index-mark-end text:id="IMark689259780"/> is to be stored <text:alphabetical-index-mark-start text:id="IMark689259540" text:key1="annotation"/>serialized<text:alphabetical-index-mark-end text:id="IMark689259540"/> (into a <text:alphabetical-index-mark-start text:id="IMark689260260" text:key1="annotation"/>join<text:alphabetical-index-mark-end text:id="IMark689260260"/> table)</text:p>
      <text:p text:style-name="P2"><text:s text:c="5"/>*/</text:p>
      <text:p text:style-name="P2"><text:s text:c="4"/>String <text:alphabetical-index-mark-start text:id="IMark689260260" text:key1="annotation"/>serialized<text:alphabetical-index-mark-end text:id="IMark689260260"/>() default ““;</text:p>
      <text:p text:style-name="P2"/>
      <text:p text:style-name="P2"><text:s text:c="4"/>/** Whether this <text:alphabetical-index-mark-start text:id="IMark689260260" text:key1="annotation"/>value<text:alphabetical-index-mark-end text:id="IMark689260260"/> is <text:alphabetical-index-mark-start text:id="IMark689259540" text:key1="annotation"/>embedded<text:alphabetical-index-mark-end text:id="IMark689259540"/>. </text:p>
      <text:p text:style-name="P2"><text:s text:c="5"/>* @return whether this <text:alphabetical-index-mark-start text:id="IMark689259540" text:key1="annotation"/>value<text:alphabetical-index-mark-end text:id="IMark689259540"/> is <text:alphabetical-index-mark-start text:id="IMark689260260" text:key1="annotation"/>embedded<text:alphabetical-index-mark-end text:id="IMark689260260"/></text:p>
      <text:p text:style-name="P2"><text:s text:c="5"/>*/</text:p>
      <text:p text:style-name="P2"><text:s text:c="4"/>String <text:alphabetical-index-mark-start text:id="IMark689260260" text:key1="annotation"/>embedded<text:alphabetical-index-mark-end text:id="IMark689260260"/>() default ““;</text:p>
      <text:p text:style-name="P2"/>
      <text:p text:style-name="P2"><text:s text:c="4"/>/**</text:p>
      <text:p text:style-name="P2"><text:s text:c="5"/>* The <text:alphabetical-index-mark-start text:id="IMark689260260" text:key1="annotation"/>embedded<text:alphabetical-index-mark-end text:id="IMark689260260"/> mapping for the <text:alphabetical-index-mark-start text:id="IMark689259540" text:key1="annotation"/>value<text:alphabetical-index-mark-end text:id="IMark689259540"/>.</text:p>
      <text:p text:style-name="P2"><text:s text:c="5"/>* @return the <text:alphabetical-index-mark-start text:id="IMark689259540" text:key1="annotation"/>embedded<text:alphabetical-index-mark-end text:id="IMark689259540"/> mapping for the <text:alphabetical-index-mark-start text:id="IMark689260260" text:key1="annotation"/>value<text:alphabetical-index-mark-end text:id="IMark689260260"/></text:p>
      <text:p text:style-name="P2"><text:soft-page-break/><text:s text:c="5"/>*/</text:p>
      <text:p text:style-name="P2"><text:s text:c="4"/><text:alphabetical-index-mark-start text:id="IMark689260260" text:key1="annotation"/>Embedded<text:alphabetical-index-mark-end text:id="IMark689260260"/>[] embeddedMapping() default {};</text:p>
      <text:p text:style-name="P2"/>
      <text:p text:style-name="P2"><text:s text:c="4"/>/**</text:p>
      <text:p text:style-name="P2"><text:s text:c="5"/>* Whether the <text:alphabetical-index-mark-start text:id="IMark689260260" text:key1="annotation"/>value<text:alphabetical-index-mark-end text:id="IMark689260260"/> is dependent on the owner (and will be deleted </text:p>
      <text:p text:style-name="P2"><text:s text:c="5"/>* when the owner is deleted).</text:p>
      <text:p text:style-name="P2"><text:s text:c="5"/>* @return whether the <text:alphabetical-index-mark-start text:id="IMark689260260" text:key1="annotation"/>value<text:alphabetical-index-mark-end text:id="IMark689260260"/>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689260260" text:key1="annotation"/>value<text:alphabetical-index-mark-end text:id="IMark689260260"/>.</text:p>
      <text:p text:style-name="P2"><text:s text:c="5"/>* @return the name of the table for the <text:alphabetical-index-mark-start text:id="IMark689260260" text:key1="annotation"/>value<text:alphabetical-index-mark-end text:id="IMark689260260"/></text:p>
      <text:p text:style-name="P2"><text:s text:c="5"/>*/</text:p>
      <text:p text:style-name="P2"><text:s text:c="4"/>String table() default ““;</text:p>
      <text:p text:style-name="P2"/>
      <text:p text:style-name="P2"><text:s text:c="4"/>/**</text:p>
      <text:p text:style-name="P2"><text:s text:c="5"/>* Name of the <text:alphabetical-index-mark-start text:id="IMark689260260" text:key1="annotation"/>column<text:alphabetical-index-mark-end text:id="IMark689260260"/> to store the <text:alphabetical-index-mark-start text:id="IMark689259540" text:key1="annotation"/>value<text:alphabetical-index-mark-end text:id="IMark689259540"/> in.</text:p>
      <text:p text:style-name="P2"><text:s text:c="5"/>* @return the name of the <text:alphabetical-index-mark-start text:id="IMark689259540" text:key1="annotation"/>column<text:alphabetical-index-mark-end text:id="IMark689259540"/> to store the <text:alphabetical-index-mark-start text:id="IMark689260260" text:key1="annotation"/>value<text:alphabetical-index-mark-end text:id="IMark689260260"/> in</text:p>
      <text:p text:style-name="P2"><text:s text:c="5"/>*/</text:p>
      <text:p text:style-name="P2"><text:s text:c="4"/>String <text:alphabetical-index-mark-start text:id="IMark689260260" text:key1="annotation"/>column<text:alphabetical-index-mark-end text:id="IMark689260260"/>() default ““;</text:p>
      <text:p text:style-name="P2"/>
      <text:p text:style-name="P2"><text:s text:c="4"/>/**</text:p>
      <text:p text:style-name="P2"><text:s text:c="5"/>* Delete action to apply to any foreign <text:alphabetical-index-mark-start text:id="IMark689260260" text:key1="annotation"/>key<text:alphabetical-index-mark-end text:id="IMark689260260"/> for the <text:alphabetical-index-mark-start text:id="IMark689259540" text:key1="annotation"/>value<text:alphabetical-index-mark-end text:id="IMark689259540"/>.</text:p>
      <text:p text:style-name="P2"><text:s text:c="5"/>* @return delete action to apply to any foreign <text:alphabetical-index-mark-start text:id="IMark689259540" text:key1="annotation"/>key<text:alphabetical-index-mark-end text:id="IMark689259540"/> for the <text:alphabetical-index-mark-start text:id="IMark689260260" text:key1="annotation"/>value<text:alphabetical-index-mark-end text:id="IMark689260260"/></text:p>
      <text:p text:style-name="P2"><text:s text:c="5"/>*/</text:p>
      <text:p text:style-name="P2"><text:s text:c="4"/><text:alphabetical-index-mark-start text:id="IMark689260260" text:key1="annotation"/>ForeignKeyAction<text:alphabetical-index-mark-end text:id="IMark689260260"/> deleteAction() default <text:alphabetical-index-mark-start text:id="IMark689259540" text:key1="annotation"/>ForeignKeyAction<text:alphabetical-index-mark-end text:id="IMark689259540"/>.UNSPECIFIED;</text:p>
      <text:p text:style-name="P2"/>
      <text:p text:style-name="P2"><text:s text:c="4"/>/**</text:p>
      <text:p text:style-name="P2"><text:s text:c="5"/>* Update action to apply to any foreign <text:alphabetical-index-mark-start text:id="IMark689259540" text:key1="annotation"/>key<text:alphabetical-index-mark-end text:id="IMark689259540"/> for the <text:alphabetical-index-mark-start text:id="IMark689260260" text:key1="annotation"/>value<text:alphabetical-index-mark-end text:id="IMark689260260"/>.</text:p>
      <text:p text:style-name="P2"><text:s text:c="5"/>* @return update action to apply to any foreign <text:alphabetical-index-mark-start text:id="IMark689260260" text:key1="annotation"/>key<text:alphabetical-index-mark-end text:id="IMark689260260"/> for the <text:alphabetical-index-mark-start text:id="IMark689259540" text:key1="annotation"/>value<text:alphabetical-index-mark-end text:id="IMark689259540"/></text:p>
      <text:p text:style-name="P2"><text:s text:c="5"/>*/</text:p>
      <text:p text:style-name="P2"><text:s text:c="4"/><text:alphabetical-index-mark-start text:id="IMark689259540" text:key1="annotation"/>ForeignKeyAction<text:alphabetical-index-mark-end text:id="IMark689259540"/> updateAction() default <text:alphabetical-index-mark-start text:id="IMark689260260" text:key1="annotation"/>ForeignKeyAction<text:alphabetical-index-mark-end text:id="IMark689260260"/>.UNSPECIFIED;</text:p>
      <text:p text:style-name="P2"/>
      <text:p text:style-name="P2"><text:s text:c="4"/>/**</text:p>
      <text:p text:style-name="P2"><text:s text:c="5"/>* Whether the <text:alphabetical-index-mark-start text:id="IMark689260260" text:key1="annotation"/>value<text:alphabetical-index-mark-end text:id="IMark689260260"/> <text:alphabetical-index-mark-start text:id="IMark689259540" text:key1="annotation"/>column<text:alphabetical-index-mark-end text:id="IMark689259540"/>(s) should be indexed.</text:p>
      <text:p text:style-name="P2"><text:s text:c="5"/>* @return whether the <text:alphabetical-index-mark-start text:id="IMark689259540" text:key1="annotation"/>value<text:alphabetical-index-mark-end text:id="IMark689259540"/> <text:alphabetical-index-mark-start text:id="IMark689260260" text:key1="annotation"/>column<text:alphabetical-index-mark-end text:id="IMark689260260"/>(s) should be indexed.</text:p>
      <text:p text:style-name="P2"><text:s text:c="5"/>*/</text:p>
      <text:p text:style-name="P2"><text:s text:c="4"/>String indexed() default ““;</text:p>
      <text:p text:style-name="P2"/>
      <text:p text:style-name="P2"><text:s text:c="4"/>/** The name of the <text:alphabetical-index-mark-start text:id="IMark689260260" text:key1="annotation"/>index<text:alphabetical-index-mark-end text:id="IMark689260260"/> to generate. </text:p>
      <text:p text:style-name="P2"><text:s text:c="5"/>* @return the name of the <text:alphabetical-index-mark-start text:id="IMark689260260" text:key1="annotation"/>index<text:alphabetical-index-mark-end text:id="IMark689260260"/></text:p>
      <text:p text:style-name="P2"><text:s text:c="5"/>*/</text:p>
      <text:p text:style-name="P2"><text:s text:c="4"/>String <text:alphabetical-index-mark-start text:id="IMark689260260" text:key1="annotation"/>index<text:alphabetical-index-mark-end text:id="IMark689260260"/>() default ““;</text:p>
      <text:p text:style-name="P2"/>
      <text:p text:style-name="P2"><text:s text:c="4"/>/**</text:p>
      <text:p text:style-name="P2"><text:s text:c="5"/>* Whether the <text:alphabetical-index-mark-start text:id="IMark689260260" text:key1="annotation"/>element<text:alphabetical-index-mark-end text:id="IMark689260260"/> <text:alphabetical-index-mark-start text:id="IMark689259540" text:key1="annotation"/>column<text:alphabetical-index-mark-end text:id="IMark689259540"/>(s) contents should be considered <text:alphabetical-index-mark-start text:id="IMark689259780" text:key1="annotation"/>unique<text:alphabetical-index-mark-end text:id="IMark689259780"/></text:p>
      <text:p text:style-name="P2"><text:s text:c="5"/>* @return whether the <text:alphabetical-index-mark-start text:id="IMark689259780" text:key1="annotation"/>element<text:alphabetical-index-mark-end text:id="IMark689259780"/> <text:alphabetical-index-mark-start text:id="IMark689259540" text:key1="annotation"/>column<text:alphabetical-index-mark-end text:id="IMark689259540"/>(s) contents should be considered <text:alphabetical-index-mark-start text:id="IMark689260260" text:key1="annotation"/>unique<text:alphabetical-index-mark-end text:id="IMark689260260"/></text:p>
      <text:p text:style-name="P2"><text:s text:c="5"/>*/</text:p>
      <text:p text:style-name="P2"><text:s text:c="4"/>String <text:alphabetical-index-mark-start text:id="IMark689260260" text:key1="annotation"/>unique<text:alphabetical-index-mark-end text:id="IMark689260260"/>() default ““;</text:p>
      <text:p text:style-name="P2"/>
      <text:p text:style-name="P2"><text:s text:c="4"/>/**</text:p>
      <text:p text:style-name="P2"><text:s text:c="5"/>* The name of the <text:alphabetical-index-mark-start text:id="IMark689260260" text:key1="annotation"/>unique<text:alphabetical-index-mark-end text:id="IMark689260260"/> <text:alphabetical-index-mark-start text:id="IMark689259540" text:key1="annotation"/>key<text:alphabetical-index-mark-end text:id="IMark689259540"/> constraint to generate.</text:p>
      <text:p text:style-name="P2"><text:s text:c="5"/>* @return the name of the <text:alphabetical-index-mark-start text:id="IMark689259540" text:key1="annotation"/>unique<text:alphabetical-index-mark-end text:id="IMark689259540"/> <text:alphabetical-index-mark-start text:id="IMark689260260" text:key1="annotation"/>key<text:alphabetical-index-mark-end text:id="IMark689260260"/> constraint</text:p>
      <text:p text:style-name="P2"><text:s text:c="5"/>*/</text:p>
      <text:p text:style-name="P2"><text:s text:c="4"/>String uniqueKey() default ““;</text:p>
      <text:p text:style-name="P2"><text:soft-page-break/></text:p>
      <text:p text:style-name="P2"><text:s text:c="4"/>/**</text:p>
      <text:p text:style-name="P2"><text:s text:c="5"/>* Name of a member in the <text:alphabetical-index-mark-start text:id="IMark689260260" text:key1="annotation"/>key<text:alphabetical-index-mark-end text:id="IMark689260260"/> class where this <text:alphabetical-index-mark-start text:id="IMark689259540" text:key1="annotation"/>value<text:alphabetical-index-mark-end text:id="IMark689259540"/> is stored.</text:p>
      <text:p text:style-name="P2"><text:s text:c="5"/>* @return the name of a member in the <text:alphabetical-index-mark-start text:id="IMark689259540" text:key1="annotation"/>key<text:alphabetical-index-mark-end text:id="IMark689259540"/> class where this <text:alphabetical-index-mark-start text:id="IMark689260260" text:key1="annotation"/>value<text:alphabetical-index-mark-end text:id="IMark689260260"/> is stored</text:p>
      <text:p text:style-name="P2"><text:s text:c="5"/>*/</text:p>
      <text:p text:style-name="P2"><text:s text:c="4"/>String mappedBy() default ““;</text:p>
      <text:p text:style-name="P2"/>
      <text:p text:style-name="P2"><text:s text:c="4"/>/**</text:p>
      <text:p text:style-name="P2"><text:s text:c="5"/>* The <text:alphabetical-index-mark-start text:id="IMark689260260" text:key1="annotation"/>column<text:alphabetical-index-mark-end text:id="IMark689260260"/>(s) for the <text:alphabetical-index-mark-start text:id="IMark689259540" text:key1="annotation"/>value<text:alphabetical-index-mark-end text:id="IMark689259540"/>.</text:p>
      <text:p text:style-name="P2"><text:s text:c="5"/>* @return the <text:alphabetical-index-mark-start text:id="IMark689259540" text:key1="annotation"/>column<text:alphabetical-index-mark-end text:id="IMark689259540"/>(s) for the <text:alphabetical-index-mark-start text:id="IMark689260260" text:key1="annotation"/>value<text:alphabetical-index-mark-end text:id="IMark689260260"/></text:p>
      <text:p text:style-name="P2"><text:s text:c="5"/>*/</text:p>
      <text:p text:style-name="P2"><text:s text:c="4"/><text:alphabetical-index-mark-start text:id="IMark689260260" text:key1="annotation"/>Column<text:alphabetical-index-mark-end text:id="IMark689260260"/>[] <text:alphabetical-index-mark-start text:id="IMark689259540" text:key1="annotation"/>columns<text:alphabetical-index-mark-end text:id="IMark689259540"/>() default {};</text:p>
      <text:p text:style-name="P2"/>
      <text:p text:style-name="P2"><text:s text:c="4"/>/** Generate or assume a foreign <text:alphabetical-index-mark-start text:id="IMark689259540" text:key1="annotation"/>key<text:alphabetical-index-mark-end text:id="IMark689259540"/> constraint exists on the <text:alphabetical-index-mark-start text:id="IMark689260260" text:key1="annotation"/>column<text:alphabetical-index-mark-end text:id="IMark689260260"/></text:p>
      <text:p text:style-name="P2"><text:s text:c="5"/>* or <text:alphabetical-index-mark-start text:id="IMark689260260" text:key1="annotation"/>columns<text:alphabetical-index-mark-end text:id="IMark689260260"/> associated with this <text:alphabetical-index-mark-start text:id="IMark689259540" text:key1="annotation"/>join<text:alphabetical-index-mark-end text:id="IMark689259540"/>. Specify “true” or “false”.</text:p>
      <text:p text:style-name="P2"><text:s text:c="5"/>* @return whether to generate or assume a foreign <text:alphabetical-index-mark-start text:id="IMark689259540" text:key1="annotation"/>key<text:alphabetical-index-mark-end text:id="IMark689259540"/> constraint</text:p>
      <text:p text:style-name="P2"><text:s text:c="5"/>*/</text:p>
      <text:p text:style-name="P2"><text:s text:c="4"/>String generateForeignKey() default ““;</text:p>
      <text:p text:style-name="P2"/>
      <text:p text:style-name="P2"><text:s text:c="4"/>/** Name for a generated foreign <text:alphabetical-index-mark-start text:id="IMark689259540" text:key1="annotation"/>key<text:alphabetical-index-mark-end text:id="IMark689259540"/> constraint.</text:p>
      <text:p text:style-name="P2"><text:s text:c="5"/>* @return the name of the generated foreign <text:alphabetical-index-mark-start text:id="IMark689259540" text:key1="annotation"/>key<text:alphabetical-index-mark-end text:id="IMark689259540"/> constraint</text:p>
      <text:p text:style-name="P2"><text:s text:c="5"/>*/</text:p>
      <text:p text:style-name="P2"><text:s text:c="4"/>String <text:alphabetical-index-mark-start text:id="IMark689259540" text:key1="annotation"/>foreignKey<text:alphabetical-index-mark-end text:id="IMark689259540"/>() default ““;</text:p>
      <text:p text:style-name="P2"/>
      <text:p text:style-name="P2"><text:s text:c="4"/>/** Vendor <text:alphabetical-index-mark-start text:id="IMark689259540" text:key1="annotation"/>extensions<text:alphabetical-index-mark-end text:id="IMark689259540"/>.</text:p>
      <text:p text:style-name="P2"><text:s text:c="5"/>* @return the vendor <text:alphabetical-index-mark-start text:id="IMark689259540" text:key1="annotation"/>extensions<text:alphabetical-index-mark-end text:id="IMark689259540"/></text:p>
      <text:p text:style-name="P2"><text:s text:c="5"/>*/</text:p>
      <text:p text:style-name="P2"><text:s text:c="4"/><text:alphabetical-index-mark-start text:id="IMark689259540" text:key1="annotation"/>Extension<text:alphabetical-index-mark-end text:id="IMark689259540"/>[] <text:alphabetical-index-mark-start text:id="IMark689260260" text:key1="annotation"/>extensions<text:alphabetical-index-mark-end text:id="IMark689260260"/>() default {};</text:p>
      <text:p text:style-name="P2">}</text:p>
      <text:p text:style-name="P2"/>
      <text:h text:style-name="P19" text:outline-level="3"><text:alphabetical-index-mark-start text:id="IMark689260260" text:key1="annotation"/>Version<text:alphabetical-index-mark-end text:id="IMark689260260"/> Annotation</text:h>
      <text:p text:style-name="P2">@Target(ElementType.TYPE) </text:p>
      <text:p text:style-name="P2">@Retention(RetentionPolicy.RUNTIME)</text:p>
      <text:p text:style-name="P2">public @interface <text:alphabetical-index-mark-start text:id="IMark689260260" text:key1="annotation"/>Version<text:alphabetical-index-mark-end text:id="IMark689260260"/></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689260260" text:key1="enum"/>VersionStrategy<text:alphabetical-index-mark-end text:id="IMark689260260"/> strategy() default <text:alphabetical-index-mark-start text:id="IMark689259540" text:key1="enum"/>VersionStrategy<text:alphabetical-index-mark-end text:id="IMark689259540"/>.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689259540" text:key1="annotation"/>column<text:alphabetical-index-mark-end text:id="IMark689259540"/> for the <text:alphabetical-index-mark-start text:id="IMark689260260" text:key1="annotation"/>version<text:alphabetical-index-mark-end text:id="IMark689260260"/>.</text:p>
      <text:p text:style-name="P2"><text:s text:c="5"/>* @return the name of the <text:alphabetical-index-mark-start text:id="IMark689260260" text:key1="annotation"/>column<text:alphabetical-index-mark-end text:id="IMark689260260"/> for the <text:alphabetical-index-mark-start text:id="IMark689259540" text:key1="annotation"/>version<text:alphabetical-index-mark-end text:id="IMark689259540"/></text:p>
      <text:p text:style-name="P2"><text:s text:c="5"/>*/</text:p>
      <text:p text:style-name="P2"><text:s text:c="4"/>String <text:alphabetical-index-mark-start text:id="IMark689259540" text:key1="annotation"/>column<text:alphabetical-index-mark-end text:id="IMark689259540"/>() default ““;</text:p>
      <text:p text:style-name="P2"/>
      <text:p text:style-name="P2"><text:soft-page-break/><text:s text:c="4"/>/**</text:p>
      <text:p text:style-name="P2"><text:s text:c="5"/>* Whether the <text:alphabetical-index-mark-start text:id="IMark689259540" text:key1="annotation"/>version<text:alphabetical-index-mark-end text:id="IMark689259540"/> <text:alphabetical-index-mark-start text:id="IMark689260260" text:key1="annotation"/>column<text:alphabetical-index-mark-end text:id="IMark689260260"/>(s) is(are) indexed.</text:p>
      <text:p text:style-name="P2"><text:s text:c="5"/>* @return whether the <text:alphabetical-index-mark-start text:id="IMark689260260" text:key1="annotation"/>version<text:alphabetical-index-mark-end text:id="IMark689260260"/> <text:alphabetical-index-mark-start text:id="IMark689259540" text:key1="annotation"/>column<text:alphabetical-index-mark-end text:id="IMark689259540"/>(s) is(are) indexed</text:p>
      <text:p text:style-name="P2"><text:s text:c="5"/>*/</text:p>
      <text:p text:style-name="P2"><text:s text:c="4"/>String indexed() default ““;</text:p>
      <text:p text:style-name="P2"/>
      <text:p text:style-name="P2"><text:s text:c="4"/>/**</text:p>
      <text:p text:style-name="P2"><text:s text:c="5"/>* The <text:alphabetical-index-mark-start text:id="IMark689259540" text:key1="annotation"/>column<text:alphabetical-index-mark-end text:id="IMark689259540"/>(s) making up the <text:alphabetical-index-mark-start text:id="IMark689260260" text:key1="annotation"/>version<text:alphabetical-index-mark-end text:id="IMark689260260"/>.</text:p>
      <text:p text:style-name="P2"><text:s text:c="5"/>* @return the <text:alphabetical-index-mark-start text:id="IMark689260260" text:key1="annotation"/>column<text:alphabetical-index-mark-end text:id="IMark689260260"/>(s) making up the <text:alphabetical-index-mark-start text:id="IMark689259540" text:key1="annotation"/>version<text:alphabetical-index-mark-end text:id="IMark689259540"/></text:p>
      <text:p text:style-name="P2"><text:s text:c="5"/>*/</text:p>
      <text:p text:style-name="P2"><text:s text:c="4"/><text:alphabetical-index-mark-start text:id="IMark689259540" text:key1="annotation"/>Column<text:alphabetical-index-mark-end text:id="IMark689259540"/>[] <text:alphabetical-index-mark-start text:id="IMark689260260" text:key1="annotation"/>columns<text:alphabetical-index-mark-end text:id="IMark689260260"/>() default {};</text:p>
      <text:p text:style-name="P2"/>
      <text:p text:style-name="P2"><text:s text:c="4"/>/** Vendor <text:alphabetical-index-mark-start text:id="IMark689260260" text:key1="annotation"/>extensions<text:alphabetical-index-mark-end text:id="IMark689260260"/>. </text:p>
      <text:p text:style-name="P2"><text:s text:c="5"/>* @return the vendor <text:alphabetical-index-mark-start text:id="IMark689260260" text:key1="annotation"/>extensions<text:alphabetical-index-mark-end text:id="IMark689260260"/></text:p>
      <text:p text:style-name="P2"><text:s text:c="5"/>*/</text:p>
      <text:p text:style-name="P2"><text:s text:c="4"/><text:alphabetical-index-mark-start text:id="IMark689260260" text:key1="annotation"/>Extension<text:alphabetical-index-mark-end text:id="IMark689260260"/>[] <text:alphabetical-index-mark-start text:id="IMark689259540" text:key1="annotation"/>extensions<text:alphabetical-index-mark-end text:id="IMark689259540"/>() default {};</text:p>
      <text:p text:style-name="P2">}</text:p>
      <text:p text:style-name="P2"/>
      <text:h text:style-name="P19" text:outline-level="3"><text:alphabetical-index-mark-start text:id="IMark689259540" text:key1="enum"/>VersionStrategy<text:alphabetical-index-mark-end text:id="IMark689259540"/> Enum</text:h>
      <text:p text:style-name="P2"/>
      <text:p text:style-name="P2">public enum <text:alphabetical-index-mark-start text:id="IMark689259540" text:key1="enum"/>VersionStrategy<text:alphabetical-index-mark-end text:id="IMark689259540"/></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689259540" text:key1="annotation"/>VERSION<text:alphabetical-index-mark-end text:id="IMark689259540"/>_NUMBER</text:p>
      <text:p text:style-name="P2">}</text:p>
      <text:p text:style-name="P2"/>
      <text:p text:style-name="P3"/>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Annotation</text:p>
            </table:table-cell>
            <table:table-cell table:style-name="Table1.B1" office:value-type="string">
              <text:p text:style-name="P6">xml</text:p>
            </table:table-cell>
            <table:table-cell table:style-name="Table1.B1" office:value-type="string">
              <text:p text:style-name="P6">Comments</text:p>
            </table:table-cell>
          </table:table-row>
        </table:table-header-rows>
        <table:table-row table:style-name="Table1.1">
          <table:table-cell table:style-name="Table1.A2" office:value-type="string">
            <text:p text:style-name="P7"><text:alphabetical-index-mark-start text:id="IMark446121252" text:key1="annotation"/>Column<text:alphabetical-index-mark-end text:id="IMark446121252"/></text:p>
          </table:table-cell>
          <table:table-cell table:style-name="Table1.B2" office:value-type="string">
            <text:p text:style-name="P10"><text:alphabetical-index-mark-start text:id="IMark446121252" text:key1="annotation"/>element<text:alphabetical-index-mark-end text:id="IMark446121252"/></text:p>
            <text:p text:style-name="P11"><text:alphabetical-index-mark-start text:id="IMark446121252" text:key1="annotation"/>column<text:alphabetical-index-mark-end text:id="IMark44612125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Columns<text:alphabetical-index-mark-end text:id="IMark446121252"/></text:p>
          </table:table-cell>
          <table:table-cell table:style-name="Table1.B2" office:value-type="string">
            <text:p text:style-name="P10"><text:alphabetical-index-mark-start text:id="IMark446121252" text:key1="annotation"/>element<text:alphabetical-index-mark-end text:id="IMark446121252"/></text:p>
            <text:p text:style-name="P11"><text:alphabetical-index-mark-start text:id="IMark446121252" text:key1="annotation"/>column<text:alphabetical-index-mark-end text:id="IMark446121252"/></text:p>
          </table:table-cell>
          <table:table-cell table:style-name="Table1.B2" office:value-type="string">
            <text:p text:style-name="P7">Used for multiple <text:alphabetical-index-mark-start text:id="IMark446121252" text:key1="annotation"/>Column<text:alphabetical-index-mark-end text:id="IMark446121252"/> <text:alphabetical-index-mark-start text:id="IMark446122692" text:main-entry="true"/>annotations<text:alphabetical-index-mark-end text:id="IMark446122692"/> on the same field or method</text:p>
          </table:table-cell>
        </table:table-row>
        <table:table-row table:style-name="Table1.1">
          <table:table-cell table:style-name="Table1.A2" office:value-type="string">
            <text:p text:style-name="P7"><text:alphabetical-index-mark-start text:id="IMark446122692" text:key1="annotation"/>DatastoreIdentity<text:alphabetical-index-mark-end text:id="IMark446122692"/></text:p>
          </table:table-cell>
          <table:table-cell table:style-name="Table1.B2" office:value-type="string">
            <text:p text:style-name="P10"><text:alphabetical-index-mark-start text:id="IMark446122692" text:key1="annotation"/>element<text:alphabetical-index-mark-end text:id="IMark446122692"/>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46122692" text:key1="annotation"/>Discriminator<text:alphabetical-index-mark-end text:id="IMark446122692"/></text:p>
          </table:table-cell>
          <table:table-cell table:style-name="Table1.B2" office:value-type="string">
            <text:p text:style-name="P10"><text:alphabetical-index-mark-start text:id="IMark446122692" text:key1="annotation"/>element<text:alphabetical-index-mark-end text:id="IMark446122692"/></text:p>
            <text:p text:style-name="P11"><text:alphabetical-index-mark-start text:id="IMark446122692" text:key1="annotation"/>discriminator<text:alphabetical-index-mark-end text:id="IMark446122692"/></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46122692" text:key1="annotation"/>DiscriminatorStrategy<text:alphabetical-index-mark-end text:id="IMark446122692"/></text:p>
          </table:table-cell>
          <table:table-cell table:style-name="Table1.B2" office:value-type="string">
            <text:p text:style-name="P7">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46122692" text:key1="annotation"/>Element<text:alphabetical-index-mark-end text:id="IMark446122692"/></text:p>
          </table:table-cell>
          <table:table-cell table:style-name="Table1.B2" office:value-type="string">
            <text:p text:style-name="P10"><text:alphabetical-index-mark-start text:id="IMark446122692" text:key1="annotation"/>element<text:alphabetical-index-mark-end text:id="IMark446122692"/></text:p>
            <text:p text:style-name="P11"><text:alphabetical-index-mark-start text:id="IMark446122692" text:key1="annotation"/>element<text:alphabetical-index-mark-end text:id="IMark4461226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Cacheable<text:alphabetical-index-mark-end text:id="IMark446122692"/></text:p>
          </table:table-cell>
          <table:table-cell table:style-name="Table1.B2" office:value-type="string">
            <text:p text:style-name="P7">attribute <text:line-break/><text:alphabetical-index-mark-start text:id="IMark446122692" text:key1="annotation"/>cacheable<text:alphabetical-index-mark-end text:id="IMark4461226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Embedded<text:alphabetical-index-mark-end text:id="IMark446122692"/></text:p>
          </table:table-cell>
          <table:table-cell table:style-name="Table1.B2" office:value-type="string">
            <text:p text:style-name="P10"><text:alphabetical-index-mark-start text:id="IMark446122692" text:key1="annotation"/>element<text:alphabetical-index-mark-end text:id="IMark446122692"/></text:p>
            <text:p text:style-name="P11"><text:alphabetical-index-mark-start text:id="IMark446122692" text:key1="annotation"/>embedded<text:alphabetical-index-mark-end text:id="IMark4461226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EmbeddedOnly<text:alphabetical-index-mark-end text:id="IMark446122692"/></text:p>
          </table:table-cell>
          <table:table-cell table:style-name="Table1.B2" office:value-type="string">
            <text:p text:style-name="P10">attribute</text:p>
            <text:p text:style-name="P11"><text:alphabetical-index-mark-start text:id="IMark446122692" text:key1="annotation"/>embedded<text:alphabetical-index-mark-end text:id="IMark446122692"/>-onl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Extension<text:alphabetical-index-mark-end text:id="IMark446122692"/></text:p>
          </table:table-cell>
          <table:table-cell table:style-name="Table1.B2" office:value-type="string">
            <text:p text:style-name="P10"><text:alphabetical-index-mark-start text:id="IMark446122692" text:key1="annotation"/>element<text:alphabetical-index-mark-end text:id="IMark446122692"/> </text:p>
            <text:p text:style-name="P11"><text:alphabetical-index-mark-start text:id="IMark446122692" text:key1="annotation"/>extension<text:alphabetical-index-mark-end text:id="IMark4461226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Extensions<text:alphabetical-index-mark-end text:id="IMark446122692"/></text:p>
          </table:table-cell>
          <table:table-cell table:style-name="Table1.B2" office:value-type="string">
            <text:p text:style-name="P10"><text:alphabetical-index-mark-start text:id="IMark446122692" text:key1="annotation"/>element<text:alphabetical-index-mark-end text:id="IMark446122692"/></text:p>
            <text:p text:style-name="P11"><text:alphabetical-index-mark-start text:id="IMark446122692" text:key1="annotation"/>extension<text:alphabetical-index-mark-end text:id="IMark446122692"/></text:p>
          </table:table-cell>
          <table:table-cell table:style-name="Table1.B2" office:value-type="string">
            <text:p text:style-name="P7">Used for multiple <text:alphabetical-index-mark-start text:id="IMark446122692" text:key1="annotation"/>Extensions<text:alphabetical-index-mark-end text:id="IMark446122692"/> on the same class, interface, field, or method</text:p>
          </table:table-cell>
        </table:table-row>
        <table:table-row table:style-name="Table1.1">
          <table:table-cell table:style-name="Table1.A2" office:value-type="string">
            <text:p text:style-name="P7"><text:alphabetical-index-mark-start text:id="IMark446122692" text:key1="annotation"/>FetchGroup<text:alphabetical-index-mark-end text:id="IMark446122692"/></text:p>
          </table:table-cell>
          <table:table-cell table:style-name="Table1.B2" office:value-type="string">
            <text:p text:style-name="P7"><text:alphabetical-index-mark-start text:id="IMark446122692" text:key1="annotation"/>element<text:alphabetical-index-mark-end text:id="IMark446122692"/> fetch-group</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FetchGroups<text:alphabetical-index-mark-end text:id="IMark446122692"/></text:p>
          </table:table-cell>
          <table:table-cell table:style-name="Table1.B2" office:value-type="string">
            <text:p text:style-name="P7"><text:alphabetical-index-mark-start text:id="IMark446122692" text:key1="annotation"/>element<text:alphabetical-index-mark-end text:id="IMark446122692"/> fetch-group</text:p>
          </table:table-cell>
          <table:table-cell table:style-name="Table1.B2" office:value-type="string">
            <text:p text:style-name="P7">Used for multiple <text:alphabetical-index-mark-start text:id="IMark446122692" text:key1="annotation"/>FetchGroups<text:alphabetical-index-mark-end text:id="IMark446122692"/></text:p>
          </table:table-cell>
        </table:table-row>
        <table:table-row table:style-name="Table1.1">
          <table:table-cell table:style-name="Table1.A2" office:value-type="string">
            <text:p text:style-name="P7"><text:alphabetical-index-mark-start text:id="IMark446122692" text:key1="annotation"/>FetchPlan<text:alphabetical-index-mark-end text:id="IMark446122692"/></text:p>
          </table:table-cell>
          <table:table-cell table:style-name="Table1.B2" office:value-type="string">
            <text:p text:style-name="P7"><text:alphabetical-index-mark-start text:id="IMark446122692" text:key1="annotation"/>element<text:alphabetical-index-mark-end text:id="IMark446122692"/> fetch-plan</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FetchPlans<text:alphabetical-index-mark-end text:id="IMark446122692"/></text:p>
          </table:table-cell>
          <table:table-cell table:style-name="Table1.B2" office:value-type="string">
            <text:p text:style-name="P7"><text:alphabetical-index-mark-start text:id="IMark446122692" text:key1="annotation"/>element<text:alphabetical-index-mark-end text:id="IMark446122692"/> fetch-plan</text:p>
          </table:table-cell>
          <table:table-cell table:style-name="Table1.B2" office:value-type="string">
            <text:p text:style-name="P7">Used for multiple <text:alphabetical-index-mark-start text:id="IMark446122692" text:key1="annotation"/>FetchPlans<text:alphabetical-index-mark-end text:id="IMark446122692"/> on the same class or interface</text:p>
          </table:table-cell>
        </table:table-row>
        <table:table-row table:style-name="Table1.1">
          <table:table-cell table:style-name="Table1.A2" office:value-type="string">
            <text:p text:style-name="P7"><text:alphabetical-index-mark-start text:id="IMark446122692" text:key1="annotation"/>ForeignKey<text:alphabetical-index-mark-end text:id="IMark446122692"/></text:p>
          </table:table-cell>
          <table:table-cell table:style-name="Table1.B2" office:value-type="string">
            <text:p text:style-name="P7"><text:alphabetical-index-mark-start text:id="IMark446122692" text:key1="annotation"/>element<text:alphabetical-index-mark-end text:id="IMark446122692"/> foreign-<text:alphabetical-index-mark-start text:id="IMark446121252" text:key1="annotation"/>key<text:alphabetical-index-mark-end text:id="IMark44612125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ForeignKeyAction<text:alphabetical-index-mark-end text:id="IMark446121252"/></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ForeignKeys<text:alphabetical-index-mark-end text:id="IMark446121252"/></text:p>
          </table:table-cell>
          <table:table-cell table:style-name="Table1.B2" office:value-type="string">
            <text:p text:style-name="P7"><text:alphabetical-index-mark-start text:id="IMark446121252" text:key1="annotation"/>element<text:alphabetical-index-mark-end text:id="IMark446121252"/> foreign-<text:alphabetical-index-mark-start text:id="IMark446122692" text:key1="annotation"/>key<text:alphabetical-index-mark-end text:id="IMark446122692"/></text:p>
          </table:table-cell>
          <table:table-cell table:style-name="Table1.B2" office:value-type="string">
            <text:p text:style-name="P16"/>
          </table:table-cell>
        </table:table-row>
        <text:soft-page-break/>
        <table:table-row table:style-name="Table1.1">
          <table:table-cell table:style-name="Table1.A2" office:value-type="string">
            <text:p text:style-name="P7"><text:alphabetical-index-mark-start text:id="IMark446122692" text:key1="annotation"/>IdGeneratorStrategy<text:alphabetical-index-mark-end text:id="IMark446122692"/></text:p>
          </table:table-cell>
          <table:table-cell table:style-name="Table1.B2" office:value-type="string">
            <text:p text:style-name="P7"><text:alphabetical-index-mark-start text:id="IMark446122692" text:key1="annotation"/>element<text:alphabetical-index-mark-end text:id="IMark446122692"/> datastore-identity, attribute <text:alphabetical-index-mark-start text:id="IMark446121252" text:key1="annotation"/>value<text:alphabetical-index-mark-end text:id="IMark446121252"/>-strateg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IdentityType<text:alphabetical-index-mark-end text:id="IMark446121252"/></text:p>
          </table:table-cell>
          <table:table-cell table:style-name="Table1.B2" office:value-type="string">
            <text:p text:style-name="P7">attribute identity-type</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Index<text:alphabetical-index-mark-end text:id="IMark446121252"/></text:p>
          </table:table-cell>
          <table:table-cell table:style-name="Table1.B2" office:value-type="string">
            <text:p text:style-name="P7"><text:alphabetical-index-mark-start text:id="IMark446121252" text:key1="annotation"/>element<text:alphabetical-index-mark-end text:id="IMark446121252"/> <text:alphabetical-index-mark-start text:id="IMark446122692" text:key1="annotation"/>index<text:alphabetical-index-mark-end text:id="IMark4461226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Indices<text:alphabetical-index-mark-end text:id="IMark446122692"/></text:p>
          </table:table-cell>
          <table:table-cell table:style-name="Table1.B2" office:value-type="string">
            <text:p text:style-name="P7"><text:alphabetical-index-mark-start text:id="IMark446122692" text:key1="annotation"/>element<text:alphabetical-index-mark-end text:id="IMark446122692"/> <text:alphabetical-index-mark-start text:id="IMark446121252" text:key1="annotation"/>index<text:alphabetical-index-mark-end text:id="IMark44612125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Inheritance<text:alphabetical-index-mark-end text:id="IMark446121252"/></text:p>
          </table:table-cell>
          <table:table-cell table:style-name="Table1.B2" office:value-type="string">
            <text:p text:style-name="P7"><text:alphabetical-index-mark-start text:id="IMark446121252" text:key1="annotation"/>element<text:alphabetical-index-mark-end text:id="IMark446121252"/> <text:alphabetical-index-mark-start text:id="IMark446122692" text:key1="annotation"/>inheritance<text:alphabetical-index-mark-end text:id="IMark4461226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InheritanceStrategy<text:alphabetical-index-mark-end text:id="IMark446122692"/></text:p>
          </table:table-cell>
          <table:table-cell table:style-name="Table1.B2" office:value-type="string">
            <text:p text:style-name="P7"><text:alphabetical-index-mark-start text:id="IMark446122692" text:key1="annotation"/>element<text:alphabetical-index-mark-end text:id="IMark446122692"/> <text:alphabetical-index-mark-start text:id="IMark446121252" text:key1="annotation"/>inheritance<text:alphabetical-index-mark-end text:id="IMark446121252"/>, attribute strateg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Join<text:alphabetical-index-mark-end text:id="IMark446121252"/></text:p>
          </table:table-cell>
          <table:table-cell table:style-name="Table1.B2" office:value-type="string">
            <text:p text:style-name="P7"><text:alphabetical-index-mark-start text:id="IMark446121252" text:key1="annotation"/>element<text:alphabetical-index-mark-end text:id="IMark446121252"/> <text:alphabetical-index-mark-start text:id="IMark446122692" text:key1="annotation"/>join<text:alphabetical-index-mark-end text:id="IMark4461226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JoinTable<text:alphabetical-index-mark-end text:id="IMark446122692"/></text:p>
          </table:table-cell>
          <table:table-cell table:style-name="Table1.B2" office:value-type="string">
            <text:p text:style-name="P7"><text:alphabetical-index-mark-start text:id="IMark446122692" text:key1="annotation"/>element<text:alphabetical-index-mark-end text:id="IMark446122692"/> <text:alphabetical-index-mark-start text:id="IMark446121252" text:key1="annotation"/>join<text:alphabetical-index-mark-end text:id="IMark446121252"/>, attribute table</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Joins<text:alphabetical-index-mark-end text:id="IMark446121252"/></text:p>
          </table:table-cell>
          <table:table-cell table:style-name="Table1.B2" office:value-type="string">
            <text:p text:style-name="P7"><text:alphabetical-index-mark-start text:id="IMark446121252" text:key1="annotation"/>element<text:alphabetical-index-mark-end text:id="IMark446121252"/> <text:alphabetical-index-mark-start text:id="IMark446122692" text:key1="annotation"/>join<text:alphabetical-index-mark-end text:id="IMark4461226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Key<text:alphabetical-index-mark-end text:id="IMark446122692"/></text:p>
          </table:table-cell>
          <table:table-cell table:style-name="Table1.B2" office:value-type="string">
            <text:p text:style-name="P7"><text:alphabetical-index-mark-start text:id="IMark446122692" text:key1="annotation"/>element<text:alphabetical-index-mark-end text:id="IMark446122692"/> <text:alphabetical-index-mark-start text:id="IMark446121252" text:key1="annotation"/>key<text:alphabetical-index-mark-end text:id="IMark44612125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NullValue<text:alphabetical-index-mark-end text:id="IMark446121252"/></text:p>
          </table:table-cell>
          <table:table-cell table:style-name="Table1.B2" office:value-type="string">
            <text:p text:style-name="P7">attribute null-<text:alphabetical-index-mark-start text:id="IMark446121252" text:key1="annotation"/>value<text:alphabetical-index-mark-end text:id="IMark44612125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Order<text:alphabetical-index-mark-end text:id="IMark446121252"/></text:p>
          </table:table-cell>
          <table:table-cell table:style-name="Table1.B2" office:value-type="string">
            <text:p text:style-name="P7"><text:alphabetical-index-mark-start text:id="IMark446121252" text:key1="annotation"/>element<text:alphabetical-index-mark-end text:id="IMark446121252"/> <text:alphabetical-index-mark-start text:id="IMark446122692" text:key1="annotation"/>order<text:alphabetical-index-mark-end text:id="IMark4461226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PersistenceAware<text:alphabetical-index-mark-end text:id="IMark446122692"/></text:p>
          </table:table-cell>
          <table:table-cell table:style-name="Table1.B2" office:value-type="string">
            <text:p text:style-name="P7">attribute persistence-modifier</text:p>
          </table:table-cell>
          <table:table-cell table:style-name="Table1.B2" office:value-type="string">
            <text:p text:style-name="P16"/>
          </table:table-cell>
        </table:table-row>
        <text:soft-page-break/>
        <table:table-row table:style-name="Table1.1">
          <table:table-cell table:style-name="Table1.A2" office:value-type="string">
            <text:p text:style-name="P7"><text:alphabetical-index-mark-start text:id="IMark446122692" text:key1="annotation"/>PersistenceCapable<text:alphabetical-index-mark-end text:id="IMark446122692"/></text:p>
          </table:table-cell>
          <table:table-cell table:style-name="Table1.B2" office:value-type="string">
            <text:p text:style-name="P7">elements class, interface</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enum"/>Persistent<text:alphabetical-index-mark-end text:id="IMark446122692"/></text:p>
          </table:table-cell>
          <table:table-cell table:style-name="Table1.B2" office:value-type="string">
            <text:p text:style-name="P7">elements field, propert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2692" text:key1="annotation"/>PrimaryKey<text:alphabetical-index-mark-end text:id="IMark446122692"/></text:p>
          </table:table-cell>
          <table:table-cell table:style-name="Table1.B2" office:value-type="string">
            <text:p text:style-name="P7"><text:alphabetical-index-mark-start text:id="IMark446122692" text:key1="annotation"/>element<text:alphabetical-index-mark-end text:id="IMark446122692"/> primary-<text:alphabetical-index-mark-start text:id="IMark446121252" text:key1="annotation"/>key<text:alphabetical-index-mark-end text:id="IMark44612125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689641192" text:key1="annotation"/>Queries<text:alphabetical-index-mark-end text:id="IMark689641192"/></text:p>
          </table:table-cell>
          <table:table-cell table:style-name="Table1.B2" office:value-type="string">
            <text:p text:style-name="P7"><text:alphabetical-index-mark-start text:id="IMark689641192" text:key1="annotation"/>element<text:alphabetical-index-mark-end text:id="IMark689641192"/> <text:alphabetical-index-mark-start text:id="IMark446121252" text:key1="annotation"/>query<text:alphabetical-index-mark-end text:id="IMark44612125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Query<text:alphabetical-index-mark-end text:id="IMark446121252"/></text:p>
          </table:table-cell>
          <table:table-cell table:style-name="Table1.B2" office:value-type="string">
            <text:p text:style-name="P7"><text:alphabetical-index-mark-start text:id="IMark446121252" text:key1="annotation"/>element<text:alphabetical-index-mark-end text:id="IMark446121252"/> <text:alphabetical-index-mark-start text:id="IMark689641192" text:key1="annotation"/>query<text:alphabetical-index-mark-end text:id="IMark6896411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689641192" text:key1="annotation"/>Sequence<text:alphabetical-index-mark-end text:id="IMark689641192"/></text:p>
          </table:table-cell>
          <table:table-cell table:style-name="Table1.B2" office:value-type="string">
            <text:p text:style-name="P7"><text:alphabetical-index-mark-start text:id="IMark689641192" text:key1="annotation"/>element<text:alphabetical-index-mark-end text:id="IMark689641192"/> <text:alphabetical-index-mark-start text:id="IMark446121252" text:key1="annotation"/>sequence<text:alphabetical-index-mark-end text:id="IMark44612125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enum"/>SequenceStrategy<text:alphabetical-index-mark-end text:id="IMark446121252"/></text:p>
          </table:table-cell>
          <table:table-cell table:style-name="Table1.B2" office:value-type="string">
            <text:p text:style-name="P7"><text:alphabetical-index-mark-start text:id="IMark446121252" text:key1="annotation"/>element<text:alphabetical-index-mark-end text:id="IMark446121252"/> <text:alphabetical-index-mark-start text:id="IMark689641192" text:key1="annotation"/>sequence<text:alphabetical-index-mark-end text:id="IMark689641192"/>, attribute strateg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689641192" text:key1="annotation"/>Serialized<text:alphabetical-index-mark-end text:id="IMark689641192"/></text:p>
          </table:table-cell>
          <table:table-cell table:style-name="Table1.B2" office:value-type="string">
            <text:p text:style-name="P7">elements field, property, attribute <text:alphabetical-index-mark-start text:id="IMark689641192" text:key1="annotation"/>serialized<text:alphabetical-index-mark-end text:id="IMark6896411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689641192" text:key1="annotation"/>Transactional<text:alphabetical-index-mark-end text:id="IMark689641192"/></text:p>
          </table:table-cell>
          <table:table-cell table:style-name="Table1.B2" office:value-type="string">
            <text:p text:style-name="P9"><text:span text:style-name="T3">elements field, property; attribute persistence-</text:span><text:span text:style-name="T3">modifier</text:span></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689641192" text:key1="annotation"/>Unique<text:alphabetical-index-mark-end text:id="IMark689641192"/></text:p>
          </table:table-cell>
          <table:table-cell table:style-name="Table1.B2" office:value-type="string">
            <text:p text:style-name="P7"><text:alphabetical-index-mark-start text:id="IMark689641192" text:key1="annotation"/>element<text:alphabetical-index-mark-end text:id="IMark689641192"/> <text:alphabetical-index-mark-start text:id="IMark446121252" text:key1="annotation"/>unique<text:alphabetical-index-mark-end text:id="IMark44612125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46121252" text:key1="annotation"/>Uniques<text:alphabetical-index-mark-end text:id="IMark446121252"/></text:p>
          </table:table-cell>
          <table:table-cell table:style-name="Table1.B2" office:value-type="string">
            <text:p text:style-name="P7"><text:alphabetical-index-mark-start text:id="IMark446121252" text:key1="annotation"/>element<text:alphabetical-index-mark-end text:id="IMark446121252"/> <text:alphabetical-index-mark-start text:id="IMark689641192" text:key1="annotation"/>unique<text:alphabetical-index-mark-end text:id="IMark6896411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689641192" text:key1="annotation"/>Value<text:alphabetical-index-mark-end text:id="IMark689641192"/></text:p>
          </table:table-cell>
          <table:table-cell table:style-name="Table1.B2" office:value-type="string">
            <text:p text:style-name="P7"><text:alphabetical-index-mark-start text:id="IMark689641192" text:key1="annotation"/>element<text:alphabetical-index-mark-end text:id="IMark689641192"/> <text:alphabetical-index-mark-start text:id="IMark446121252" text:key1="annotation"/>value<text:alphabetical-index-mark-end text:id="IMark446121252"/></text:p>
          </table:table-cell>
          <table:table-cell table:style-name="Table1.B2" office:value-type="string">
            <text:p text:style-name="P16"/>
          </table:table-cell>
        </table:table-row>
        <text:soft-page-break/>
        <table:table-row table:style-name="Table1.1">
          <table:table-cell table:style-name="Table1.A2" office:value-type="string">
            <text:p text:style-name="P7"><text:alphabetical-index-mark-start text:id="IMark446121252" text:key1="annotation"/>Version<text:alphabetical-index-mark-end text:id="IMark446121252"/></text:p>
          </table:table-cell>
          <table:table-cell table:style-name="Table1.B2" office:value-type="string">
            <text:p text:style-name="P7"><text:alphabetical-index-mark-start text:id="IMark446121252" text:key1="annotation"/>element<text:alphabetical-index-mark-end text:id="IMark446121252"/> <text:alphabetical-index-mark-start text:id="IMark689641192" text:key1="annotation"/>version<text:alphabetical-index-mark-end text:id="IMark689641192"/></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689641192" text:key1="enum"/>VersionStrategy<text:alphabetical-index-mark-end text:id="IMark689641192"/></text:p>
          </table:table-cell>
          <table:table-cell table:style-name="Table1.B2" office:value-type="string">
            <text:p text:style-name="P7"><text:alphabetical-index-mark-start text:id="IMark689641192" text:key1="annotation"/>element<text:alphabetical-index-mark-end text:id="IMark689641192"/> <text:alphabetical-index-mark-start text:id="IMark446121252" text:key1="annotation"/>version<text:alphabetical-index-mark-end text:id="IMark446121252"/>; attribute strategy</text:p>
          </table:table-cell>
          <table:table-cell table:style-name="Table1.B2" office:value-type="string">
            <text:p text:style-name="P16"/>
          </table:table-cell>
        </table:table-row>
      </table:table>
      <text:p text:style-name="P12"> </text:p>
      <text:p text:style-name="P15"><draw:frame draw:style-name="fr1" draw:name="2" text:anchor-type="as-char" svg:width="2.7917in" svg:height="0.1346in" draw:z-index="2"><draw:image xlink:href="Pictures/2000000700000FB5000000C94FDA4EAC.wmf" xlink:type="simple" xlink:show="embed" xlink:actuate="onLoad"/></draw:frame></text:p>
      <text:h text:style-name="P24" text:outline-level="2"><text:alphabetical-index-mark-start text:id="IMark385074256" text:main-entry="true"/>Metadata API<text:alphabetical-index-mark-end text:id="IMark385074256"/></text:h>
      <text:p text:style-name="P3">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0" text:outline-level="3">Metadata</text:h>
      <text:p text:style-name="P3">Metadata is the base interface for all metadata.</text:p>
      <text:p text:style-name="P4">/**</text:p>
      <text:p text:style-name="P4"><text:s/>* This interface provides base level definitions for all metadata components.</text:p>
      <text:p text:style-name="P4"><text:s/>*</text:p>
      <text:p text:style-name="P4"><text:s/>* @<text:alphabetical-index-mark-start text:id="IMark385074304" text:key1="annotation"/>version<text:alphabetical-index-mark-end text:id="IMark385074304"/> 2.3</text:p>
      <text:p text:style-name="P4"><text:s/>*/</text:p>
      <text:p text:style-name="P4">public interface Metadata {</text:p>
      <text:p text:style-name="P4"><text:s text:c="4"/>/**</text:p>
      <text:p text:style-name="P4"><text:s text:c="5"/>* Add a vendor <text:alphabetical-index-mark-start text:id="IMark385074304" text:key1="annotation"/>extension<text:alphabetical-index-mark-end text:id="IMark385074304"/> to this metadata component.</text:p>
      <text:p text:style-name="P4"><text:s text:c="5"/>* </text:p>
      <text:p text:style-name="P4"><text:s text:c="5"/>* @param vendor Identifier for the vendor</text:p>
      <text:p text:style-name="P4"><text:s text:c="5"/>* @param <text:alphabetical-index-mark-start text:id="IMark385074256" text:key1="annotation"/>key<text:alphabetical-index-mark-end text:id="IMark385074256"/> The <text:alphabetical-index-mark-start text:id="IMark385074304" text:key1="annotation"/>extension<text:alphabetical-index-mark-end text:id="IMark385074304"/> <text:alphabetical-index-mark-start text:id="IMark385073776" text:key1="annotation"/>key<text:alphabetical-index-mark-end text:id="IMark385073776"/></text:p>
      <text:p text:style-name="P4"><text:s text:c="5"/>* @param <text:alphabetical-index-mark-start text:id="IMark385074304" text:key1="annotation"/>value<text:alphabetical-index-mark-end text:id="IMark385074304"/> <text:alphabetical-index-mark-start text:id="IMark385073776" text:key1="annotation"/>Value<text:alphabetical-index-mark-end text:id="IMark385073776"/> for the <text:alphabetical-index-mark-start text:id="IMark385074256" text:key1="annotation"/>extension<text:alphabetical-index-mark-end text:id="IMark385074256"/></text:p>
      <text:p text:style-name="P4"><text:s text:c="5"/>* @return The <text:alphabetical-index-mark-start text:id="IMark385073776" text:main-entry="true"/>ExtensionMetaData<text:alphabetical-index-mark-end text:id="IMark385073776"/></text:p>
      <text:p text:style-name="P4"><text:s text:c="5"/>*/</text:p>
      <text:p text:style-name="P4"><text:s text:c="4"/><text:alphabetical-index-mark-start text:id="IMark385073776" text:main-entry="true"/>ExtensionMetadata<text:alphabetical-index-mark-end text:id="IMark385073776"/> <text:alphabetical-index-mark-start text:id="IMark385074256" text:main-entry="true"/>newExtensionMetaData<text:alphabetical-index-mark-end text:id="IMark385074256"/>(String vendor, String <text:alphabetical-index-mark-start text:id="IMark385074304" text:key1="annotation"/>key<text:alphabetical-index-mark-end text:id="IMark385074304"/>, String <text:alphabetical-index-mark-start text:id="IMark385073296" text:key1="annotation"/>value<text:alphabetical-index-mark-end text:id="IMark385073296"/>);</text:p>
      <text:p text:style-name="P4"/>
      <text:p text:style-name="P4"><text:s text:c="4"/>/**</text:p>
      <text:p text:style-name="P4"><text:s text:c="5"/>* Number of <text:alphabetical-index-mark-start text:id="IMark385074304" text:key1="annotation"/>extensions<text:alphabetical-index-mark-end text:id="IMark385074304"/> on this component.</text:p>
      <text:p text:style-name="P4"><text:s text:c="5"/>* </text:p>
      <text:p text:style-name="P4"><text:s text:c="5"/>* @return Number of <text:alphabetical-index-mark-start text:id="IMark385074304" text:key1="annotation"/>extensions<text:alphabetical-index-mark-end text:id="IMark385074304"/></text:p>
      <text:p text:style-name="P4"><text:s text:c="5"/>*/</text:p>
      <text:p text:style-name="P4"><text:s text:c="4"/>int <text:alphabetical-index-mark-start text:id="IMark385074304" text:main-entry="true"/>getNumberOfExtensions<text:alphabetical-index-mark-end text:id="IMark385074304"/>();</text:p>
      <text:p text:style-name="P4"><text:soft-page-break/></text:p>
      <text:p text:style-name="P4"><text:s text:c="4"/>/**</text:p>
      <text:p text:style-name="P4"><text:s text:c="5"/>* Accessor for the defined <text:alphabetical-index-mark-start text:id="IMark385073296" text:key1="annotation"/>extensions<text:alphabetical-index-mark-end text:id="IMark385073296"/> for this component</text:p>
      <text:p text:style-name="P4"><text:s text:c="5"/>* </text:p>
      <text:p text:style-name="P4"><text:s text:c="5"/>* @return The <text:alphabetical-index-mark-start text:id="IMark385073296" text:key1="annotation"/>extensions<text:alphabetical-index-mark-end text:id="IMark385073296"/></text:p>
      <text:p text:style-name="P4"><text:s text:c="5"/>*/</text:p>
      <text:p text:style-name="P4"><text:s text:c="4"/><text:alphabetical-index-mark-start text:id="IMark385073296" text:main-entry="true"/>ExtensionMetadata<text:alphabetical-index-mark-end text:id="IMark385073296"/>[] <text:alphabetical-index-mark-start text:id="IMark385074304" text:main-entry="true"/>getExtensions<text:alphabetical-index-mark-end text:id="IMark385074304"/>();</text:p>
      <text:p text:style-name="P4"/>
      <text:p text:style-name="P4"><text:s text:c="4"/>/**</text:p>
      <text:p text:style-name="P4"><text:s text:c="5"/>* Accessor for the parent metadata component.</text:p>
      <text:p text:style-name="P4"><text:s text:c="5"/>* </text:p>
      <text:p text:style-name="P4"><text:s text:c="5"/>* @return The parent</text:p>
      <text:p text:style-name="P4"><text:s text:c="5"/>*/</text:p>
      <text:p text:style-name="P4"><text:s text:c="4"/>Metadata <text:alphabetical-index-mark-start text:id="IMark385073296" text:main-entry="true"/>getParent<text:alphabetical-index-mark-end text:id="IMark385073296"/>();</text:p>
      <text:p text:style-name="P4">}</text:p>
      <text:p text:style-name="P4"/>
      <text:h text:style-name="P21" text:outline-level="3">JDO Metadata</text:h>
      <text:p text:style-name="P3"><text:alphabetical-index-mark-start text:id="IMark385073296" text:main-entry="true"/>JDOMetadata<text:alphabetical-index-mark-end text:id="IMark385073296"/> represents the root of the metadata.</text:p>
      <text:p text:style-name="P4">/**</text:p>
      <text:p text:style-name="P4"><text:s/>* Represents the top-level JDO metadata.</text:p>
      <text:p text:style-name="P4"><text:s/>* @since 2.3</text:p>
      <text:p text:style-name="P4"><text:s/>*/</text:p>
      <text:p text:style-name="P4">public interface <text:alphabetical-index-mark-start text:id="IMark385074304" text:main-entry="true"/>JDOMetadata<text:alphabetical-index-mark-end text:id="IMark385074304"/> extends Metadata {</text:p>
      <text:p text:style-name="P4"><text:s text:c="4"/>/**</text:p>
      <text:p text:style-name="P4"><text:s text:c="5"/>* Method to set the catalog (ORM) to apply to all classes in this</text:p>
      <text:p text:style-name="P4"><text:s text:c="5"/>* JDO Metadata.</text:p>
      <text:p text:style-name="P4"><text:s text:c="5"/>* </text:p>
      <text:p text:style-name="P4"><text:s text:c="5"/>* @param catalog Catalog name</text:p>
      <text:p text:style-name="P4"><text:s text:c="5"/>*/</text:p>
      <text:p text:style-name="P4"><text:s text:c="4"/><text:alphabetical-index-mark-start text:id="IMark385073296" text:main-entry="true"/>JDOMetadata<text:alphabetical-index-mark-end text:id="IMark385073296"/> <text:alphabetical-index-mark-start text:id="IMark385074304" text:main-entry="true"/>setCatalog<text:alphabetical-index-mark-end text:id="IMark385074304"/>(String catalog);</text:p>
      <text:p text:style-name="P4"/>
      <text:p text:style-name="P4"><text:s text:c="4"/>/**</text:p>
      <text:p text:style-name="P4"><text:s text:c="5"/>* Accessor for the catalog (ORM) that all classes in this JDO Metadata</text:p>
      <text:p text:style-name="P4"><text:s text:c="5"/>* default to.</text:p>
      <text:p text:style-name="P4"><text:s text:c="5"/>* </text:p>
      <text:p text:style-name="P4"><text:s text:c="5"/>* @return The catalog</text:p>
      <text:p text:style-name="P4"><text:s text:c="5"/>*/</text:p>
      <text:p text:style-name="P4"><text:s text:c="4"/>String <text:alphabetical-index-mark-start text:id="IMark385074304" text:main-entry="true"/>getCatalog<text:alphabetical-index-mark-end text:id="IMark385074304"/>();</text:p>
      <text:p text:style-name="P4"/>
      <text:p text:style-name="P4"><text:s text:c="4"/>/**</text:p>
      <text:p text:style-name="P4"><text:s text:c="5"/>* Method to set the schema (ORM) to apply to all classes in this JDO</text:p>
      <text:p text:style-name="P4"><text:soft-page-break/><text:s text:c="5"/>* Metadata.</text:p>
      <text:p text:style-name="P4"><text:s text:c="5"/>* </text:p>
      <text:p text:style-name="P4"><text:s text:c="5"/>* @param schema Schema name</text:p>
      <text:p text:style-name="P4"><text:s text:c="5"/>*/</text:p>
      <text:p text:style-name="P4"><text:s text:c="4"/><text:alphabetical-index-mark-start text:id="IMark385074304" text:main-entry="true"/>JDOMetadata<text:alphabetical-index-mark-end text:id="IMark385074304"/> <text:alphabetical-index-mark-start text:id="IMark385073296" text:main-entry="true"/>setSchema<text:alphabetical-index-mark-end text:id="IMark385073296"/>(String schema);</text:p>
      <text:p text:style-name="P4"/>
      <text:p text:style-name="P4"><text:s text:c="4"/>/**</text:p>
      <text:p text:style-name="P4"><text:s text:c="5"/>* Accessor for the schema (ORM) that all classes in this JDO Metadata</text:p>
      <text:p text:style-name="P4"><text:s text:c="5"/>* default to.</text:p>
      <text:p text:style-name="P4"><text:s text:c="5"/>* </text:p>
      <text:p text:style-name="P4"><text:s text:c="5"/>* @return The schema</text:p>
      <text:p text:style-name="P4"><text:s text:c="5"/>*/</text:p>
      <text:p text:style-name="P4"><text:s text:c="4"/>String <text:alphabetical-index-mark-start text:id="IMark385073296" text:main-entry="true"/>getSchema<text:alphabetical-index-mark-end text:id="IMark385073296"/>();</text:p>
      <text:p text:style-name="P4"/>
      <text:p text:style-name="P4"><text:s text:c="4"/>/**</text:p>
      <text:p text:style-name="P4"><text:s text:c="5"/>* Accessor for all packages defined on the JDO Metadata.</text:p>
      <text:p text:style-name="P4"><text:s text:c="5"/>* </text:p>
      <text:p text:style-name="P4"><text:s text:c="5"/>* @return The packages</text:p>
      <text:p text:style-name="P4"><text:s text:c="5"/>*/</text:p>
      <text:p text:style-name="P4"><text:s text:c="4"/><text:alphabetical-index-mark-start text:id="IMark385074304" text:main-entry="true"/>PackageMetadata<text:alphabetical-index-mark-end text:id="IMark385074304"/>[] <text:alphabetical-index-mark-start text:id="IMark385073296" text:main-entry="true"/>getPackages<text:alphabetical-index-mark-end text:id="IMark385073296"/>();</text:p>
      <text:p text:style-name="P4"/>
      <text:p text:style-name="P4"><text:s text:c="4"/>/**</text:p>
      <text:p text:style-name="P4"><text:s text:c="5"/>* Add a new package to this JDO Metadata.</text:p>
      <text:p text:style-name="P4"><text:s text:c="5"/>* </text:p>
      <text:p text:style-name="P4"><text:s text:c="5"/>* @param pkgName Name of the package</text:p>
      <text:p text:style-name="P4"><text:s text:c="5"/>* @return The <text:alphabetical-index-mark-start text:id="IMark385073296" text:main-entry="true"/>PackageMetadata<text:alphabetical-index-mark-end text:id="IMark385073296"/></text:p>
      <text:p text:style-name="P4"><text:s text:c="5"/>*/</text:p>
      <text:p text:style-name="P4"><text:s text:c="4"/><text:alphabetical-index-mark-start text:id="IMark385073296" text:main-entry="true"/>PackageMetadata<text:alphabetical-index-mark-end text:id="IMark385073296"/> <text:alphabetical-index-mark-start text:id="IMark385074304" text:main-entry="true"/>newPackageMetadata<text:alphabetical-index-mark-end text:id="IMark385074304"/>(String pkgName);</text:p>
      <text:p text:style-name="P4"/>
      <text:p text:style-name="P4"><text:s text:c="4"/>/**</text:p>
      <text:p text:style-name="P4"><text:s text:c="5"/>* Add a new package to this JDO Metadata.</text:p>
      <text:p text:style-name="P4"><text:s text:c="5"/>* </text:p>
      <text:p text:style-name="P4"><text:s text:c="5"/>* @param pkg The package</text:p>
      <text:p text:style-name="P4"><text:s text:c="5"/>* @return The <text:alphabetical-index-mark-start text:id="IMark385074304" text:main-entry="true"/>PackageMetadata<text:alphabetical-index-mark-end text:id="IMark385074304"/></text:p>
      <text:p text:style-name="P4"><text:s text:c="5"/>*/</text:p>
      <text:p text:style-name="P4"><text:s text:c="4"/><text:alphabetical-index-mark-start text:id="IMark385074304" text:main-entry="true"/>PackageMetadata<text:alphabetical-index-mark-end text:id="IMark385074304"/> <text:alphabetical-index-mark-start text:id="IMark385073296" text:main-entry="true"/>newPackageMetadata<text:alphabetical-index-mark-end text:id="IMark385073296"/>(Package pkg);</text:p>
      <text:p text:style-name="P4"/>
      <text:p text:style-name="P4"><text:s text:c="4"/>/**</text:p>
      <text:p text:style-name="P4"><text:s text:c="5"/>* Accessor for the number of packages defined in this JDO Metadata.</text:p>
      <text:p text:style-name="P4"><text:s text:c="5"/>* </text:p>
      <text:p text:style-name="P4"><text:s text:c="5"/>* @return The number of packages.</text:p>
      <text:p text:style-name="P4"><text:s text:c="5"/>*/</text:p>
      <text:p text:style-name="P4"><text:soft-page-break/><text:s text:c="4"/>int <text:alphabetical-index-mark-start text:id="IMark385074304" text:main-entry="true"/>getNumberOfPackages<text:alphabetical-index-mark-end text:id="IMark385074304"/>();</text:p>
      <text:p text:style-name="P4"/>
      <text:p text:style-name="P4"><text:s text:c="4"/>/**</text:p>
      <text:p text:style-name="P4"><text:s text:c="5"/>* Add a new class to this JDO Metadata.</text:p>
      <text:p text:style-name="P4"><text:s text:c="5"/>* Adds its package also if not yet existing.</text:p>
      <text:p text:style-name="P4"><text:s text:c="5"/>* </text:p>
      <text:p text:style-name="P4"><text:s text:c="5"/>* @param cls Class to add</text:p>
      <text:p text:style-name="P4"><text:s text:c="5"/>* @return The <text:alphabetical-index-mark-start text:id="IMark385073296" text:main-entry="true"/>ClassMetadata<text:alphabetical-index-mark-end text:id="IMark385073296"/></text:p>
      <text:p text:style-name="P4"><text:s text:c="5"/>*/</text:p>
      <text:p text:style-name="P4"><text:s text:c="4"/><text:alphabetical-index-mark-start text:id="IMark385073296" text:main-entry="true"/>ClassMetadata<text:alphabetical-index-mark-end text:id="IMark385073296"/> <text:alphabetical-index-mark-start text:id="IMark385074304" text:main-entry="true"/>newClassMetadata<text:alphabetical-index-mark-end text:id="IMark385074304"/>(Class cls);</text:p>
      <text:p text:style-name="P4"/>
      <text:p text:style-name="P4"><text:s text:c="4"/>/**</text:p>
      <text:p text:style-name="P4"><text:s text:c="5"/>* Add a new interface to this JDO Metadata.</text:p>
      <text:p text:style-name="P4"><text:s text:c="5"/>* Adds its package also if not yet existing.</text:p>
      <text:p text:style-name="P4"><text:s text:c="5"/>* </text:p>
      <text:p text:style-name="P4"><text:s text:c="5"/>* @param cls Class to add</text:p>
      <text:p text:style-name="P4"><text:s text:c="5"/>* @return The <text:alphabetical-index-mark-start text:id="IMark385073296" text:main-entry="true"/>InterfaceMetadata<text:alphabetical-index-mark-end text:id="IMark385073296"/></text:p>
      <text:p text:style-name="P4"><text:s text:c="5"/>*/</text:p>
      <text:p text:style-name="P4"><text:s text:c="4"/><text:alphabetical-index-mark-start text:id="IMark385073296" text:main-entry="true"/>InterfaceMetadata<text:alphabetical-index-mark-end text:id="IMark385073296"/> <text:alphabetical-index-mark-start text:id="IMark385074304" text:main-entry="true"/>newInterfaceMetadata<text:alphabetical-index-mark-end text:id="IMark385074304"/>(Class cls);</text:p>
      <text:p text:style-name="P4"/>
      <text:p text:style-name="P4"><text:s text:c="4"/>/**</text:p>
      <text:p text:style-name="P4"><text:s text:c="5"/>* Accessor for any named <text:alphabetical-index-mark-start text:id="IMark385073296" text:key1="annotation"/>queries<text:alphabetical-index-mark-end text:id="IMark385073296"/> defined on the JDO Metadata.</text:p>
      <text:p text:style-name="P4"><text:s text:c="5"/>* </text:p>
      <text:p text:style-name="P4"><text:s text:c="5"/>* @return The <text:alphabetical-index-mark-start text:id="IMark385073296" text:key1="annotation"/>queries<text:alphabetical-index-mark-end text:id="IMark385073296"/></text:p>
      <text:p text:style-name="P4"><text:s text:c="5"/>*/</text:p>
      <text:p text:style-name="P4"><text:s text:c="4"/><text:alphabetical-index-mark-start text:id="IMark385073296" text:main-entry="true"/>QueryMetadata<text:alphabetical-index-mark-end text:id="IMark385073296"/>[] <text:alphabetical-index-mark-start text:id="IMark385074304" text:main-entry="true"/>getQueries<text:alphabetical-index-mark-end text:id="IMark385074304"/>();</text:p>
      <text:p text:style-name="P4"/>
      <text:p text:style-name="P4"><text:s text:c="4"/>/**</text:p>
      <text:p text:style-name="P4"><text:s text:c="5"/>* Add a new named <text:alphabetical-index-mark-start text:id="IMark385073296" text:key1="annotation"/>query<text:alphabetical-index-mark-end text:id="IMark385073296"/> to this JDO Metadata.</text:p>
      <text:p text:style-name="P4"><text:s text:c="5"/>* </text:p>
      <text:p text:style-name="P4"><text:s text:c="5"/>* @param name Name of the <text:alphabetical-index-mark-start text:id="IMark385073296" text:key1="annotation"/>query<text:alphabetical-index-mark-end text:id="IMark385073296"/></text:p>
      <text:p text:style-name="P4"><text:s text:c="5"/>* @return The <text:alphabetical-index-mark-start text:id="IMark385074304" text:main-entry="true"/>QueryMetadata<text:alphabetical-index-mark-end text:id="IMark385074304"/></text:p>
      <text:p text:style-name="P4"><text:s text:c="5"/>*/</text:p>
      <text:p text:style-name="P4"><text:s text:c="4"/><text:alphabetical-index-mark-start text:id="IMark385074304" text:main-entry="true"/>QueryMetadata<text:alphabetical-index-mark-end text:id="IMark385074304"/> <text:alphabetical-index-mark-start text:id="IMark385073296" text:main-entry="true"/>newQueryMetadata<text:alphabetical-index-mark-end text:id="IMark385073296"/>(String name);</text:p>
      <text:p text:style-name="P4"/>
      <text:p text:style-name="P4"><text:s text:c="4"/>/**</text:p>
      <text:p text:style-name="P4"><text:s text:c="5"/>* Accessor for the number of named <text:alphabetical-index-mark-start text:id="IMark385074304" text:key1="annotation"/>queries<text:alphabetical-index-mark-end text:id="IMark385074304"/> defined in this JDO Metadata.</text:p>
      <text:p text:style-name="P4"><text:s text:c="5"/>* </text:p>
      <text:p text:style-name="P4"><text:s text:c="5"/>* @return The number of <text:alphabetical-index-mark-start text:id="IMark385074304" text:key1="annotation"/>queries<text:alphabetical-index-mark-end text:id="IMark385074304"/>.</text:p>
      <text:p text:style-name="P4"><text:s text:c="5"/>*/</text:p>
      <text:p text:style-name="P4"><text:s text:c="4"/>int <text:alphabetical-index-mark-start text:id="IMark385074304" text:main-entry="true"/>getNumberOfQueries<text:alphabetical-index-mark-end text:id="IMark385074304"/>();</text:p>
      <text:p text:style-name="P4"><text:soft-page-break/></text:p>
      <text:p text:style-name="P4"><text:s text:c="4"/>/**</text:p>
      <text:p text:style-name="P4"><text:s text:c="5"/>* Accessor for any fetch plans defined on the JDO Metadata.</text:p>
      <text:p text:style-name="P4"><text:s text:c="5"/>* </text:p>
      <text:p text:style-name="P4"><text:s text:c="5"/>* @return The fetch plans</text:p>
      <text:p text:style-name="P4"><text:s text:c="5"/>*/</text:p>
      <text:p text:style-name="P4"><text:s text:c="4"/><text:alphabetical-index-mark-start text:id="IMark385073296" text:main-entry="true"/>FetchPlanMetadata<text:alphabetical-index-mark-end text:id="IMark385073296"/>[] <text:alphabetical-index-mark-start text:id="IMark385074304" text:main-entry="true"/>getFetchPlans<text:alphabetical-index-mark-end text:id="IMark385074304"/>();</text:p>
      <text:p text:style-name="P4"/>
      <text:p text:style-name="P4"><text:s text:c="4"/>/**</text:p>
      <text:p text:style-name="P4"><text:s text:c="5"/>* Add a new fetch plan to this JDO Metadata.</text:p>
      <text:p text:style-name="P4"><text:s text:c="5"/>* </text:p>
      <text:p text:style-name="P4"><text:s text:c="5"/>* @param name Name of the <text:alphabetical-index-mark-start text:id="IMark385073296" text:key1="annotation"/>query<text:alphabetical-index-mark-end text:id="IMark385073296"/></text:p>
      <text:p text:style-name="P4"><text:s text:c="5"/>* @return The <text:alphabetical-index-mark-start text:id="IMark385074304" text:main-entry="true"/>FetchPlanMetadata<text:alphabetical-index-mark-end text:id="IMark385074304"/></text:p>
      <text:p text:style-name="P4"><text:s text:c="5"/>*/</text:p>
      <text:p text:style-name="P4"><text:s text:c="4"/><text:alphabetical-index-mark-start text:id="IMark385074304" text:main-entry="true"/>FetchPlanMetadata<text:alphabetical-index-mark-end text:id="IMark385074304"/> <text:alphabetical-index-mark-start text:id="IMark385073296" text:main-entry="true"/>newFetchPlanMetadata<text:alphabetical-index-mark-end text:id="IMark385073296"/>(String name);</text:p>
      <text:p text:style-name="P4"/>
      <text:p text:style-name="P4"><text:s text:c="4"/>/**</text:p>
      <text:p text:style-name="P4"><text:s text:c="5"/>* Accessor for the number of fetch plans defined in this JDO Metadata.</text:p>
      <text:p text:style-name="P4"><text:s text:c="5"/>* </text:p>
      <text:p text:style-name="P4"><text:s text:c="5"/>* @return The number of fetch plans.</text:p>
      <text:p text:style-name="P4"><text:s text:c="5"/>*/</text:p>
      <text:p text:style-name="P4"><text:s text:c="4"/>int <text:alphabetical-index-mark-start text:id="IMark385074304" text:main-entry="true"/>getNumberOfFetchPlans<text:alphabetical-index-mark-end text:id="IMark385074304"/>();</text:p>
      <text:p text:style-name="P4">}</text:p>
      <text:p text:style-name="P4"/>
      <text:h text:style-name="P21" text:outline-level="3">Package Metadata</text:h>
      <text:p text:style-name="P3"><text:alphabetical-index-mark-start text:id="IMark385074304" text:main-entry="true"/>PackageMetadata<text:alphabetical-index-mark-end text:id="IMark385074304"/> represents the collection of metadata that share the same package.</text:p>
      <text:p text:style-name="P4">/**</text:p>
      <text:p text:style-name="P4"><text:s/>* Represents a package within a <text:alphabetical-index-mark-start text:id="IMark385074304" text:main-entry="true"/>JDOMetadata<text:alphabetical-index-mark-end text:id="IMark385074304"/>.</text:p>
      <text:p text:style-name="P4"><text:s/>* @since 2.3</text:p>
      <text:p text:style-name="P4"><text:s/>*/</text:p>
      <text:p text:style-name="P4">public interface <text:alphabetical-index-mark-start text:id="IMark385073296" text:main-entry="true"/>PackageMetadata<text:alphabetical-index-mark-end text:id="IMark385073296"/> extends Metadata {</text:p>
      <text:p text:style-name="P4"><text:s text:c="4"/>/**</text:p>
      <text:p text:style-name="P4"><text:s text:c="5"/>* Accessor for the name of this package (set on construction).</text:p>
      <text:p text:style-name="P4"><text:s text:c="5"/>* </text:p>
      <text:p text:style-name="P4"><text:s text:c="5"/>* @return The name</text:p>
      <text:p text:style-name="P4"><text:s text:c="5"/>*/</text:p>
      <text:p text:style-name="P4"><text:s text:c="4"/>String <text:alphabetical-index-mark-start text:id="IMark385073296" text:main-entry="true"/>getName<text:alphabetical-index-mark-end text:id="IMark385073296"/>();</text:p>
      <text:p text:style-name="P4"/>
      <text:p text:style-name="P4"><text:s text:c="4"/>/**</text:p>
      <text:p text:style-name="P4"><text:s text:c="5"/>* Method to set the catalog (ORM) to apply to all classes in this package.</text:p>
      <text:p text:style-name="P4"><text:s text:c="5"/>* </text:p>
      <text:p text:style-name="P4"><text:soft-page-break/><text:s text:c="5"/>* @param catalog Catalog name</text:p>
      <text:p text:style-name="P4"><text:s text:c="5"/>*/</text:p>
      <text:p text:style-name="P4"><text:s text:c="4"/><text:alphabetical-index-mark-start text:id="IMark385074304" text:main-entry="true"/>PackageMetadata<text:alphabetical-index-mark-end text:id="IMark385074304"/> <text:alphabetical-index-mark-start text:id="IMark385073296" text:main-entry="true"/>setCatalog<text:alphabetical-index-mark-end text:id="IMark385073296"/>(String catalog);</text:p>
      <text:p text:style-name="P4"/>
      <text:p text:style-name="P4"><text:s text:c="4"/>/**</text:p>
      <text:p text:style-name="P4"><text:s text:c="5"/>* Accessor for the catalog (ORM) that all classes in this package default</text:p>
      <text:p text:style-name="P4"><text:s text:c="5"/>* to.</text:p>
      <text:p text:style-name="P4"><text:s text:c="5"/>* </text:p>
      <text:p text:style-name="P4"><text:s text:c="5"/>* @return The catalog</text:p>
      <text:p text:style-name="P4"><text:s text:c="5"/>*/</text:p>
      <text:p text:style-name="P4"><text:s text:c="4"/>String <text:alphabetical-index-mark-start text:id="IMark385073296" text:main-entry="true"/>getCatalog<text:alphabetical-index-mark-end text:id="IMark385073296"/>();</text:p>
      <text:p text:style-name="P4"/>
      <text:p text:style-name="P4"><text:s text:c="4"/>/**</text:p>
      <text:p text:style-name="P4"><text:s text:c="5"/>* Method to set the schema (ORM) to apply to all classes in this package.</text:p>
      <text:p text:style-name="P4"><text:s text:c="5"/>* </text:p>
      <text:p text:style-name="P4"><text:s text:c="5"/>* @param schema Schema name</text:p>
      <text:p text:style-name="P4"><text:s text:c="5"/>*/</text:p>
      <text:p text:style-name="P4"><text:s text:c="4"/><text:alphabetical-index-mark-start text:id="IMark385074304" text:main-entry="true"/>PackageMetadata<text:alphabetical-index-mark-end text:id="IMark385074304"/> <text:alphabetical-index-mark-start text:id="IMark385073296" text:main-entry="true"/>setSchema<text:alphabetical-index-mark-end text:id="IMark385073296"/>(String schema);</text:p>
      <text:p text:style-name="P4"/>
      <text:p text:style-name="P4"><text:s text:c="4"/>/**</text:p>
      <text:p text:style-name="P4"><text:s text:c="5"/>* Accessor for the schema (ORM) that all classes in this package default to.</text:p>
      <text:p text:style-name="P4"><text:s text:c="5"/>* </text:p>
      <text:p text:style-name="P4"><text:s text:c="5"/>* @return The schema</text:p>
      <text:p text:style-name="P4"><text:s text:c="5"/>*/</text:p>
      <text:p text:style-name="P4"><text:s text:c="4"/>String <text:alphabetical-index-mark-start text:id="IMark385074304" text:main-entry="true"/>getSchema<text:alphabetical-index-mark-end text:id="IMark385074304"/>();</text:p>
      <text:p text:style-name="P4"/>
      <text:p text:style-name="P4"><text:s text:c="4"/>/**</text:p>
      <text:p text:style-name="P4"><text:s text:c="5"/>* Accessor for all classes defined in this package.</text:p>
      <text:p text:style-name="P4"><text:s text:c="5"/>* </text:p>
      <text:p text:style-name="P4"><text:s text:c="5"/>* @return The classes</text:p>
      <text:p text:style-name="P4"><text:s text:c="5"/>*/</text:p>
      <text:p text:style-name="P4"><text:s text:c="4"/><text:alphabetical-index-mark-start text:id="IMark385073296" text:main-entry="true"/>ClassMetadata<text:alphabetical-index-mark-end text:id="IMark385073296"/>[] <text:alphabetical-index-mark-start text:id="IMark385074304" text:main-entry="true"/>getClasses<text:alphabetical-index-mark-end text:id="IMark385074304"/>();</text:p>
      <text:p text:style-name="P4"/>
      <text:p text:style-name="P4"><text:s text:c="4"/>/**</text:p>
      <text:p text:style-name="P4"><text:s text:c="5"/>* Add a new class to this package.</text:p>
      <text:p text:style-name="P4"><text:s text:c="5"/>* </text:p>
      <text:p text:style-name="P4"><text:s text:c="5"/>* @param name Name of the class</text:p>
      <text:p text:style-name="P4"><text:s text:c="5"/>* @return The <text:alphabetical-index-mark-start text:id="IMark385074304" text:main-entry="true"/>ClassMetadata<text:alphabetical-index-mark-end text:id="IMark385074304"/></text:p>
      <text:p text:style-name="P4"><text:s text:c="5"/>*/</text:p>
      <text:p text:style-name="P4"><text:s text:c="4"/><text:alphabetical-index-mark-start text:id="IMark385074304" text:main-entry="true"/>ClassMetadata<text:alphabetical-index-mark-end text:id="IMark385074304"/> <text:alphabetical-index-mark-start text:id="IMark385073296" text:main-entry="true"/>newClassMetadata<text:alphabetical-index-mark-end text:id="IMark385073296"/>(String name);</text:p>
      <text:p text:style-name="P4"><text:soft-page-break/></text:p>
      <text:p text:style-name="P4"><text:s text:c="4"/>/**</text:p>
      <text:p text:style-name="P4"><text:s text:c="5"/>* Add a new class to this package.</text:p>
      <text:p text:style-name="P4"><text:s text:c="5"/>* </text:p>
      <text:p text:style-name="P4"><text:s text:c="5"/>* @param cls The class</text:p>
      <text:p text:style-name="P4"><text:s text:c="5"/>* @return The <text:alphabetical-index-mark-start text:id="IMark385073296" text:main-entry="true"/>ClassMetadata<text:alphabetical-index-mark-end text:id="IMark385073296"/></text:p>
      <text:p text:style-name="P4"><text:s text:c="5"/>*/</text:p>
      <text:p text:style-name="P4"><text:s text:c="4"/><text:alphabetical-index-mark-start text:id="IMark385073296" text:main-entry="true"/>ClassMetadata<text:alphabetical-index-mark-end text:id="IMark385073296"/> <text:alphabetical-index-mark-start text:id="IMark385074304" text:main-entry="true"/>newClassMetadata<text:alphabetical-index-mark-end text:id="IMark385074304"/>(Class cls);</text:p>
      <text:p text:style-name="P4"/>
      <text:p text:style-name="P4"><text:s text:c="4"/>/**</text:p>
      <text:p text:style-name="P4"><text:s text:c="5"/>* Accessor for the number of classes defined in this package.</text:p>
      <text:p text:style-name="P4"><text:s text:c="5"/>* </text:p>
      <text:p text:style-name="P4"><text:s text:c="5"/>* @return The number of classes.</text:p>
      <text:p text:style-name="P4"><text:s text:c="5"/>*/</text:p>
      <text:p text:style-name="P4"><text:s text:c="4"/>int <text:alphabetical-index-mark-start text:id="IMark385073296" text:main-entry="true"/>getNumberOfClasses<text:alphabetical-index-mark-end text:id="IMark385073296"/>();</text:p>
      <text:p text:style-name="P4"/>
      <text:p text:style-name="P4"><text:s text:c="4"/>/**</text:p>
      <text:p text:style-name="P4"><text:s text:c="5"/>* Accessor for all interfaces defined in this package.</text:p>
      <text:p text:style-name="P4"><text:s text:c="5"/>* </text:p>
      <text:p text:style-name="P4"><text:s text:c="5"/>* @return The interfaces</text:p>
      <text:p text:style-name="P4"><text:s text:c="5"/>*/</text:p>
      <text:p text:style-name="P4"><text:s text:c="4"/><text:alphabetical-index-mark-start text:id="IMark385074304" text:main-entry="true"/>InterfaceMetadata<text:alphabetical-index-mark-end text:id="IMark385074304"/>[] <text:alphabetical-index-mark-start text:id="IMark385073296" text:main-entry="true"/>getInterfaces<text:alphabetical-index-mark-end text:id="IMark385073296"/>();</text:p>
      <text:p text:style-name="P4"/>
      <text:p text:style-name="P4"><text:s text:c="4"/>/**</text:p>
      <text:p text:style-name="P4"><text:s text:c="5"/>* Add a new interface to this package.</text:p>
      <text:p text:style-name="P4"><text:s text:c="5"/>* </text:p>
      <text:p text:style-name="P4"><text:s text:c="5"/>* @param name The interface name</text:p>
      <text:p text:style-name="P4"><text:s text:c="5"/>* @return The <text:alphabetical-index-mark-start text:id="IMark385073296" text:main-entry="true"/>InterfaceMetadata<text:alphabetical-index-mark-end text:id="IMark385073296"/></text:p>
      <text:p text:style-name="P4"><text:s text:c="5"/>*/</text:p>
      <text:p text:style-name="P4"><text:s text:c="4"/><text:alphabetical-index-mark-start text:id="IMark385073296" text:main-entry="true"/>InterfaceMetadata<text:alphabetical-index-mark-end text:id="IMark385073296"/> <text:alphabetical-index-mark-start text:id="IMark385074304" text:main-entry="true"/>newInterfaceMetadata<text:alphabetical-index-mark-end text:id="IMark385074304"/>(String name);</text:p>
      <text:p text:style-name="P4"/>
      <text:p text:style-name="P4"><text:s text:c="4"/>/**</text:p>
      <text:p text:style-name="P4"><text:s text:c="5"/>* Add a new interface to this package.</text:p>
      <text:p text:style-name="P4"><text:s text:c="5"/>* </text:p>
      <text:p text:style-name="P4"><text:s text:c="5"/>* @param cls The class</text:p>
      <text:p text:style-name="P4"><text:s text:c="5"/>* @return The <text:alphabetical-index-mark-start text:id="IMark385074304" text:main-entry="true"/>ClassMetadata<text:alphabetical-index-mark-end text:id="IMark385074304"/></text:p>
      <text:p text:style-name="P4"><text:s text:c="5"/>*/</text:p>
      <text:p text:style-name="P4"><text:s text:c="4"/><text:alphabetical-index-mark-start text:id="IMark385074304" text:main-entry="true"/>InterfaceMetadata<text:alphabetical-index-mark-end text:id="IMark385074304"/> <text:alphabetical-index-mark-start text:id="IMark385073296" text:main-entry="true"/>newInterfaceMetadata<text:alphabetical-index-mark-end text:id="IMark385073296"/>(Class cls);</text:p>
      <text:p text:style-name="P4"/>
      <text:p text:style-name="P4"><text:s text:c="4"/>/**</text:p>
      <text:p text:style-name="P4"><text:s text:c="5"/>* Accessor for the number of interfaces defined in this package.</text:p>
      <text:p text:style-name="P4"><text:s text:c="5"/>* </text:p>
      <text:p text:style-name="P4"><text:soft-page-break/><text:s text:c="5"/>* @return The number of interfaces.</text:p>
      <text:p text:style-name="P4"><text:s text:c="5"/>*/</text:p>
      <text:p text:style-name="P4"><text:s text:c="4"/>int <text:alphabetical-index-mark-start text:id="IMark385074304" text:main-entry="true"/>getNumberOfInterfaces<text:alphabetical-index-mark-end text:id="IMark385074304"/>();</text:p>
      <text:p text:style-name="P4"/>
      <text:p text:style-name="P4"><text:s text:c="4"/>/**</text:p>
      <text:p text:style-name="P4"><text:s text:c="5"/>* Accessor for any sequences defined on the package.</text:p>
      <text:p text:style-name="P4"><text:s text:c="5"/>* </text:p>
      <text:p text:style-name="P4"><text:s text:c="5"/>* @return The sequences</text:p>
      <text:p text:style-name="P4"><text:s text:c="5"/>*/</text:p>
      <text:p text:style-name="P4"><text:s text:c="4"/><text:alphabetical-index-mark-start text:id="IMark385073296" text:main-entry="true"/>SequenceMetadata<text:alphabetical-index-mark-end text:id="IMark385073296"/>[] <text:alphabetical-index-mark-start text:id="IMark385074304" text:main-entry="true"/>getSequences<text:alphabetical-index-mark-end text:id="IMark385074304"/>();</text:p>
      <text:p text:style-name="P4"/>
      <text:p text:style-name="P4"><text:s text:c="4"/>/**</text:p>
      <text:p text:style-name="P4"><text:s text:c="5"/>* Add a new <text:alphabetical-index-mark-start text:id="IMark385073296" text:key1="annotation"/>sequence<text:alphabetical-index-mark-end text:id="IMark385073296"/> to this package.</text:p>
      <text:p text:style-name="P4"><text:s text:c="5"/>* </text:p>
      <text:p text:style-name="P4"><text:s text:c="5"/>* @param name Name of the <text:alphabetical-index-mark-start text:id="IMark385073296" text:key1="annotation"/>sequence<text:alphabetical-index-mark-end text:id="IMark385073296"/></text:p>
      <text:p text:style-name="P4"><text:s text:c="5"/>* @param strategy Strategy for the <text:alphabetical-index-mark-start text:id="IMark385074304" text:key1="annotation"/>sequence<text:alphabetical-index-mark-end text:id="IMark385074304"/></text:p>
      <text:p text:style-name="P4"><text:s text:c="5"/>* @return The <text:alphabetical-index-mark-start text:id="IMark385073296" text:main-entry="true"/>SequenceMetadata<text:alphabetical-index-mark-end text:id="IMark385073296"/></text:p>
      <text:p text:style-name="P4"><text:s text:c="5"/>*/</text:p>
      <text:p text:style-name="P4"><text:s text:c="4"/><text:alphabetical-index-mark-start text:id="IMark385073296" text:main-entry="true"/>SequenceMetadata<text:alphabetical-index-mark-end text:id="IMark385073296"/> <text:alphabetical-index-mark-start text:id="IMark385074304" text:main-entry="true"/>newSequenceMetadata<text:alphabetical-index-mark-end text:id="IMark385074304"/>(String name,</text:p>
      <text:p text:style-name="P4"><text:s text:c="12"/><text:alphabetical-index-mark-start text:id="IMark385073296" text:key1="enum"/>SequenceStrategy<text:alphabetical-index-mark-end text:id="IMark385073296"/> strategy);</text:p>
      <text:p text:style-name="P4"/>
      <text:p text:style-name="P4"><text:s text:c="4"/>/**</text:p>
      <text:p text:style-name="P4"><text:s text:c="5"/>* Accessor for the number of sequences defined for this package.</text:p>
      <text:p text:style-name="P4"><text:s text:c="5"/>* </text:p>
      <text:p text:style-name="P4"><text:s text:c="5"/>* @return The number of sequences.</text:p>
      <text:p text:style-name="P4"><text:s text:c="5"/>*/</text:p>
      <text:p text:style-name="P4"><text:s text:c="4"/>int <text:alphabetical-index-mark-start text:id="IMark385074304" text:main-entry="true"/>getNumberOfSequences<text:alphabetical-index-mark-end text:id="IMark385074304"/>();</text:p>
      <text:p text:style-name="P4">}</text:p>
      <text:p text:style-name="P4"/>
      <text:h text:style-name="P21" text:outline-level="3">Component Metadata</text:h>
      <text:p text:style-name="P3"><text:alphabetical-index-mark-start text:id="IMark385074304" text:main-entry="true"/>ComponentMetadata<text:alphabetical-index-mark-end text:id="IMark385074304"/> represents the metadata for classes and interfaces.</text:p>
      <text:p text:style-name="P4">/**</text:p>
      <text:p text:style-name="P4"><text:s/>* Represents a class or interface. Extended for the specifics of those cases.</text:p>
      <text:p text:style-name="P4"><text:s/>* @since 2.3</text:p>
      <text:p text:style-name="P4"><text:s/>*/</text:p>
      <text:p text:style-name="P4">public interface <text:alphabetical-index-mark-start text:id="IMark385073296" text:main-entry="true"/>ComponentMetadata<text:alphabetical-index-mark-end text:id="IMark385073296"/> extends Metadata {</text:p>
      <text:p text:style-name="P4"><text:s text:c="4"/>/**</text:p>
      <text:p text:style-name="P4"><text:s text:c="5"/>* Accessor for the name of this component (set on construction).</text:p>
      <text:p text:style-name="P4"><text:s text:c="5"/>* </text:p>
      <text:p text:style-name="P4"><text:s text:c="5"/>* @return The name</text:p>
      <text:p text:style-name="P4"><text:s text:c="5"/>*/</text:p>
      <text:p text:style-name="P4"><text:soft-page-break/><text:s text:c="4"/>String <text:alphabetical-index-mark-start text:id="IMark385073296" text:main-entry="true"/>getName<text:alphabetical-index-mark-end text:id="IMark385073296"/>();</text:p>
      <text:p text:style-name="P4"/>
      <text:p text:style-name="P4"><text:s text:c="4"/>/**</text:p>
      <text:p text:style-name="P4"><text:s text:c="5"/>* Method to define the identity type to use.</text:p>
      <text:p text:style-name="P4"><text:s text:c="5"/>* </text:p>
      <text:p text:style-name="P4"><text:s text:c="5"/>* @param id identity type</text:p>
      <text:p text:style-name="P4"><text:s text:c="5"/>*/</text:p>
      <text:p text:style-name="P4"><text:s text:c="4"/><text:alphabetical-index-mark-start text:id="IMark385074304" text:main-entry="true"/>ComponentMetadata<text:alphabetical-index-mark-end text:id="IMark385074304"/> <text:alphabetical-index-mark-start text:id="IMark385073296" text:main-entry="true"/>setIdentityType<text:alphabetical-index-mark-end text:id="IMark385073296"/>(<text:alphabetical-index-mark-start text:id="IMark385074256" text:key1="annotation"/>IdentityType<text:alphabetical-index-mark-end text:id="IMark385074256"/> id);</text:p>
      <text:p text:style-name="P4"/>
      <text:p text:style-name="P4"><text:s text:c="4"/>/**</text:p>
      <text:p text:style-name="P4"><text:s text:c="5"/>* Accessor for the identity type to use.</text:p>
      <text:p text:style-name="P4"><text:s text:c="5"/>* </text:p>
      <text:p text:style-name="P4"><text:s text:c="5"/>* @return identity type</text:p>
      <text:p text:style-name="P4"><text:s text:c="5"/>*/</text:p>
      <text:p text:style-name="P4"><text:s text:c="4"/><text:alphabetical-index-mark-start text:id="IMark385073296" text:key1="annotation"/>IdentityType<text:alphabetical-index-mark-end text:id="IMark385073296"/> <text:alphabetical-index-mark-start text:id="IMark385074256" text:main-entry="true"/>getIdentityType<text:alphabetical-index-mark-end text:id="IMark385074256"/>();</text:p>
      <text:p text:style-name="P4"/>
      <text:p text:style-name="P4"><text:s text:c="4"/>/**</text:p>
      <text:p text:style-name="P4"><text:s text:c="5"/>* Method to set the object-id (PK) class.</text:p>
      <text:p text:style-name="P4"><text:s text:c="5"/>* </text:p>
      <text:p text:style-name="P4"><text:s text:c="5"/>* @param idclass Object-id class</text:p>
      <text:p text:style-name="P4"><text:s text:c="5"/>*/</text:p>
      <text:p text:style-name="P4"><text:s text:c="4"/><text:alphabetical-index-mark-start text:id="IMark385073296" text:main-entry="true"/>ComponentMetadata<text:alphabetical-index-mark-end text:id="IMark385073296"/> <text:alphabetical-index-mark-start text:id="IMark385074256" text:main-entry="true"/>setObjectIdClass<text:alphabetical-index-mark-end text:id="IMark385074256"/>(String idclass);</text:p>
      <text:p text:style-name="P4"/>
      <text:p text:style-name="P4"><text:s text:c="4"/>/**</text:p>
      <text:p text:style-name="P4"><text:s text:c="5"/>* Accessor for the object-id class (if defined).</text:p>
      <text:p text:style-name="P4"><text:s text:c="5"/>* </text:p>
      <text:p text:style-name="P4"><text:s text:c="5"/>* @return The object-id class</text:p>
      <text:p text:style-name="P4"><text:s text:c="5"/>*/</text:p>
      <text:p text:style-name="P4"><text:s text:c="4"/>String <text:alphabetical-index-mark-start text:id="IMark385073296" text:main-entry="true"/>getObjectIdClass<text:alphabetical-index-mark-end text:id="IMark385073296"/>();</text:p>
      <text:p text:style-name="P4"/>
      <text:p text:style-name="P4"><text:s text:c="4"/>/**</text:p>
      <text:p text:style-name="P4"><text:s text:c="5"/>* Method to set whether the component requires an extent.</text:p>
      <text:p text:style-name="P4"><text:s text:c="5"/>* </text:p>
      <text:p text:style-name="P4"><text:s text:c="5"/>* @param extent Requires extent?</text:p>
      <text:p text:style-name="P4"><text:s text:c="5"/>*/</text:p>
      <text:p text:style-name="P4"><text:s text:c="4"/><text:alphabetical-index-mark-start text:id="IMark385074256" text:main-entry="true"/>ComponentMetadata<text:alphabetical-index-mark-end text:id="IMark385074256"/> <text:alphabetical-index-mark-start text:id="IMark385073296" text:main-entry="true"/>setRequiresExtent<text:alphabetical-index-mark-end text:id="IMark385073296"/>(boolean extent);</text:p>
      <text:p text:style-name="P4"/>
      <text:p text:style-name="P4"><text:s text:c="4"/>/**</text:p>
      <text:p text:style-name="P4"><text:s text:c="5"/>* Accessor for whether the component requires an extent.</text:p>
      <text:p text:style-name="P4"><text:s text:c="5"/>* </text:p>
      <text:p text:style-name="P4"><text:s text:c="5"/>* @return Requires extent?</text:p>
      <text:p text:style-name="P4"><text:s text:c="5"/>*/</text:p>
      <text:p text:style-name="P4"><text:soft-page-break/><text:s text:c="4"/>boolean <text:alphabetical-index-mark-start text:id="IMark385074256" text:main-entry="true"/>getRequiresExtent<text:alphabetical-index-mark-end text:id="IMark385074256"/>();</text:p>
      <text:p text:style-name="P4"/>
      <text:p text:style-name="P4"><text:s text:c="4"/>/**</text:p>
      <text:p text:style-name="P4"><text:s text:c="5"/>* Method to set whether this is detachable</text:p>
      <text:p text:style-name="P4"><text:s text:c="5"/>* </text:p>
      <text:p text:style-name="P4"><text:s text:c="5"/>* @param detachable Detachable?</text:p>
      <text:p text:style-name="P4"><text:s text:c="5"/>*/</text:p>
      <text:p text:style-name="P4"><text:s text:c="4"/><text:alphabetical-index-mark-start text:id="IMark385073296" text:main-entry="true"/>ComponentMetadata<text:alphabetical-index-mark-end text:id="IMark385073296"/> <text:alphabetical-index-mark-start text:id="IMark385074256" text:main-entry="true"/>setDetachable<text:alphabetical-index-mark-end text:id="IMark385074256"/>(boolean detachable);</text:p>
      <text:p text:style-name="P4"/>
      <text:p text:style-name="P4"><text:s text:c="4"/>/**</text:p>
      <text:p text:style-name="P4"><text:s text:c="5"/>* Accessor for whether this is detachable.</text:p>
      <text:p text:style-name="P4"><text:s text:c="5"/>* </text:p>
      <text:p text:style-name="P4"><text:s text:c="5"/>* @return Detachable?</text:p>
      <text:p text:style-name="P4"><text:s text:c="5"/>*/</text:p>
      <text:p text:style-name="P4"><text:s text:c="4"/>boolean <text:alphabetical-index-mark-start text:id="IMark385073296" text:main-entry="true"/>getDetachable<text:alphabetical-index-mark-end text:id="IMark385073296"/>();</text:p>
      <text:p text:style-name="P4"/>
      <text:p text:style-name="P4"><text:s text:c="4"/>/**</text:p>
      <text:p text:style-name="P4"><text:s text:c="5"/>* Method to set whether this is <text:alphabetical-index-mark-start text:id="IMark385074256" text:key1="annotation"/>cacheable<text:alphabetical-index-mark-end text:id="IMark385074256"/></text:p>
      <text:p text:style-name="P4"><text:s text:c="5"/>* </text:p>
      <text:p text:style-name="P4"><text:s text:c="5"/>* @param <text:alphabetical-index-mark-start text:id="IMark385074256" text:key1="annotation"/>cacheable<text:alphabetical-index-mark-end text:id="IMark385074256"/> <text:alphabetical-index-mark-start text:id="IMark385073296" text:key1="annotation"/>Cacheable<text:alphabetical-index-mark-end text:id="IMark385073296"/>?</text:p>
      <text:p text:style-name="P4"><text:s text:c="5"/>*/</text:p>
      <text:p text:style-name="P4"><text:s text:c="4"/><text:alphabetical-index-mark-start text:id="IMark385073296" text:main-entry="true"/>ComponentMetadata<text:alphabetical-index-mark-end text:id="IMark385073296"/> <text:alphabetical-index-mark-start text:id="IMark385074256" text:main-entry="true"/>setCacheable<text:alphabetical-index-mark-end text:id="IMark385074256"/>(boolean <text:alphabetical-index-mark-start text:id="IMark385074304" text:key1="annotation"/>cacheable<text:alphabetical-index-mark-end text:id="IMark385074304"/>);</text:p>
      <text:p text:style-name="P4"/>
      <text:p text:style-name="P4"><text:s text:c="4"/>/**</text:p>
      <text:p text:style-name="P4"><text:s text:c="5"/>* Accessor for whether this is <text:alphabetical-index-mark-start text:id="IMark385074256" text:key1="annotation"/>cacheable<text:alphabetical-index-mark-end text:id="IMark385074256"/>.</text:p>
      <text:p text:style-name="P4"><text:s text:c="5"/>* </text:p>
      <text:p text:style-name="P4"><text:s text:c="5"/>* @return <text:alphabetical-index-mark-start text:id="IMark385074256" text:key1="annotation"/>Cacheable<text:alphabetical-index-mark-end text:id="IMark385074256"/>?</text:p>
      <text:p text:style-name="P4"><text:s text:c="5"/>*/</text:p>
      <text:p text:style-name="P4"><text:s text:c="4"/>boolean <text:alphabetical-index-mark-start text:id="IMark385074256" text:main-entry="true"/>getCacheable<text:alphabetical-index-mark-end text:id="IMark385074256"/>();</text:p>
      <text:p text:style-name="P4"/>
      <text:p text:style-name="P4"><text:s text:c="4"/>/**</text:p>
      <text:p text:style-name="P4"><text:s text:c="5"/>* Method to set whether this is serializeRead</text:p>
      <text:p text:style-name="P4"><text:s text:c="5"/>* </text:p>
      <text:p text:style-name="P4"><text:s text:c="5"/>* @param serializeRead serializeRead?</text:p>
      <text:p text:style-name="P4"><text:s text:c="5"/>*/</text:p>
      <text:p text:style-name="P4"><text:s text:c="4"/><text:alphabetical-index-mark-start text:id="IMark385074304" text:main-entry="true"/>ComponentMetadata<text:alphabetical-index-mark-end text:id="IMark385074304"/> <text:alphabetical-index-mark-start text:id="IMark385074256" text:main-entry="true"/>setSerializeRead<text:alphabetical-index-mark-end text:id="IMark385074256"/>(boolean serializeRead);</text:p>
      <text:p text:style-name="P4"/>
      <text:p text:style-name="P4"><text:s text:c="4"/>/**</text:p>
      <text:p text:style-name="P4"><text:s text:c="5"/>* Accessor for whether this is serializeRead.</text:p>
      <text:p text:style-name="P4"><text:s text:c="5"/>* </text:p>
      <text:p text:style-name="P4"><text:s text:c="5"/>* @return serializeRead?</text:p>
      <text:p text:style-name="P4"><text:s text:c="5"/>*/</text:p>
      <text:p text:style-name="P4"><text:soft-page-break/><text:s text:c="4"/>boolean <text:alphabetical-index-mark-start text:id="IMark385074304" text:main-entry="true"/>getSerializeRead<text:alphabetical-index-mark-end text:id="IMark385074304"/>();</text:p>
      <text:p text:style-name="P4"/>
      <text:p text:style-name="P4"><text:s text:c="4"/>/**</text:p>
      <text:p text:style-name="P4"><text:s text:c="5"/>* Method to set whether it is stored only as <text:alphabetical-index-mark-start text:id="IMark385074256" text:key1="annotation"/>embedded<text:alphabetical-index-mark-end text:id="IMark385074256"/> in other objects.</text:p>
      <text:p text:style-name="P4"><text:s text:c="5"/>* </text:p>
      <text:p text:style-name="P4"><text:s text:c="5"/>* @param <text:alphabetical-index-mark-start text:id="IMark385074256" text:key1="annotation"/>embedded<text:alphabetical-index-mark-end text:id="IMark385074256"/> Whether it is only stored <text:alphabetical-index-mark-start text:id="IMark385074304" text:key1="annotation"/>embedded<text:alphabetical-index-mark-end text:id="IMark385074304"/></text:p>
      <text:p text:style-name="P4"><text:s text:c="5"/>*/</text:p>
      <text:p text:style-name="P4"><text:s text:c="4"/><text:alphabetical-index-mark-start text:id="IMark385074304" text:main-entry="true"/>ComponentMetadata<text:alphabetical-index-mark-end text:id="IMark385074304"/> <text:alphabetical-index-mark-start text:id="IMark385074256" text:main-entry="true"/>setEmbeddedOnly<text:alphabetical-index-mark-end text:id="IMark385074256"/>(boolean <text:alphabetical-index-mark-start text:id="IMark385073296" text:key1="annotation"/>embedded<text:alphabetical-index-mark-end text:id="IMark385073296"/>);</text:p>
      <text:p text:style-name="P4"/>
      <text:p text:style-name="P4"><text:s text:c="4"/>/**</text:p>
      <text:p text:style-name="P4"><text:s text:c="5"/>* Accessor for whether this is <text:alphabetical-index-mark-start text:id="IMark385074256" text:key1="annotation"/>embedded<text:alphabetical-index-mark-end text:id="IMark385074256"/> only.</text:p>
      <text:p text:style-name="P4"><text:s text:c="5"/>* </text:p>
      <text:p text:style-name="P4"><text:s text:c="5"/>* @return Only stored as <text:alphabetical-index-mark-start text:id="IMark385074256" text:key1="annotation"/>embedded<text:alphabetical-index-mark-end text:id="IMark385074256"/></text:p>
      <text:p text:style-name="P4"><text:s text:c="5"/>*/</text:p>
      <text:p text:style-name="P4"><text:s text:c="4"/>Boolean <text:alphabetical-index-mark-start text:id="IMark385074256" text:main-entry="true"/>getEmbeddedOnly<text:alphabetical-index-mark-end text:id="IMark385074256"/>();</text:p>
      <text:p text:style-name="P4"/>
      <text:p text:style-name="P4"><text:s text:c="4"/>/**</text:p>
      <text:p text:style-name="P4"><text:s text:c="5"/>* Method to set the catalog (ORM) for this component</text:p>
      <text:p text:style-name="P4"><text:s text:c="5"/>* </text:p>
      <text:p text:style-name="P4"><text:s text:c="5"/>* @param catalog Catalog name</text:p>
      <text:p text:style-name="P4"><text:s text:c="5"/>*/</text:p>
      <text:p text:style-name="P4"><text:s text:c="4"/><text:alphabetical-index-mark-start text:id="IMark385073296" text:main-entry="true"/>ComponentMetadata<text:alphabetical-index-mark-end text:id="IMark385073296"/> <text:alphabetical-index-mark-start text:id="IMark385074256" text:main-entry="true"/>setCatalog<text:alphabetical-index-mark-end text:id="IMark385074256"/>(String catalog);</text:p>
      <text:p text:style-name="P4"/>
      <text:p text:style-name="P4"><text:s text:c="4"/>/**</text:p>
      <text:p text:style-name="P4"><text:s text:c="5"/>* Accessor for the catalog (ORM) for this component</text:p>
      <text:p text:style-name="P4"><text:s text:c="5"/>* </text:p>
      <text:p text:style-name="P4"><text:s text:c="5"/>* @return The catalog</text:p>
      <text:p text:style-name="P4"><text:s text:c="5"/>*/</text:p>
      <text:p text:style-name="P4"><text:s text:c="4"/>String <text:alphabetical-index-mark-start text:id="IMark385073296" text:main-entry="true"/>getCatalog<text:alphabetical-index-mark-end text:id="IMark385073296"/>();</text:p>
      <text:p text:style-name="P4"/>
      <text:p text:style-name="P4"><text:s text:c="4"/>/**</text:p>
      <text:p text:style-name="P4"><text:s text:c="5"/>* Method to set the schema (ORM) for this component</text:p>
      <text:p text:style-name="P4"><text:s text:c="5"/>* </text:p>
      <text:p text:style-name="P4"><text:s text:c="5"/>* @param schema Schema name</text:p>
      <text:p text:style-name="P4"><text:s text:c="5"/>*/</text:p>
      <text:p text:style-name="P4"><text:s text:c="4"/><text:alphabetical-index-mark-start text:id="IMark385074256" text:main-entry="true"/>ComponentMetadata<text:alphabetical-index-mark-end text:id="IMark385074256"/> <text:alphabetical-index-mark-start text:id="IMark385073296" text:main-entry="true"/>setSchema<text:alphabetical-index-mark-end text:id="IMark385073296"/>(String schema);</text:p>
      <text:p text:style-name="P4"/>
      <text:p text:style-name="P4"><text:s text:c="4"/>/**</text:p>
      <text:p text:style-name="P4"><text:s text:c="5"/>* Accessor for the schema (ORM) for this component</text:p>
      <text:p text:style-name="P4"><text:s text:c="5"/>* </text:p>
      <text:p text:style-name="P4"><text:s text:c="5"/>* @return The schema</text:p>
      <text:p text:style-name="P4"><text:s text:c="5"/>*/</text:p>
      <text:p text:style-name="P4"><text:soft-page-break/><text:s text:c="4"/>String <text:alphabetical-index-mark-start text:id="IMark385074256" text:main-entry="true"/>getSchema<text:alphabetical-index-mark-end text:id="IMark385074256"/>();</text:p>
      <text:p text:style-name="P4"/>
      <text:p text:style-name="P4"><text:s text:c="4"/>/**</text:p>
      <text:p text:style-name="P4"><text:s text:c="5"/>* Method to set the table name.</text:p>
      <text:p text:style-name="P4"><text:s text:c="5"/>* </text:p>
      <text:p text:style-name="P4"><text:s text:c="5"/>* @param table Table name</text:p>
      <text:p text:style-name="P4"><text:s text:c="5"/>*/</text:p>
      <text:p text:style-name="P4"><text:s text:c="4"/><text:alphabetical-index-mark-start text:id="IMark385073296" text:main-entry="true"/>ComponentMetadata<text:alphabetical-index-mark-end text:id="IMark385073296"/> <text:alphabetical-index-mark-start text:id="IMark385074256" text:main-entry="true"/>setTable<text:alphabetical-index-mark-end text:id="IMark385074256"/>(String table);</text:p>
      <text:p text:style-name="P4"/>
      <text:p text:style-name="P4"><text:s text:c="4"/>/**</text:p>
      <text:p text:style-name="P4"><text:s text:c="5"/>* Accessor for the name of the table.</text:p>
      <text:p text:style-name="P4"><text:s text:c="5"/>* </text:p>
      <text:p text:style-name="P4"><text:s text:c="5"/>* @return The name</text:p>
      <text:p text:style-name="P4"><text:s text:c="5"/>*/</text:p>
      <text:p text:style-name="P4"><text:s text:c="4"/>String <text:alphabetical-index-mark-start text:id="IMark385073296" text:main-entry="true"/>getTable<text:alphabetical-index-mark-end text:id="IMark385073296"/>();</text:p>
      <text:p text:style-name="P4"/>
      <text:p text:style-name="P4"><text:s text:c="4"/>/**</text:p>
      <text:p text:style-name="P4"><text:s text:c="5"/>* Method to define the <text:alphabetical-index-mark-start text:id="IMark385074256" text:key1="annotation"/>inheritance<text:alphabetical-index-mark-end text:id="IMark385074256"/> metadata.</text:p>
      <text:p text:style-name="P4"><text:s text:c="5"/>* </text:p>
      <text:p text:style-name="P4"><text:s text:c="5"/>* @return The <text:alphabetical-index-mark-start text:id="IMark385074256" text:main-entry="true"/>InheritanceMetadata<text:alphabetical-index-mark-end text:id="IMark385074256"/></text:p>
      <text:p text:style-name="P4"><text:s text:c="5"/>*/</text:p>
      <text:p text:style-name="P4"><text:s text:c="4"/><text:alphabetical-index-mark-start text:id="IMark385074256" text:main-entry="true"/>InheritanceMetadata<text:alphabetical-index-mark-end text:id="IMark385074256"/> <text:alphabetical-index-mark-start text:id="IMark385073296" text:main-entry="true"/>newInheritanceMetadata<text:alphabetical-index-mark-end text:id="IMark385073296"/>();</text:p>
      <text:p text:style-name="P4"/>
      <text:p text:style-name="P4"><text:s text:c="4"/>/**</text:p>
      <text:p text:style-name="P4"><text:s text:c="5"/>* Accessor for the <text:alphabetical-index-mark-start text:id="IMark385074256" text:key1="annotation"/>inheritance<text:alphabetical-index-mark-end text:id="IMark385074256"/> (if any).</text:p>
      <text:p text:style-name="P4"><text:s text:c="5"/>* </text:p>
      <text:p text:style-name="P4"><text:s text:c="5"/>* @return <text:alphabetical-index-mark-start text:id="IMark385074256" text:key1="annotation"/>inheritance<text:alphabetical-index-mark-end text:id="IMark385074256"/></text:p>
      <text:p text:style-name="P4"><text:s text:c="5"/>*/</text:p>
      <text:p text:style-name="P4"><text:s text:c="4"/><text:alphabetical-index-mark-start text:id="IMark385074256" text:main-entry="true"/>InheritanceMetadata<text:alphabetical-index-mark-end text:id="IMark385074256"/> <text:alphabetical-index-mark-start text:id="IMark385073296" text:main-entry="true"/>getInheritanceMetadata<text:alphabetical-index-mark-end text:id="IMark385073296"/>();</text:p>
      <text:p text:style-name="P4"/>
      <text:p text:style-name="P4"><text:s text:c="4"/>/**</text:p>
      <text:p text:style-name="P4"><text:s text:c="5"/>* Method to define the <text:alphabetical-index-mark-start text:id="IMark385074256" text:key1="annotation"/>version<text:alphabetical-index-mark-end text:id="IMark385074256"/> metadata.</text:p>
      <text:p text:style-name="P4"><text:s text:c="5"/>* </text:p>
      <text:p text:style-name="P4"><text:s text:c="5"/>* @return The <text:alphabetical-index-mark-start text:id="IMark385074256" text:main-entry="true"/>VersionMetadata<text:alphabetical-index-mark-end text:id="IMark385074256"/></text:p>
      <text:p text:style-name="P4"><text:s text:c="5"/>*/</text:p>
      <text:p text:style-name="P4"><text:s text:c="4"/><text:alphabetical-index-mark-start text:id="IMark385074256" text:main-entry="true"/>VersionMetadata<text:alphabetical-index-mark-end text:id="IMark385074256"/> <text:alphabetical-index-mark-start text:id="IMark385073296" text:main-entry="true"/>newVersionMetadata<text:alphabetical-index-mark-end text:id="IMark385073296"/>();</text:p>
      <text:p text:style-name="P4"/>
      <text:p text:style-name="P4"><text:s text:c="4"/>/**</text:p>
      <text:p text:style-name="P4"><text:s text:c="5"/>* Accessor for the <text:alphabetical-index-mark-start text:id="IMark385074256" text:key1="annotation"/>version<text:alphabetical-index-mark-end text:id="IMark385074256"/> (if any).</text:p>
      <text:p text:style-name="P4"><text:s text:c="5"/>* </text:p>
      <text:p text:style-name="P4"><text:s text:c="5"/>* @return <text:alphabetical-index-mark-start text:id="IMark385074256" text:key1="annotation"/>version<text:alphabetical-index-mark-end text:id="IMark385074256"/></text:p>
      <text:p text:style-name="P4"><text:s text:c="5"/>*/</text:p>
      <text:p text:style-name="P4"><text:soft-page-break/><text:s text:c="4"/><text:alphabetical-index-mark-start text:id="IMark385074256" text:main-entry="true"/>VersionMetadata<text:alphabetical-index-mark-end text:id="IMark385074256"/> getVersionMetadata();</text:p>
      <text:p text:style-name="P4"/>
      <text:p text:style-name="P4"><text:s text:c="4"/>/**</text:p>
      <text:p text:style-name="P4"><text:s text:c="5"/>* Method to define the datastore identity metadata details.</text:p>
      <text:p text:style-name="P4"><text:s text:c="5"/>* </text:p>
      <text:p text:style-name="P4"><text:s text:c="5"/>* @return The <text:alphabetical-index-mark-start text:id="IMark385073296" text:main-entry="true"/>DatastoreIdentityMetadata<text:alphabetical-index-mark-end text:id="IMark385073296"/></text:p>
      <text:p text:style-name="P4"><text:s text:c="5"/>*/</text:p>
      <text:p text:style-name="P4"><text:s text:c="4"/><text:alphabetical-index-mark-start text:id="IMark385073296" text:main-entry="true"/>DatastoreIdentityMetadata<text:alphabetical-index-mark-end text:id="IMark385073296"/> <text:alphabetical-index-mark-start text:id="IMark385074256" text:main-entry="true"/>newDatastoreIdentityMetadata<text:alphabetical-index-mark-end text:id="IMark385074256"/>();</text:p>
      <text:p text:style-name="P4"/>
      <text:p text:style-name="P4"><text:s text:c="4"/>/**</text:p>
      <text:p text:style-name="P4"><text:s text:c="5"/>* Accessor for the datastore identity details.</text:p>
      <text:p text:style-name="P4"><text:s text:c="5"/>* </text:p>
      <text:p text:style-name="P4"><text:s text:c="5"/>* @return datastore identity details</text:p>
      <text:p text:style-name="P4"><text:s text:c="5"/>*/</text:p>
      <text:p text:style-name="P4"><text:s text:c="4"/><text:alphabetical-index-mark-start text:id="IMark385073296" text:main-entry="true"/>DatastoreIdentityMetadata<text:alphabetical-index-mark-end text:id="IMark385073296"/> <text:alphabetical-index-mark-start text:id="IMark385074256" text:main-entry="true"/>getDatastoreIdentityMetadata<text:alphabetical-index-mark-end text:id="IMark385074256"/>();</text:p>
      <text:p text:style-name="P4"/>
      <text:p text:style-name="P4"><text:s text:c="4"/>/**</text:p>
      <text:p text:style-name="P4"><text:s text:c="5"/>* Method to define the primary <text:alphabetical-index-mark-start text:id="IMark385073296" text:key1="annotation"/>key<text:alphabetical-index-mark-end text:id="IMark385073296"/> details.</text:p>
      <text:p text:style-name="P4"><text:s text:c="5"/>* </text:p>
      <text:p text:style-name="P4"><text:s text:c="5"/>* @return The <text:alphabetical-index-mark-start text:id="IMark385073296" text:main-entry="true"/>PrimaryKeyMetadata<text:alphabetical-index-mark-end text:id="IMark385073296"/></text:p>
      <text:p text:style-name="P4"><text:s text:c="5"/>*/</text:p>
      <text:p text:style-name="P4"><text:s text:c="4"/><text:alphabetical-index-mark-start text:id="IMark385073296" text:main-entry="true"/>PrimaryKeyMetadata<text:alphabetical-index-mark-end text:id="IMark385073296"/> <text:alphabetical-index-mark-start text:id="IMark385074256" text:main-entry="true"/>newPrimaryKeyMetadata<text:alphabetical-index-mark-end text:id="IMark385074256"/>();</text:p>
      <text:p text:style-name="P4"/>
      <text:p text:style-name="P4"><text:s text:c="4"/>/**</text:p>
      <text:p text:style-name="P4"><text:s text:c="5"/>* Accessor for the primary <text:alphabetical-index-mark-start text:id="IMark385073296" text:key1="annotation"/>key<text:alphabetical-index-mark-end text:id="IMark385073296"/> (if any).</text:p>
      <text:p text:style-name="P4"><text:s text:c="5"/>* </text:p>
      <text:p text:style-name="P4"><text:s text:c="5"/>* @return primary <text:alphabetical-index-mark-start text:id="IMark385073296" text:key1="annotation"/>key<text:alphabetical-index-mark-end text:id="IMark385073296"/> details</text:p>
      <text:p text:style-name="P4"><text:s text:c="5"/>*/</text:p>
      <text:p text:style-name="P4"><text:s text:c="4"/><text:alphabetical-index-mark-start text:id="IMark385073296" text:main-entry="true"/>PrimaryKeyMetadata<text:alphabetical-index-mark-end text:id="IMark385073296"/> <text:alphabetical-index-mark-start text:id="IMark385074256" text:main-entry="true"/>getPrimaryKeyMetadata<text:alphabetical-index-mark-end text:id="IMark385074256"/>();</text:p>
      <text:p text:style-name="P4"/>
      <text:p text:style-name="P4"><text:s text:c="4"/>/**</text:p>
      <text:p text:style-name="P4"><text:s text:c="5"/>* Accessor for all <text:alphabetical-index-mark-start text:id="IMark385073296" text:key1="annotation"/>joins<text:alphabetical-index-mark-end text:id="IMark385073296"/>(s) defined on the component.</text:p>
      <text:p text:style-name="P4"><text:s text:c="5"/>* </text:p>
      <text:p text:style-name="P4"><text:s text:c="5"/>* @return The <text:alphabetical-index-mark-start text:id="IMark385073296" text:key1="annotation"/>join<text:alphabetical-index-mark-end text:id="IMark385073296"/>(s)</text:p>
      <text:p text:style-name="P4"><text:s text:c="5"/>*/</text:p>
      <text:p text:style-name="P4"><text:s text:c="4"/><text:alphabetical-index-mark-start text:id="IMark385073296" text:main-entry="true"/>JoinMetadata<text:alphabetical-index-mark-end text:id="IMark385073296"/>[] <text:alphabetical-index-mark-start text:id="IMark385074256" text:main-entry="true"/>getJoins<text:alphabetical-index-mark-end text:id="IMark385074256"/>();</text:p>
      <text:p text:style-name="P4"/>
      <text:p text:style-name="P4"><text:s text:c="4"/>/**</text:p>
      <text:p text:style-name="P4"><text:s text:c="5"/>* Add a <text:alphabetical-index-mark-start text:id="IMark385073296" text:key1="annotation"/>join<text:alphabetical-index-mark-end text:id="IMark385073296"/> for this component.</text:p>
      <text:p text:style-name="P4"><text:s text:c="5"/>* </text:p>
      <text:p text:style-name="P4"><text:s text:c="5"/>* @return The <text:alphabetical-index-mark-start text:id="IMark385073296" text:main-entry="true"/>JoinMetadata<text:alphabetical-index-mark-end text:id="IMark385073296"/></text:p>
      <text:p text:style-name="P4"><text:s text:c="5"/>*/</text:p>
      <text:p text:style-name="P4"><text:soft-page-break/><text:s text:c="4"/><text:alphabetical-index-mark-start text:id="IMark385073296" text:main-entry="true"/>JoinMetadata<text:alphabetical-index-mark-end text:id="IMark385073296"/> newJoinMetadata();</text:p>
      <text:p text:style-name="P4"/>
      <text:p text:style-name="P4"><text:s text:c="4"/>/**</text:p>
      <text:p text:style-name="P4"><text:s text:c="5"/>* Accessor for the number of <text:alphabetical-index-mark-start text:id="IMark385074256" text:key1="annotation"/>join<text:alphabetical-index-mark-end text:id="IMark385074256"/>(s) defined for this component.</text:p>
      <text:p text:style-name="P4"><text:s text:c="5"/>* </text:p>
      <text:p text:style-name="P4"><text:s text:c="5"/>* @return The number of <text:alphabetical-index-mark-start text:id="IMark385074256" text:key1="annotation"/>join<text:alphabetical-index-mark-end text:id="IMark385074256"/>(s)</text:p>
      <text:p text:style-name="P4"><text:s text:c="5"/>*/</text:p>
      <text:p text:style-name="P4"><text:s text:c="4"/>int <text:alphabetical-index-mark-start text:id="IMark385074256" text:main-entry="true"/>getNumberOfJoins<text:alphabetical-index-mark-end text:id="IMark385074256"/>();</text:p>
      <text:p text:style-name="P4"/>
      <text:p text:style-name="P4"><text:s text:c="4"/>/**</text:p>
      <text:p text:style-name="P4"><text:s text:c="5"/>* Accessor for all fk(s) defined on the component.</text:p>
      <text:p text:style-name="P4"><text:s text:c="5"/>* </text:p>
      <text:p text:style-name="P4"><text:s text:c="5"/>* @return The fk(s)</text:p>
      <text:p text:style-name="P4"><text:s text:c="5"/>*/</text:p>
      <text:p text:style-name="P4"><text:s text:c="4"/><text:alphabetical-index-mark-start text:id="IMark385073296" text:main-entry="true"/>ForeignKeyMetadata<text:alphabetical-index-mark-end text:id="IMark385073296"/>[] <text:alphabetical-index-mark-start text:id="IMark385074256" text:main-entry="true"/>getForeignKeys<text:alphabetical-index-mark-end text:id="IMark385074256"/>();</text:p>
      <text:p text:style-name="P4"/>
      <text:p text:style-name="P4"><text:s text:c="4"/>/**</text:p>
      <text:p text:style-name="P4"><text:s text:c="5"/>* Add a new FK for this component.</text:p>
      <text:p text:style-name="P4"><text:s text:c="5"/>* </text:p>
      <text:p text:style-name="P4"><text:s text:c="5"/>* @return The <text:alphabetical-index-mark-start text:id="IMark385073296" text:main-entry="true"/>ForeignKeyMetadata<text:alphabetical-index-mark-end text:id="IMark385073296"/></text:p>
      <text:p text:style-name="P4"><text:s text:c="5"/>*/</text:p>
      <text:p text:style-name="P4"><text:s text:c="4"/><text:alphabetical-index-mark-start text:id="IMark385073296" text:main-entry="true"/>ForeignKeyMetadata<text:alphabetical-index-mark-end text:id="IMark385073296"/> <text:alphabetical-index-mark-start text:id="IMark385074256" text:main-entry="true"/>newForeignKeyMetadata<text:alphabetical-index-mark-end text:id="IMark385074256"/>();</text:p>
      <text:p text:style-name="P4"/>
      <text:p text:style-name="P4"><text:s text:c="4"/>/**</text:p>
      <text:p text:style-name="P4"><text:s text:c="5"/>* Accessor for the number of FKs defined for this component.</text:p>
      <text:p text:style-name="P4"><text:s text:c="5"/>* </text:p>
      <text:p text:style-name="P4"><text:s text:c="5"/>* @return The number of FKs</text:p>
      <text:p text:style-name="P4"><text:s text:c="5"/>*/</text:p>
      <text:p text:style-name="P4"><text:s text:c="4"/>int <text:alphabetical-index-mark-start text:id="IMark385073296" text:main-entry="true"/>getNumberOfForeignKeys<text:alphabetical-index-mark-end text:id="IMark385073296"/>();</text:p>
      <text:p text:style-name="P4"/>
      <text:p text:style-name="P4"><text:s text:c="4"/>/**</text:p>
      <text:p text:style-name="P4"><text:s text:c="5"/>* Accessor for all <text:alphabetical-index-mark-start text:id="IMark385074256" text:key1="annotation"/>index<text:alphabetical-index-mark-end text:id="IMark385074256"/>(s) defined on the component.</text:p>
      <text:p text:style-name="P4"><text:s text:c="5"/>* </text:p>
      <text:p text:style-name="P4"><text:s text:c="5"/>* @return The <text:alphabetical-index-mark-start text:id="IMark385074256" text:key1="annotation"/>index<text:alphabetical-index-mark-end text:id="IMark385074256"/>(s)</text:p>
      <text:p text:style-name="P4"><text:s text:c="5"/>*/</text:p>
      <text:p text:style-name="P4"><text:s text:c="4"/><text:alphabetical-index-mark-start text:id="IMark385074256" text:main-entry="true"/>IndexMetadata<text:alphabetical-index-mark-end text:id="IMark385074256"/>[] <text:alphabetical-index-mark-start text:id="IMark385073296" text:main-entry="true"/>getIndices<text:alphabetical-index-mark-end text:id="IMark385073296"/>();</text:p>
      <text:p text:style-name="P4"/>
      <text:p text:style-name="P4"><text:s text:c="4"/>/**</text:p>
      <text:p text:style-name="P4"><text:s text:c="5"/>* Add a new <text:alphabetical-index-mark-start text:id="IMark385074256" text:key1="annotation"/>index<text:alphabetical-index-mark-end text:id="IMark385074256"/> for this component.</text:p>
      <text:p text:style-name="P4"><text:s text:c="5"/>* </text:p>
      <text:p text:style-name="P4"><text:s text:c="5"/>* @return The <text:alphabetical-index-mark-start text:id="IMark385074256" text:main-entry="true"/>IndexMetadata<text:alphabetical-index-mark-end text:id="IMark385074256"/></text:p>
      <text:p text:style-name="P4"><text:s text:c="5"/>*/</text:p>
      <text:p text:style-name="P4"><text:soft-page-break/><text:s text:c="4"/><text:alphabetical-index-mark-start text:id="IMark385074256" text:main-entry="true"/>IndexMetadata<text:alphabetical-index-mark-end text:id="IMark385074256"/> <text:alphabetical-index-mark-start text:id="IMark385073296" text:main-entry="true"/>newIndexMetadata<text:alphabetical-index-mark-end text:id="IMark385073296"/>();</text:p>
      <text:p text:style-name="P4"/>
      <text:p text:style-name="P4"><text:s text:c="4"/>/**</text:p>
      <text:p text:style-name="P4"><text:s text:c="5"/>* Accessor for the number of <text:alphabetical-index-mark-start text:id="IMark385074256" text:key1="annotation"/>indices<text:alphabetical-index-mark-end text:id="IMark385074256"/> defined for this component.</text:p>
      <text:p text:style-name="P4"><text:s text:c="5"/>* </text:p>
      <text:p text:style-name="P4"><text:s text:c="5"/>* @return The number of <text:alphabetical-index-mark-start text:id="IMark385074256" text:key1="annotation"/>indices<text:alphabetical-index-mark-end text:id="IMark385074256"/></text:p>
      <text:p text:style-name="P4"><text:s text:c="5"/>*/</text:p>
      <text:p text:style-name="P4"><text:s text:c="4"/>int <text:alphabetical-index-mark-start text:id="IMark385074256" text:main-entry="true"/>getNumberOfIndices<text:alphabetical-index-mark-end text:id="IMark385074256"/>();</text:p>
      <text:p text:style-name="P4"/>
      <text:p text:style-name="P4"><text:s text:c="4"/>/**</text:p>
      <text:p text:style-name="P4"><text:s text:c="5"/>* Accessor for all <text:alphabetical-index-mark-start text:id="IMark385073296" text:key1="annotation"/>unique<text:alphabetical-index-mark-end text:id="IMark385073296"/> constraints defined on the component.</text:p>
      <text:p text:style-name="P4"><text:s text:c="5"/>* </text:p>
      <text:p text:style-name="P4"><text:s text:c="5"/>* @return The <text:alphabetical-index-mark-start text:id="IMark385073296" text:key1="annotation"/>unique<text:alphabetical-index-mark-end text:id="IMark385073296"/> constraints</text:p>
      <text:p text:style-name="P4"><text:s text:c="5"/>*/</text:p>
      <text:p text:style-name="P4"><text:s text:c="4"/><text:alphabetical-index-mark-start text:id="IMark385073296" text:main-entry="true"/>UniqueMetadata<text:alphabetical-index-mark-end text:id="IMark385073296"/>[] <text:alphabetical-index-mark-start text:id="IMark385074256" text:main-entry="true"/>getUniques<text:alphabetical-index-mark-end text:id="IMark385074256"/>();</text:p>
      <text:p text:style-name="P4"/>
      <text:p text:style-name="P4"><text:s text:c="4"/>/**</text:p>
      <text:p text:style-name="P4"><text:s text:c="5"/>* Add a new <text:alphabetical-index-mark-start text:id="IMark385073296" text:key1="annotation"/>unique<text:alphabetical-index-mark-end text:id="IMark385073296"/> constraint for this component.</text:p>
      <text:p text:style-name="P4"><text:s text:c="5"/>* </text:p>
      <text:p text:style-name="P4"><text:s text:c="5"/>* @return The <text:alphabetical-index-mark-start text:id="IMark385073296" text:main-entry="true"/>UniqueMetadata<text:alphabetical-index-mark-end text:id="IMark385073296"/></text:p>
      <text:p text:style-name="P4"><text:s text:c="5"/>*/</text:p>
      <text:p text:style-name="P4"><text:s text:c="4"/><text:alphabetical-index-mark-start text:id="IMark385073296" text:main-entry="true"/>UniqueMetadata<text:alphabetical-index-mark-end text:id="IMark385073296"/> <text:alphabetical-index-mark-start text:id="IMark385074256" text:main-entry="true"/>newUniqueMetadata<text:alphabetical-index-mark-end text:id="IMark385074256"/>();</text:p>
      <text:p text:style-name="P4"/>
      <text:p text:style-name="P4"><text:s text:c="4"/>/**</text:p>
      <text:p text:style-name="P4"><text:s text:c="5"/>* Accessor for the number of <text:alphabetical-index-mark-start text:id="IMark385073296" text:key1="annotation"/>unique<text:alphabetical-index-mark-end text:id="IMark385073296"/> constraints defined for this component.</text:p>
      <text:p text:style-name="P4"><text:s text:c="5"/>* </text:p>
      <text:p text:style-name="P4"><text:s text:c="5"/>* @return The number of <text:alphabetical-index-mark-start text:id="IMark385073296" text:key1="annotation"/>unique<text:alphabetical-index-mark-end text:id="IMark385073296"/> constraints</text:p>
      <text:p text:style-name="P4"><text:s text:c="5"/>*/</text:p>
      <text:p text:style-name="P4"><text:s text:c="4"/>int <text:alphabetical-index-mark-start text:id="IMark385073296" text:main-entry="true"/>getNumberOfUniques<text:alphabetical-index-mark-end text:id="IMark385073296"/>();</text:p>
      <text:p text:style-name="P4"/>
      <text:p text:style-name="P4"><text:s text:c="4"/>/**</text:p>
      <text:p text:style-name="P4"><text:s text:c="5"/>* Accessor for all fields/properties defined on the component.</text:p>
      <text:p text:style-name="P4"><text:s text:c="5"/>* </text:p>
      <text:p text:style-name="P4"><text:s text:c="5"/>* @return The members</text:p>
      <text:p text:style-name="P4"><text:s text:c="5"/>*/</text:p>
      <text:p text:style-name="P4"><text:s text:c="4"/><text:alphabetical-index-mark-start text:id="IMark385074256" text:main-entry="true"/>MemberMetadata<text:alphabetical-index-mark-end text:id="IMark385074256"/>[] <text:alphabetical-index-mark-start text:id="IMark385073296" text:main-entry="true"/>getMembers<text:alphabetical-index-mark-end text:id="IMark385073296"/>();</text:p>
      <text:p text:style-name="P4"/>
      <text:p text:style-name="P4"><text:s text:c="4"/>/**</text:p>
      <text:p text:style-name="P4"><text:s text:c="5"/>* Accessor for the number of fields/properties defined for this component.</text:p>
      <text:p text:style-name="P4"><text:s text:c="5"/>* </text:p>
      <text:p text:style-name="P4"><text:soft-page-break/><text:s text:c="5"/>* @return The number of members</text:p>
      <text:p text:style-name="P4"><text:s text:c="5"/>*/</text:p>
      <text:p text:style-name="P4"><text:s text:c="4"/>int <text:alphabetical-index-mark-start text:id="IMark385074256" text:main-entry="true"/>getNumberOfMembers<text:alphabetical-index-mark-end text:id="IMark385074256"/>();</text:p>
      <text:p text:style-name="P4"/>
      <text:p text:style-name="P4"><text:s text:c="4"/>/**</text:p>
      <text:p text:style-name="P4"><text:s text:c="5"/>* Add a new property for this component.</text:p>
      <text:p text:style-name="P4"><text:s text:c="5"/>* </text:p>
      <text:p text:style-name="P4"><text:s text:c="5"/>* @param name Name of the property</text:p>
      <text:p text:style-name="P4"><text:s text:c="5"/>* @return The <text:alphabetical-index-mark-start text:id="IMark385074256" text:main-entry="true"/>PropertyMetadata<text:alphabetical-index-mark-end text:id="IMark385074256"/></text:p>
      <text:p text:style-name="P4"><text:s text:c="5"/>*/</text:p>
      <text:p text:style-name="P4"><text:s text:c="4"/><text:alphabetical-index-mark-start text:id="IMark385074256" text:main-entry="true"/>PropertyMetadata<text:alphabetical-index-mark-end text:id="IMark385074256"/> <text:alphabetical-index-mark-start text:id="IMark385073296" text:main-entry="true"/>newPropertyMetadata<text:alphabetical-index-mark-end text:id="IMark385073296"/>(String name);</text:p>
      <text:p text:style-name="P4"/>
      <text:p text:style-name="P4"><text:s text:c="4"/>/**</text:p>
      <text:p text:style-name="P4"><text:s text:c="5"/>* Add a new property for this component.</text:p>
      <text:p text:style-name="P4"><text:s text:c="5"/>* </text:p>
      <text:p text:style-name="P4"><text:s text:c="5"/>* @param method Java bean getter/setter method</text:p>
      <text:p text:style-name="P4"><text:s text:c="5"/>* @return The <text:alphabetical-index-mark-start text:id="IMark385073296" text:main-entry="true"/>PropertyMetadata<text:alphabetical-index-mark-end text:id="IMark385073296"/></text:p>
      <text:p text:style-name="P4"><text:s text:c="5"/>*/</text:p>
      <text:p text:style-name="P4"><text:s text:c="4"/><text:alphabetical-index-mark-start text:id="IMark385073296" text:main-entry="true"/>PropertyMetadata<text:alphabetical-index-mark-end text:id="IMark385073296"/> <text:alphabetical-index-mark-start text:id="IMark385074256" text:main-entry="true"/>newPropertyMetadata<text:alphabetical-index-mark-end text:id="IMark385074256"/>(Method method);</text:p>
      <text:p text:style-name="P4"/>
      <text:p text:style-name="P4"><text:s text:c="4"/>/**</text:p>
      <text:p text:style-name="P4"><text:s text:c="5"/>* Accessor for all named <text:alphabetical-index-mark-start text:id="IMark385073296" text:key1="annotation"/>queries<text:alphabetical-index-mark-end text:id="IMark385073296"/> defined on the component.</text:p>
      <text:p text:style-name="P4"><text:s text:c="5"/>* </text:p>
      <text:p text:style-name="P4"><text:s text:c="5"/>* @return The <text:alphabetical-index-mark-start text:id="IMark385073296" text:key1="annotation"/>queries<text:alphabetical-index-mark-end text:id="IMark385073296"/></text:p>
      <text:p text:style-name="P4"><text:s text:c="5"/>*/</text:p>
      <text:p text:style-name="P4"><text:s text:c="4"/><text:alphabetical-index-mark-start text:id="IMark385073296" text:main-entry="true"/>QueryMetadata<text:alphabetical-index-mark-end text:id="IMark385073296"/>[] <text:alphabetical-index-mark-start text:id="IMark385074256" text:main-entry="true"/>getQueries<text:alphabetical-index-mark-end text:id="IMark385074256"/>();</text:p>
      <text:p text:style-name="P4"/>
      <text:p text:style-name="P4"><text:s text:c="4"/>/**</text:p>
      <text:p text:style-name="P4"><text:s text:c="5"/>* Add a new <text:alphabetical-index-mark-start text:id="IMark385073296" text:key1="annotation"/>query<text:alphabetical-index-mark-end text:id="IMark385073296"/> for this component.</text:p>
      <text:p text:style-name="P4"><text:s text:c="5"/>* </text:p>
      <text:p text:style-name="P4"><text:s text:c="5"/>* @param name</text:p>
      <text:p text:style-name="P4"><text:s text:c="5"/>* <text:s text:c="11"/>Name of the <text:alphabetical-index-mark-start text:id="IMark385074256" text:key1="annotation"/>query<text:alphabetical-index-mark-end text:id="IMark385074256"/> to add</text:p>
      <text:p text:style-name="P4"><text:s text:c="5"/>* @return The <text:alphabetical-index-mark-start text:id="IMark385073296" text:main-entry="true"/>QueryMetadata<text:alphabetical-index-mark-end text:id="IMark385073296"/></text:p>
      <text:p text:style-name="P4"><text:s text:c="5"/>*/</text:p>
      <text:p text:style-name="P4"><text:s text:c="4"/><text:alphabetical-index-mark-start text:id="IMark385073296" text:main-entry="true"/>QueryMetadata<text:alphabetical-index-mark-end text:id="IMark385073296"/> <text:alphabetical-index-mark-start text:id="IMark385074256" text:main-entry="true"/>newQueryMetadata<text:alphabetical-index-mark-end text:id="IMark385074256"/>(String name);</text:p>
      <text:p text:style-name="P4"/>
      <text:p text:style-name="P4"><text:s text:c="4"/>/**</text:p>
      <text:p text:style-name="P4"><text:s text:c="5"/>* Accessor for the number of named <text:alphabetical-index-mark-start text:id="IMark385073296" text:key1="annotation"/>queries<text:alphabetical-index-mark-end text:id="IMark385073296"/> defined for this component.</text:p>
      <text:p text:style-name="P4"><text:s text:c="5"/>* </text:p>
      <text:p text:style-name="P4"><text:s text:c="5"/>* @return The number of named <text:alphabetical-index-mark-start text:id="IMark385073296" text:key1="annotation"/>queries<text:alphabetical-index-mark-end text:id="IMark385073296"/></text:p>
      <text:p text:style-name="P4"><text:s text:c="5"/>*/</text:p>
      <text:p text:style-name="P4"><text:s text:c="4"/>int <text:alphabetical-index-mark-start text:id="IMark385073296" text:main-entry="true"/>getNumberOfQueries<text:alphabetical-index-mark-end text:id="IMark385073296"/>();</text:p>
      <text:p text:style-name="P4"><text:soft-page-break/></text:p>
      <text:p text:style-name="P4"><text:s text:c="4"/>/**</text:p>
      <text:p text:style-name="P4"><text:s text:c="5"/>* Accessor for all <text:alphabetical-index-mark-start text:id="IMark385074256" text:key1="annotation"/>FetchGroup<text:alphabetical-index-mark-end text:id="IMark385074256"/> defined on the component.</text:p>
      <text:p text:style-name="P4"><text:s text:c="5"/>* </text:p>
      <text:p text:style-name="P4"><text:s text:c="5"/>* @return The <text:alphabetical-index-mark-start text:id="IMark385074256" text:key1="annotation"/>FetchGroups<text:alphabetical-index-mark-end text:id="IMark385074256"/></text:p>
      <text:p text:style-name="P4"><text:s text:c="5"/>*/</text:p>
      <text:p text:style-name="P4"><text:s text:c="4"/><text:alphabetical-index-mark-start text:id="IMark385074256" text:main-entry="true"/>FetchGroupMetadata<text:alphabetical-index-mark-end text:id="IMark385074256"/>[] <text:alphabetical-index-mark-start text:id="IMark385073296" text:main-entry="true"/>getFetchGroups<text:alphabetical-index-mark-end text:id="IMark385073296"/>();</text:p>
      <text:p text:style-name="P4"/>
      <text:p text:style-name="P4"><text:s text:c="4"/>/**</text:p>
      <text:p text:style-name="P4"><text:s text:c="5"/>* Add a new <text:alphabetical-index-mark-start text:id="IMark385074256" text:key1="annotation"/>FetchGroup<text:alphabetical-index-mark-end text:id="IMark385074256"/> for this component.</text:p>
      <text:p text:style-name="P4"><text:s text:c="5"/>* </text:p>
      <text:p text:style-name="P4"><text:s text:c="5"/>* @param name Name of the <text:alphabetical-index-mark-start text:id="IMark385074256" text:key1="annotation"/>FetchGroup<text:alphabetical-index-mark-end text:id="IMark385074256"/></text:p>
      <text:p text:style-name="P4"><text:s text:c="5"/>* @return The <text:alphabetical-index-mark-start text:id="IMark385073296" text:main-entry="true"/>FetchGroupMetadata<text:alphabetical-index-mark-end text:id="IMark385073296"/></text:p>
      <text:p text:style-name="P4"><text:s text:c="5"/>*/</text:p>
      <text:p text:style-name="P5"><text:span text:style-name="T2"><text:s text:c="4"/></text:span><text:alphabetical-index-mark-start text:id="IMark385074256" text:main-entry="true"/><text:span text:style-name="T2">FetchGroupMetadata</text:span><text:alphabetical-index-mark-end text:id="IMark385074256"/><text:span text:style-name="T2"> </text:span><text:alphabetical-index-mark-start text:id="IMark385073296" text:main-entry="true"/><text:span text:style-name="T2">newFetchGroupMetadata</text:span><text:alphabetical-index-mark-end text:id="IMark385073296"/><text:span text:style-name="T2">(String name);</text:span></text:p>
      <text:p text:style-name="P4"/>
      <text:p text:style-name="P4"><text:s text:c="4"/>/**</text:p>
      <text:p text:style-name="P4"><text:s text:c="5"/>* Accessor for the number of <text:alphabetical-index-mark-start text:id="IMark385073296" text:key1="annotation"/>fetchGroups<text:alphabetical-index-mark-end text:id="IMark385073296"/> defined for this component.</text:p>
      <text:p text:style-name="P4"><text:s text:c="5"/>* </text:p>
      <text:p text:style-name="P4"><text:s text:c="5"/>* @return The number of fetch groups</text:p>
      <text:p text:style-name="P4"><text:s text:c="5"/>*/</text:p>
      <text:p text:style-name="P4"><text:s text:c="4"/>int getNumberOfFetchGroups();</text:p>
      <text:p text:style-name="P4"/>
      <text:p text:style-name="P4"><text:s text:c="4"/>/**</text:p>
      <text:p text:style-name="P4"><text:s text:c="5"/>* Accessor for all <text:alphabetical-index-mark-start text:id="IMark385074256" text:key1="annotation"/>column<text:alphabetical-index-mark-end text:id="IMark385074256"/>(s) defined on the <text:alphabetical-index-mark-start text:id="IMark385073296" text:key1="annotation"/>join<text:alphabetical-index-mark-end text:id="IMark385073296"/>.</text:p>
      <text:p text:style-name="P4"><text:s text:c="5"/>* </text:p>
      <text:p text:style-name="P4"><text:s text:c="5"/>* @return The <text:alphabetical-index-mark-start text:id="IMark385073296" text:key1="annotation"/>column<text:alphabetical-index-mark-end text:id="IMark385073296"/>(s)</text:p>
      <text:p text:style-name="P4"><text:s text:c="5"/>*/</text:p>
      <text:p text:style-name="P4"><text:s text:c="4"/>ColumnMetadata[] getColumns();</text:p>
      <text:p text:style-name="P4"/>
      <text:p text:style-name="P4"><text:s text:c="4"/>/**</text:p>
      <text:p text:style-name="P4"><text:s text:c="5"/>* Add a new <text:alphabetical-index-mark-start text:id="IMark385074256" text:key1="annotation"/>column<text:alphabetical-index-mark-end text:id="IMark385074256"/> for this <text:alphabetical-index-mark-start text:id="IMark385073296" text:key1="annotation"/>join<text:alphabetical-index-mark-end text:id="IMark385073296"/>.</text:p>
      <text:p text:style-name="P4"><text:s text:c="5"/>* </text:p>
      <text:p text:style-name="P4"><text:s text:c="5"/>* @return The ColumnMetadata</text:p>
      <text:p text:style-name="P4"><text:s text:c="5"/>*/</text:p>
      <text:p text:style-name="P4"><text:s text:c="4"/>ColumnMetadata newColumnMetadata();</text:p>
      <text:p text:style-name="P4"/>
      <text:p text:style-name="P4"><text:s text:c="4"/>/**</text:p>
      <text:p text:style-name="P4"><text:s text:c="5"/>* Accessor for the number of <text:alphabetical-index-mark-start text:id="IMark385074256" text:key1="annotation"/>columns<text:alphabetical-index-mark-end text:id="IMark385074256"/> defined for this <text:alphabetical-index-mark-start text:id="IMark385073296" text:key1="annotation"/>join<text:alphabetical-index-mark-end text:id="IMark385073296"/>.</text:p>
      <text:p text:style-name="P4"><text:s text:c="5"/>* </text:p>
      <text:p text:style-name="P4"><text:s text:c="5"/>* @return The number of <text:alphabetical-index-mark-start text:id="IMark385073296" text:key1="annotation"/>columns<text:alphabetical-index-mark-end text:id="IMark385073296"/></text:p>
      <text:p text:style-name="P4"><text:s text:c="5"/>*/</text:p>
      <text:p text:style-name="P4"><text:soft-page-break/><text:s text:c="4"/>int getNumberOfColumns();</text:p>
      <text:p text:style-name="P4">}</text:p>
      <text:p text:style-name="P4"/>
      <text:h text:style-name="P21" text:outline-level="3">Class Metadata</text:h>
      <text:p text:style-name="P3"><text:alphabetical-index-mark-start text:id="IMark385073296" text:main-entry="true"/>ClassMetadata<text:alphabetical-index-mark-end text:id="IMark385073296"/> represents metadata for a specific persistence-capable class.</text:p>
      <text:p text:style-name="P4">/**</text:p>
      <text:p text:style-name="P4"><text:s/>* Represents a class.</text:p>
      <text:p text:style-name="P4"><text:s/>* @since 2.3</text:p>
      <text:p text:style-name="P4"><text:s/>*/</text:p>
      <text:p text:style-name="P4">public interface <text:alphabetical-index-mark-start text:id="IMark385074256" text:main-entry="true"/>ClassMetadata<text:alphabetical-index-mark-end text:id="IMark385074256"/> extends <text:alphabetical-index-mark-start text:id="IMark385073296" text:main-entry="true"/>ComponentMetadata<text:alphabetical-index-mark-end text:id="IMark385073296"/> {</text:p>
      <text:p text:style-name="P4"><text:s text:c="4"/>/**</text:p>
      <text:p text:style-name="P4"><text:s text:c="5"/>* Method to define the persistence modifier.</text:p>
      <text:p text:style-name="P4"><text:s text:c="5"/>* @param mod persistence modifier</text:p>
      <text:p text:style-name="P4"><text:s text:c="5"/>*/</text:p>
      <text:p text:style-name="P4"><text:s text:c="4"/><text:alphabetical-index-mark-start text:id="IMark385074256" text:main-entry="true"/>ClassMetadata<text:alphabetical-index-mark-end text:id="IMark385074256"/> setPersistenceModifier(<text:alphabetical-index-mark-start text:id="IMark385073296" text:main-entry="true"/>ClassPersistenceModifier<text:alphabetical-index-mark-end text:id="IMark385073296"/> mod);</text:p>
      <text:p text:style-name="P4"/>
      <text:p text:style-name="P4"><text:s text:c="4"/>/**</text:p>
      <text:p text:style-name="P4"><text:s text:c="5"/>* Accessor for the persistence modifier.</text:p>
      <text:p text:style-name="P4"><text:s text:c="5"/>* @return persistence modifier</text:p>
      <text:p text:style-name="P4"><text:s text:c="5"/>*/</text:p>
      <text:p text:style-name="P4"><text:s text:c="4"/><text:alphabetical-index-mark-start text:id="IMark385073296" text:main-entry="true"/>ClassPersistenceModifier<text:alphabetical-index-mark-end text:id="IMark385073296"/> getPersistenceModifier();</text:p>
      <text:p text:style-name="P4"/>
      <text:p text:style-name="P4"><text:s text:c="4"/>/**</text:p>
      <text:p text:style-name="P4"><text:s text:c="5"/>* Add a new field to this class.</text:p>
      <text:p text:style-name="P4"><text:s text:c="5"/>* @param name Name of the field</text:p>
      <text:p text:style-name="P4"><text:s text:c="5"/>* @return The <text:alphabetical-index-mark-start text:id="IMark385074256" text:main-entry="true"/>FieldMetadata<text:alphabetical-index-mark-end text:id="IMark385074256"/></text:p>
      <text:p text:style-name="P4"><text:s text:c="5"/>*/</text:p>
      <text:p text:style-name="P4"><text:s text:c="4"/><text:alphabetical-index-mark-start text:id="IMark385074256" text:main-entry="true"/>FieldMetadata<text:alphabetical-index-mark-end text:id="IMark385074256"/> newFieldMetadata(String name);</text:p>
      <text:p text:style-name="P4"/>
      <text:p text:style-name="P4"><text:s text:c="4"/>/**</text:p>
      <text:p text:style-name="P4"><text:s text:c="5"/>* Add a new field to this class.</text:p>
      <text:p text:style-name="P4"><text:s text:c="5"/>* @param fld The field</text:p>
      <text:p text:style-name="P4"><text:s text:c="5"/>* @return The <text:alphabetical-index-mark-start text:id="IMark385073296" text:main-entry="true"/>FieldMetadata<text:alphabetical-index-mark-end text:id="IMark385073296"/></text:p>
      <text:p text:style-name="P4"><text:s text:c="5"/>*/</text:p>
      <text:p text:style-name="P4"><text:s text:c="4"/><text:alphabetical-index-mark-start text:id="IMark385073296" text:main-entry="true"/>FieldMetadata<text:alphabetical-index-mark-end text:id="IMark385073296"/> newFieldMetadata(Field fld);</text:p>
      <text:p text:style-name="P4">}</text:p>
      <text:p text:style-name="P4"/>
      <text:h text:style-name="P21" text:outline-level="3">Interface Metadata</text:h>
      <text:p text:style-name="P3"><text:alphabetical-index-mark-start text:id="IMark385073296" text:main-entry="true"/>InterfaceMetadata<text:alphabetical-index-mark-end text:id="IMark385073296"/> represents metadata for a specific persistence-capable interface.</text:p>
      <text:p text:style-name="P4">/**</text:p>
      <text:p text:style-name="P4"><text:s/>* Represents a <text:alphabetical-index-mark-start text:id="IMark385073296" text:key1="enum"/>persistent<text:alphabetical-index-mark-end text:id="IMark385073296"/>-interface.</text:p>
      <text:p text:style-name="P4"><text:soft-page-break/><text:s/>* @since 2.3</text:p>
      <text:p text:style-name="P4"><text:s/>*/</text:p>
      <text:p text:style-name="P4">public interface <text:alphabetical-index-mark-start text:id="IMark385074256" text:main-entry="true"/>InterfaceMetadata<text:alphabetical-index-mark-end text:id="IMark385074256"/> extends <text:alphabetical-index-mark-start text:id="IMark385073296" text:main-entry="true"/>ComponentMetadata<text:alphabetical-index-mark-end text:id="IMark385073296"/> {</text:p>
      <text:p text:style-name="P4"><text:s text:c="4"/></text:p>
      <text:p text:style-name="P4">}</text:p>
      <text:p text:style-name="P4"/>
      <text:h text:style-name="P21" text:outline-level="3">Field Metadata</text:h>
      <text:p text:style-name="P3"><text:alphabetical-index-mark-start text:id="IMark385074256" text:main-entry="true"/>FieldMetadata<text:alphabetical-index-mark-end text:id="IMark385074256"/> represents metadata for <text:alphabetical-index-mark-start text:id="IMark385073296" text:key1="enum"/>persistent<text:alphabetical-index-mark-end text:id="IMark385073296"/> fields.</text:p>
      <text:p text:style-name="P4">/**</text:p>
      <text:p text:style-name="P4"><text:s/>* Represents a field in a class.</text:p>
      <text:p text:style-name="P4"><text:s/>* @since 2.3</text:p>
      <text:p text:style-name="P4"><text:s/>*/</text:p>
      <text:p text:style-name="P4">public interface <text:alphabetical-index-mark-start text:id="IMark385074256" text:main-entry="true"/>FieldMetadata<text:alphabetical-index-mark-end text:id="IMark385074256"/> extends <text:alphabetical-index-mark-start text:id="IMark385073296" text:main-entry="true"/>MemberMetadata<text:alphabetical-index-mark-end text:id="IMark385073296"/> {</text:p>
      <text:p text:style-name="P4"/>
      <text:p text:style-name="P4">}</text:p>
      <text:p text:style-name="P4"/>
      <text:h text:style-name="P21" text:outline-level="3">Property Metadata</text:h>
      <text:p text:style-name="P3"><text:alphabetical-index-mark-start text:id="IMark385074256" text:main-entry="true"/>PropertyMetadata<text:alphabetical-index-mark-end text:id="IMark385074256"/> represents metadata for <text:alphabetical-index-mark-start text:id="IMark385073296" text:key1="enum"/>persistent<text:alphabetical-index-mark-end text:id="IMark385073296"/> properties.</text:p>
      <text:p text:style-name="P4">/**</text:p>
      <text:p text:style-name="P4"><text:s/>* Represents a property in a class/<text:alphabetical-index-mark-start text:id="IMark385073296" text:key1="enum"/>persistent<text:alphabetical-index-mark-end text:id="IMark385073296"/>-interface.</text:p>
      <text:p text:style-name="P4"><text:s/>* @since 2.3</text:p>
      <text:p text:style-name="P4"><text:s/>*/</text:p>
      <text:p text:style-name="P4">public interface <text:alphabetical-index-mark-start text:id="IMark385074256" text:main-entry="true"/>PropertyMetadata<text:alphabetical-index-mark-end text:id="IMark385074256"/> extends <text:alphabetical-index-mark-start text:id="IMark385073296" text:main-entry="true"/>MemberMetadata<text:alphabetical-index-mark-end text:id="IMark385073296"/> {</text:p>
      <text:p text:style-name="P4"><text:s text:c="4"/>/**</text:p>
      <text:p text:style-name="P4"><text:s text:c="5"/>* Method to set the field name (<text:alphabetical-index-mark-start text:id="IMark385073296" text:key1="enum"/>persistent<text:alphabetical-index-mark-end text:id="IMark385073296"/> interfaces)</text:p>
      <text:p text:style-name="P4"><text:s text:c="5"/>* </text:p>
      <text:p text:style-name="P4"><text:s text:c="5"/>* @param name field name</text:p>
      <text:p text:style-name="P4"><text:s text:c="5"/>*/</text:p>
      <text:p text:style-name="P4"><text:s text:c="4"/><text:alphabetical-index-mark-start text:id="IMark385073296" text:main-entry="true"/>PropertyMetadata<text:alphabetical-index-mark-end text:id="IMark385073296"/> setFieldName(String name);</text:p>
      <text:p text:style-name="P4"/>
      <text:p text:style-name="P4"><text:s text:c="4"/>/**</text:p>
      <text:p text:style-name="P4"><text:s text:c="5"/>* Accessor for the field name</text:p>
      <text:p text:style-name="P4"><text:s text:c="5"/>* </text:p>
      <text:p text:style-name="P4"><text:s text:c="5"/>* @return Field name</text:p>
      <text:p text:style-name="P4"><text:s text:c="5"/>*/</text:p>
      <text:p text:style-name="P4"><text:s text:c="4"/>String getFieldName();</text:p>
      <text:p text:style-name="P4">}</text:p>
      <text:p text:style-name="P4"/>
      <text:h text:style-name="P21" text:outline-level="3"><text:alphabetical-index-mark-start text:id="IMark385074256" text:key1="annotation"/>Query<text:alphabetical-index-mark-end text:id="IMark385074256"/> Metadata</text:h>
      <text:p text:style-name="P3"><text:alphabetical-index-mark-start text:id="IMark385074256" text:main-entry="true"/>QueryMetadata<text:alphabetical-index-mark-end text:id="IMark385074256"/> represents metadata for <text:alphabetical-index-mark-start text:id="IMark385073296" text:key1="annotation"/>queries<text:alphabetical-index-mark-end text:id="IMark385073296"/>.</text:p>
      <text:p text:style-name="P4"><text:soft-page-break/>/**</text:p>
      <text:p text:style-name="P4"><text:s/>* Represents a named <text:alphabetical-index-mark-start text:id="IMark385073296" text:key1="annotation"/>query<text:alphabetical-index-mark-end text:id="IMark385073296"/>.</text:p>
      <text:p text:style-name="P4"><text:s/>* @since 2.3</text:p>
      <text:p text:style-name="P4"><text:s/>*/</text:p>
      <text:p text:style-name="P4">public interface <text:alphabetical-index-mark-start text:id="IMark385074256" text:main-entry="true"/>QueryMetadata<text:alphabetical-index-mark-end text:id="IMark385074256"/> extends Metadata {</text:p>
      <text:p text:style-name="P4"><text:s text:c="4"/>/**</text:p>
      <text:p text:style-name="P4"><text:s text:c="5"/>* Accessor for the name of the <text:alphabetical-index-mark-start text:id="IMark385074256" text:key1="annotation"/>query<text:alphabetical-index-mark-end text:id="IMark385074256"/> (set on construction).</text:p>
      <text:p text:style-name="P4"><text:s text:c="5"/>* </text:p>
      <text:p text:style-name="P4"><text:s text:c="5"/>* @return The name</text:p>
      <text:p text:style-name="P4"><text:s text:c="5"/>*/</text:p>
      <text:p text:style-name="P4"><text:s text:c="4"/>String <text:alphabetical-index-mark-start text:id="IMark385074256" text:main-entry="true"/>getName<text:alphabetical-index-mark-end text:id="IMark385074256"/>();</text:p>
      <text:p text:style-name="P4"/>
      <text:p text:style-name="P4"><text:s text:c="4"/>/**</text:p>
      <text:p text:style-name="P4"><text:s text:c="5"/>* Method to set the language of the <text:alphabetical-index-mark-start text:id="IMark385073296" text:key1="annotation"/>query<text:alphabetical-index-mark-end text:id="IMark385073296"/>.</text:p>
      <text:p text:style-name="P4"><text:s text:c="5"/>* </text:p>
      <text:p text:style-name="P4"><text:s text:c="5"/>* @param lang <text:alphabetical-index-mark-start text:id="IMark385073296" text:key1="annotation"/>Query<text:alphabetical-index-mark-end text:id="IMark385073296"/> language</text:p>
      <text:p text:style-name="P4"><text:s text:c="5"/>*/</text:p>
      <text:p text:style-name="P4"><text:s text:c="4"/><text:alphabetical-index-mark-start text:id="IMark385073296" text:main-entry="true"/>QueryMetadata<text:alphabetical-index-mark-end text:id="IMark385073296"/> setLanguage(String lang);</text:p>
      <text:p text:style-name="P4"/>
      <text:p text:style-name="P4"><text:s text:c="4"/>/**</text:p>
      <text:p text:style-name="P4"><text:s text:c="5"/>* Accessor for the <text:alphabetical-index-mark-start text:id="IMark385074256" text:key1="annotation"/>query<text:alphabetical-index-mark-end text:id="IMark385074256"/> language.</text:p>
      <text:p text:style-name="P4"><text:s text:c="5"/>* </text:p>
      <text:p text:style-name="P4"><text:s text:c="5"/>* @return The language</text:p>
      <text:p text:style-name="P4"><text:s text:c="5"/>*/</text:p>
      <text:p text:style-name="P4"><text:s text:c="4"/>String getLanguage();</text:p>
      <text:p text:style-name="P4"/>
      <text:p text:style-name="P4"><text:s text:c="4"/>/**</text:p>
      <text:p text:style-name="P4"><text:s text:c="5"/>* Method to set the single-string <text:alphabetical-index-mark-start text:id="IMark385073296" text:key1="annotation"/>query<text:alphabetical-index-mark-end text:id="IMark385073296"/>.</text:p>
      <text:p text:style-name="P4"><text:s text:c="5"/>* </text:p>
      <text:p text:style-name="P4"><text:s text:c="5"/>* @param <text:alphabetical-index-mark-start text:id="IMark385073296" text:key1="annotation"/>query<text:alphabetical-index-mark-end text:id="IMark385073296"/> The <text:alphabetical-index-mark-start text:id="IMark385074256" text:key1="annotation"/>query<text:alphabetical-index-mark-end text:id="IMark385074256"/></text:p>
      <text:p text:style-name="P4"><text:s text:c="5"/>*/</text:p>
      <text:p text:style-name="P4"><text:s text:c="4"/><text:alphabetical-index-mark-start text:id="IMark385074256" text:main-entry="true"/>QueryMetadata<text:alphabetical-index-mark-end text:id="IMark385074256"/> setQuery(String <text:alphabetical-index-mark-start text:id="IMark385073296" text:key1="annotation"/>query<text:alphabetical-index-mark-end text:id="IMark385073296"/>);</text:p>
      <text:p text:style-name="P4"/>
      <text:p text:style-name="P4"><text:s text:c="4"/>/**</text:p>
      <text:p text:style-name="P4"><text:s text:c="5"/>* Accessor for the single-string <text:alphabetical-index-mark-start text:id="IMark385074256" text:key1="annotation"/>query<text:alphabetical-index-mark-end text:id="IMark385074256"/>.</text:p>
      <text:p text:style-name="P4"><text:s text:c="5"/>* </text:p>
      <text:p text:style-name="P4"><text:s text:c="5"/>* @return The <text:alphabetical-index-mark-start text:id="IMark385074256" text:key1="annotation"/>query<text:alphabetical-index-mark-end text:id="IMark385074256"/></text:p>
      <text:p text:style-name="P4"><text:s text:c="5"/>*/</text:p>
      <text:p text:style-name="P4"><text:s text:c="4"/>String getQuery();</text:p>
      <text:p text:style-name="P4"/>
      <text:p text:style-name="P4"><text:s text:c="4"/>/**</text:p>
      <text:p text:style-name="P4"><text:s text:c="5"/>* Method to set the result class name for the <text:alphabetical-index-mark-start text:id="IMark385073296" text:key1="annotation"/>query<text:alphabetical-index-mark-end text:id="IMark385073296"/></text:p>
      <text:p text:style-name="P4"><text:soft-page-break/><text:s text:c="5"/>* </text:p>
      <text:p text:style-name="P4"><text:s text:c="5"/>* @param clsName Result class name</text:p>
      <text:p text:style-name="P4"><text:s text:c="5"/>*/</text:p>
      <text:p text:style-name="P4"><text:s text:c="4"/><text:alphabetical-index-mark-start text:id="IMark385073296" text:main-entry="true"/>QueryMetadata<text:alphabetical-index-mark-end text:id="IMark385073296"/> setResultClass(String clsName);</text:p>
      <text:p text:style-name="P4"/>
      <text:p text:style-name="P4"><text:s text:c="4"/>/**</text:p>
      <text:p text:style-name="P4"><text:s text:c="5"/>* Accessor for the result class name for the <text:alphabetical-index-mark-start text:id="IMark385074256" text:key1="annotation"/>query<text:alphabetical-index-mark-end text:id="IMark385074256"/>.</text:p>
      <text:p text:style-name="P4"><text:s text:c="5"/>* </text:p>
      <text:p text:style-name="P4"><text:s text:c="5"/>* @return The result class name</text:p>
      <text:p text:style-name="P4"><text:s text:c="5"/>*/</text:p>
      <text:p text:style-name="P4"><text:s text:c="4"/>String getResultClass();</text:p>
      <text:p text:style-name="P4"/>
      <text:p text:style-name="P4"><text:s text:c="4"/>/**</text:p>
      <text:p text:style-name="P4"><text:s text:c="5"/>* Method to set if the <text:alphabetical-index-mark-start text:id="IMark385073296" text:key1="annotation"/>query<text:alphabetical-index-mark-end text:id="IMark385073296"/> results are <text:alphabetical-index-mark-start text:id="IMark385074256" text:key1="annotation"/>unique<text:alphabetical-index-mark-end text:id="IMark385074256"/></text:p>
      <text:p text:style-name="P4"><text:s text:c="5"/>* </text:p>
      <text:p text:style-name="P4"><text:s text:c="5"/>* @param <text:alphabetical-index-mark-start text:id="IMark385074256" text:key1="annotation"/>unique<text:alphabetical-index-mark-end text:id="IMark385074256"/> Whether they are <text:alphabetical-index-mark-start text:id="IMark385073296" text:key1="annotation"/>unique<text:alphabetical-index-mark-end text:id="IMark385073296"/></text:p>
      <text:p text:style-name="P4"><text:s text:c="5"/>*/</text:p>
      <text:p text:style-name="P4"><text:s text:c="4"/><text:alphabetical-index-mark-start text:id="IMark385073296" text:main-entry="true"/>QueryMetadata<text:alphabetical-index-mark-end text:id="IMark385073296"/> setUnique(boolean <text:alphabetical-index-mark-start text:id="IMark385074256" text:key1="annotation"/>unique<text:alphabetical-index-mark-end text:id="IMark385074256"/>);</text:p>
      <text:p text:style-name="P4"/>
      <text:p text:style-name="P4"><text:s text:c="4"/>/**</text:p>
      <text:p text:style-name="P4"><text:s text:c="5"/>* Accessor for whether results from the <text:alphabetical-index-mark-start text:id="IMark385073296" text:key1="annotation"/>query<text:alphabetical-index-mark-end text:id="IMark385073296"/> are <text:alphabetical-index-mark-start text:id="IMark385074256" text:key1="annotation"/>unique<text:alphabetical-index-mark-end text:id="IMark385074256"/></text:p>
      <text:p text:style-name="P4"><text:s text:c="5"/>* </text:p>
      <text:p text:style-name="P4"><text:s text:c="5"/>* @return Results are <text:alphabetical-index-mark-start text:id="IMark385074256" text:key1="annotation"/>unique<text:alphabetical-index-mark-end text:id="IMark385074256"/>?</text:p>
      <text:p text:style-name="P4"><text:s text:c="5"/>*/</text:p>
      <text:p text:style-name="P4"><text:s text:c="4"/>Boolean getUnique();</text:p>
      <text:p text:style-name="P4"/>
      <text:p text:style-name="P4"><text:s text:c="4"/>/**</text:p>
      <text:p text:style-name="P4"><text:s text:c="5"/>* Method to set the <text:alphabetical-index-mark-start text:id="IMark385073296" text:key1="annotation"/>query<text:alphabetical-index-mark-end text:id="IMark385073296"/> as not being modifiable from now.</text:p>
      <text:p text:style-name="P4"><text:s text:c="5"/>*/</text:p>
      <text:p text:style-name="P4"><text:s text:c="4"/><text:alphabetical-index-mark-start text:id="IMark385073296" text:main-entry="true"/>QueryMetadata<text:alphabetical-index-mark-end text:id="IMark385073296"/> setUnmodifiable();</text:p>
      <text:p text:style-name="P4"/>
      <text:p text:style-name="P4"><text:s text:c="4"/>/**</text:p>
      <text:p text:style-name="P4"><text:s text:c="5"/>* Accessor for whether the <text:alphabetical-index-mark-start text:id="IMark385074256" text:key1="annotation"/>query<text:alphabetical-index-mark-end text:id="IMark385074256"/> is unmodifiable.</text:p>
      <text:p text:style-name="P4"><text:s text:c="5"/>* </text:p>
      <text:p text:style-name="P4"><text:s text:c="5"/>* @return Can’t be changed?</text:p>
      <text:p text:style-name="P4"><text:s text:c="5"/>*/</text:p>
      <text:p text:style-name="P4"><text:s text:c="4"/>boolean getUnmodifiable();</text:p>
      <text:p text:style-name="P4"/>
      <text:p text:style-name="P4"><text:s text:c="4"/>/**</text:p>
      <text:p text:style-name="P4"><text:s text:c="5"/>* Method to set the <text:alphabetical-index-mark-start text:id="IMark385073296" text:key1="annotation"/>FetchPlan<text:alphabetical-index-mark-end text:id="IMark385073296"/> to use for this named <text:alphabetical-index-mark-start text:id="IMark385074256" text:key1="annotation"/>query<text:alphabetical-index-mark-end text:id="IMark385074256"/>.</text:p>
      <text:p text:style-name="P4"><text:s text:c="5"/>* </text:p>
      <text:p text:style-name="P4"><text:s text:c="5"/>* @param fetchPlanName name of the <text:alphabetical-index-mark-start text:id="IMark385074256" text:key1="annotation"/>FetchPlan<text:alphabetical-index-mark-end text:id="IMark385074256"/></text:p>
      <text:p text:style-name="P4"><text:soft-page-break/><text:s text:c="5"/>*/</text:p>
      <text:p text:style-name="P4"><text:s text:c="4"/><text:alphabetical-index-mark-start text:id="IMark385074256" text:main-entry="true"/>QueryMetadata<text:alphabetical-index-mark-end text:id="IMark385074256"/> setFetchPlan(String fetchPlanName);</text:p>
      <text:p text:style-name="P4"/>
      <text:p text:style-name="P4"><text:s text:c="4"/>/**</text:p>
      <text:p text:style-name="P4"><text:s text:c="5"/>* Accessor for the name of a fetch plan to use (if any).</text:p>
      <text:p text:style-name="P4"><text:s text:c="5"/>* </text:p>
      <text:p text:style-name="P4"><text:s text:c="5"/>* @return The fetch plan name</text:p>
      <text:p text:style-name="P4"><text:s text:c="5"/>*/</text:p>
      <text:p text:style-name="P4"><text:s text:c="4"/>String getFetchPlan();</text:p>
      <text:p text:style-name="P4">}</text:p>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6:01:14.64</meta:creation-date>
    <meta:editing-duration>PT2H35M25S</meta:editing-duration>
    <meta:generator>OpenOffice.org/3.4.1$Unix OpenOffice.org_project/341m1$Build-9593</meta:generator>
    <dc:title>JDO_Chapter</dc:title>
    <dc:date>2012-10-11T23:10:11</dc:date>
    <dc:creator>Craig Russell</dc:creator>
    <meta:document-statistic meta:table-count="1" meta:image-count="3" meta:object-count="0" meta:page-count="55" meta:paragraph-count="2166" meta:word-count="9126" meta:character-count="658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